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67cm"/>
    </style:style>
    <style:style style:name="co3" style:family="table-column">
      <style:table-column-properties fo:break-before="auto" style:column-width="2.932cm"/>
    </style:style>
    <style:style style:name="co4" style:family="table-column">
      <style:table-column-properties fo:break-before="auto" style:column-width="0.631cm"/>
    </style:style>
    <style:style style:name="co5" style:family="table-column">
      <style:table-column-properties fo:break-before="auto" style:column-width="2.879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ados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Nacion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delli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bejorral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briaqu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lejandr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mag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malf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de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ngelopoli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ngostur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nor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ntioqu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nz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arta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rbolet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rge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rme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arbos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elmir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el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eta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etul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oliva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riceñ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uritic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ace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aice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alda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ampament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ñasgorda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aracol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araman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arep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rmen De Vibora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aroli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aucas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higoro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isnero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Cocorn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Concepc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cord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pacaba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abeib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on Matia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Ebejic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El Bag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ntrerri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nviga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redo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rontin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iral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Girardot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Gomez Pla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ranad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uadalup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Guarn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Guatap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elico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Hispan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Itagu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Ituang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Jard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Jeric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La Cej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La Estrell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La Pintad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La Un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Libori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ace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rinill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ontebell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Murind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Muta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ariñ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Necocl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Nech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Olay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eño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eq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ueblorric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Puerto Berr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uerto Na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uerto Triunf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Remedi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Ret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ioneg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abanalarg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abane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alga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San And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an Carl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an Francisc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San Jeronim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San Jose De La Montañ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San Juan De Urab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an Lui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an Pedr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San Pedro De Urab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an Rafa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an Roq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an Vice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anta Barbar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anta Rosa De Os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anto Doming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antuar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egov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Sonso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Sopetra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Tamesi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Taraz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ars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Titirib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ole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urb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Urami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Urra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Valdiv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Valparais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Vegach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Venec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Vigia Del Fuert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Yal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Yarumal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Yolomb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Yon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Zaragoz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Barranquill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Barano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Campo De La Cruz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andelari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alap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Juan De Acost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Luruac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alambo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Manati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Palmar De Varel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ioj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olo Nuev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oneder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uerto Colombi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Repel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abanagrand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abanalarg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anta Luci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anto Toma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Soledad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Suan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Tubar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Usiacuri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Bogota D.C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artagen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Achi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Altos Del Rosari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rena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Arjon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Arroyohond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Barranco De Lob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Calama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Cantagall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Cicuc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Cordob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Clemenci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El Carmen De Boliva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El Guam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El Peñ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Hatillo De Lob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Magang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ahat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Margarit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Maria La Baj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Montecrist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Mompo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oral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Pinillo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Regido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Rio Viej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San Cristoba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an Estanisla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an Fernand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an Jacint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an Jacinto Del Cauc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an Juan De Nepomucen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San Martin De Lob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an Pabl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anta Catalin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anta Ros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Santa Rosa Del Sur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Simiti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oplavient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Talaigua Nuev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Tiquisi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Turbaco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Turban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Villanuev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Zambran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Tunj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Almeid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Aquitani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Arcabuco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Bele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Berbeo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Beteitiv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Boavi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Boyac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Briceñ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Buenavis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Busban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Calda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Campohermos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Cerin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Chinavi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Chiquinquir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Chisca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Ch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Chitaraq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Chiva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Cieneg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Comb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Cope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Corrale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Covarachi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Cubar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Cuca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Cuitiv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Chiqui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Chivo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Duitam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El Cocuy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El Espin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Firavitob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Flores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Gachantiv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Game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Garago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Guacamaya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Guatequ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Guaya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Guica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I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Jenesano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Jeric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Labranzagrand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La Capill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a Victori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La Uv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Villa De Leyv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Macanal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Maripi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Miraflore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ongu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Mongui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Moniquir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Motav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uz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Nobs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Nuevo Colon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Oica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Otanch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achavi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Paez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aip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Pajarit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Panqueb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Paun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Pay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az Del Ri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esc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isb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Puerto Boyac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Quipam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Ramiriqui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Raquir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Rondon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Saboy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Sachic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Samac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San Eduardo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San Jose De Par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an Luis De Gacen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an Mate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an Miguel De Sem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San Pablo De Borbu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antan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Santa Mari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anta Rosa De Viterbo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Santa Sofi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ativanort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ativasu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iachoqu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Soa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Soco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Soch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Sogamos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Somondoc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Sor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Sotaquir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Sorac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Susacon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Sutamarchan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utatenz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Tasc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Tenz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Tiban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Tibasos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Tinjac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Tipacoq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Toc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Togui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Topag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To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Tunungu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Turmeq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Tut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Tutas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Umbit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Ventaquemada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Viracach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Zetaquira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anizal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Aguada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Anserm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Aranzazu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Belalcazar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Chinchin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iladelf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La Dorad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La Merced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Manzanar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Marmat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arquetal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Maruland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Neir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Norcasi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Pacor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Palestin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Pensilvan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Riosuci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Risarald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alamin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aman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an Jos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Sup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Victori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Villamar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Viterb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Florenc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Albani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Belen Andaqui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Cartagena Del Chair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Curill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El Doncell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El Paujil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La Montañit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Milan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Morelia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Puerto Rico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San Jose De Fragu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San <text:s/>Vicente Del Caguan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Solan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Solit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Valparaiso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Popayan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Almague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Argeli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Balbo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Boliva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Buenos Aire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Cajibi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Caldon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Calot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Corint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El Tamb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Florenci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Guapi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Inz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Jambal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La Sierr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La Veg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Lopez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Mercadere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irand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Morale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Padill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Paez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Patia (EL Bordo)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Piamonte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Piendam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Puerto Tejad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Purac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Rosa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San Sebastian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antander De Quilicha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anta Ros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Silvi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otar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Suarez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Sucre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Timbio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Timbiqui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Toribio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Totor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Villa Ric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Valledupar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Aguachic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Agustin Codazzi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Astre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Becerril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Bosconi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Chimichagu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Chiriguan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Curumani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 Copey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 Pas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Gamarr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Gonzalez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La Glori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La Jagua De Ibiric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Manaur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Pailita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Pelay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Pueblo Bell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Rio De Or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Robles (LA Paz)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an Albert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an Dieg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San Marti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Tamalameque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Monteri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Ayapel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Buenavist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Canalete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Ceret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Chima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Chinu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Cienaga De Or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Cotorr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La Apartad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Lorica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Los Cordoba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Momil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Monteliban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Moñito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Planeta Ric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Pueblo Nuev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Puerto Escondid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Puerto Libertador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Purisima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Sahagun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San Andres Sotavent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San Anter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San Bernardo Vient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San Carlo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San Pelay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Tierralt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Valenci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Agua De Dios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Alba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Anapoi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Anolaim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Arbelaez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Beltra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Bituim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Bojac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Cabrer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achipay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Cajic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Caparrapi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Caquez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Carmen De Carup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Chaguani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string">
            <text:p>Chi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Chipaqu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string">
            <text:p>Choachi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4">
            <text:p>474</text:p>
          </table:table-cell>
          <table:table-cell office:value-type="string">
            <text:p>Chocon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Cogu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Cot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string">
            <text:p>Cucunub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El Colegio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string">
            <text:p>El Peño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El Rosal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Facatativ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Fomeq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Fosc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Funz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Fuquen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Fusagasug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Gachal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Gachancip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Gache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Ga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Girardo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Granad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Guache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Guadua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Guasc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Guataqui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Guatavi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Guayabal De Siqui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Guayabetal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Gutierrez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Jerusalen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Juni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La Caler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La Mes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La Pal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La Peñ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La Veg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Lenguazaq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Mache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Madrid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Man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Medin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Mosquer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Nariño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string">
            <text:p>Nemoco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Nil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Nimai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ocaim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office:value-type="string">
            <text:p>Venecia (OSPINA Perez)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ach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Paim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Pandi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Paratebuen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Pasc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Puerto Salgar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Puli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Quebradanegr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Quetam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Quipil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Rafael Reye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Ricaurt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an <text:s/>Antonio Del <text:s/>Tequendam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San Bernard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San Cayetan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San Francisco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San Juan De Riosec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Sasaim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Sesquil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39">
            <text:p>539</text:p>
          </table:table-cell>
          <table:table-cell office:value-type="string">
            <text:p>Sibat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Silvani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Simijac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Soach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Sop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Subachoq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Suesc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46">
            <text:p>546</text:p>
          </table:table-cell>
          <table:table-cell office:value-type="string">
            <text:p>Supa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Sus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Sutataus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Tabi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Taus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Ten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Tenjo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Tibacuy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Tibirit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Tocaim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56">
            <text:p>556</text:p>
          </table:table-cell>
          <table:table-cell office:value-type="string">
            <text:p>Tocancip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57">
            <text:p>557</text:p>
          </table:table-cell>
          <table:table-cell office:value-type="string">
            <text:p>Topaipi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58">
            <text:p>558</text:p>
          </table:table-cell>
          <table:table-cell office:value-type="string">
            <text:p>Ubal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Ubaqu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string">
            <text:p>Ubat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Un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2">
            <text:p>562</text:p>
          </table:table-cell>
          <table:table-cell office:value-type="string">
            <text:p>Utic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Vergar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4">
            <text:p>564</text:p>
          </table:table-cell>
          <table:table-cell office:value-type="string">
            <text:p>Viani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string">
            <text:p>Villagomez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6">
            <text:p>566</text:p>
          </table:table-cell>
          <table:table-cell office:value-type="string">
            <text:p>Villapinzo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Villet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Viot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office:value-type="string">
            <text:p>Yacopi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Zipacon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71">
            <text:p>571</text:p>
          </table:table-cell>
          <table:table-cell office:value-type="string">
            <text:p>Zipaquir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72">
            <text:p>572</text:p>
          </table:table-cell>
          <table:table-cell office:value-type="string">
            <text:p>Quibd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Acandi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74">
            <text:p>574</text:p>
          </table:table-cell>
          <table:table-cell office:value-type="string">
            <text:p>Alto Baudo (PIE De Pato)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Atrat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Bagad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77">
            <text:p>577</text:p>
          </table:table-cell>
          <table:table-cell office:value-type="string">
            <text:p>Bahia Solano (MUTIS)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78">
            <text:p>578</text:p>
          </table:table-cell>
          <table:table-cell office:value-type="string">
            <text:p>Bajo Baudo (PIZARRO)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Bojaya (BELLAVISTA)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Canton De San Pabl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Carmen Del Darien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82">
            <text:p>582</text:p>
          </table:table-cell>
          <table:table-cell office:value-type="string">
            <text:p>Certegui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Condot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El Carme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Litoral Del San Jua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Istmin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Jurad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Llor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Medio Atrat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string">
            <text:p>Medio Baud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Medio San Juan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office:value-type="string">
            <text:p>Novit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3">
            <text:p>593</text:p>
          </table:table-cell>
          <table:table-cell office:value-type="string">
            <text:p>Nuqui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Rio Ir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Rio Quit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Riosuci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7">
            <text:p>597</text:p>
          </table:table-cell>
          <table:table-cell office:value-type="string">
            <text:p>San Jose Del Palmar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8">
            <text:p>598</text:p>
          </table:table-cell>
          <table:table-cell office:value-type="string">
            <text:p>Sipi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99">
            <text:p>599</text:p>
          </table:table-cell>
          <table:table-cell office:value-type="string">
            <text:p>Tado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Ungui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Union Panamerican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Neiv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ceved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Agrad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Aip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Algecira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Altam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Baray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Campoalegr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Colombia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Elias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Garzon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Gigant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Guadalup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Hob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Iqui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Isno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La Argentin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La Plata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Natag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Oporap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Paicol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Palerm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Palestin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Pital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Pitalit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Rive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Saladoblanco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San Agustin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Santa Mari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uaz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Tarqui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Tesali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Tello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Teruel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office:value-type="string">
            <text:p>Timan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Villavieja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office:value-type="string">
            <text:p>Yaguar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Riohach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Albani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Barrancas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Dibulla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Distraccion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El Molino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Fonsec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Hatonuevo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La Jagua Del Pilar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Maicao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Manaur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San Juan Del Cesar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Uribi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Urumit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Villanuev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Santa Marta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Algarrob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Aracataca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57">
            <text:p>657</text:p>
          </table:table-cell>
          <table:table-cell office:value-type="string">
            <text:p>Ariguani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Cerro San Antonio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Chivolo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string">
            <text:p>Cienag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Concordi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El Banc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El Piño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El Reten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string">
            <text:p>Fundacio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Guamal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Nueva Granad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Pedraz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Pijiño Del Carme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Pivijay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Plat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Puebloviej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Remolin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Sabanas De San Angel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Salamina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San Sebastian De Buenavista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77">
            <text:p>677</text:p>
          </table:table-cell>
          <table:table-cell office:value-type="string">
            <text:p>San Zeno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Santa An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Santa Barbara De Pint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Sitionuev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Tenerife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82">
            <text:p>682</text:p>
          </table:table-cell>
          <table:table-cell office:value-type="string">
            <text:p>Zapaya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Zona Bananer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Villavicenci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Acacias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686">
            <text:p>686</text:p>
          </table:table-cell>
          <table:table-cell office:value-type="string">
            <text:p>Barranca De Upi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Cabuyar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Castilla La Nuev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Cubarral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Cumaral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El Calvari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El Castill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El Dorad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Fuente De Or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Granad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Guamal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office:value-type="string">
            <text:p>Mapiripa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Mesetas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La Macaren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La Uribe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Lejanias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Puerto Concordia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Puerto Gaitan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Puerto Lopez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Puerto Lleras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Puerto Ric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Restrepo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an Carlos De Guaro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San Juan De Aram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San Juanito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San Marti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Vista Hermos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Past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Alba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Aldan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Ancuy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Arboled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Barbacoas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19">
            <text:p>719</text:p>
          </table:table-cell>
          <table:table-cell office:value-type="string">
            <text:p>Bele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Buesac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21">
            <text:p>721</text:p>
          </table:table-cell>
          <table:table-cell office:value-type="string">
            <text:p>Colon-Genov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Consac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Contader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Cordob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string">
            <text:p>Cuaspud-Carlosam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Cumbal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Cumbitar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28">
            <text:p>728</text:p>
          </table:table-cell>
          <table:table-cell office:value-type="string">
            <text:p>Chachagui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El Charc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El Peñol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El Rosari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office:value-type="string">
            <text:p>El Tablo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El Tamb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Fun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Guachucal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Guaitarill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37">
            <text:p>737</text:p>
          </table:table-cell>
          <table:table-cell office:value-type="string">
            <text:p>Gualmata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Iles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39">
            <text:p>739</text:p>
          </table:table-cell>
          <table:table-cell office:value-type="string">
            <text:p>Imu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Ipial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La Cruz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La Florid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La Llanad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La Tol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La Unio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Leiv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Linar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Los Andes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49">
            <text:p>749</text:p>
          </table:table-cell>
          <table:table-cell office:value-type="string">
            <text:p>Magui-Paya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Mallam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Mosquer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Nariñ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Olaya Herrer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Ospin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Francisco Pizarr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Policarp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57">
            <text:p>757</text:p>
          </table:table-cell>
          <table:table-cell office:value-type="string">
            <text:p>Potosi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Providenci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Puerr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Pupial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Ricaurt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Roberto Paya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Samanieg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Sandon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an Bernard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San Lorenz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San Pabl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San Pedro De Cartag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Santa Barbar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Santacruz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Sapuy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Taminang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Tangu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Tumac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Tuquerres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Yacuanquer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77">
            <text:p>777</text:p>
          </table:table-cell>
          <table:table-cell office:value-type="string">
            <text:p>Cucut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Abreg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Arboleda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Bochalem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Bucarasic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Cacot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Cachir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Chinacot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Chitag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Convencion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Cucutill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Durani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El Carmen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El Tarr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El Zuli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Gramalote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93">
            <text:p>793</text:p>
          </table:table-cell>
          <table:table-cell office:value-type="string">
            <text:p>Hacari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94">
            <text:p>794</text:p>
          </table:table-cell>
          <table:table-cell office:value-type="string">
            <text:p>Herran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Labatec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La Esperanz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La Play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Los Patio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Lourde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Mutiscu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Ocañ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Pamplon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Pamplonit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Puerto Santander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Ragonvali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Salazar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an Calixt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San Cayetan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Santiag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Sardinat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ilo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Teorama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813">
            <text:p>813</text:p>
          </table:table-cell>
          <table:table-cell office:value-type="string">
            <text:p>Tibu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Toledo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office:value-type="string">
            <text:p>Villacar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Villa Del Rosari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Armeni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Buenavista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819">
            <text:p>819</text:p>
          </table:table-cell>
          <table:table-cell office:value-type="string">
            <text:p>Calarc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Circasia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Cordob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Filandia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Genov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La Tebaid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Montenegr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Pija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Quimbay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Salent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Pereira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Ap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Balboa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string">
            <text:p>Belen De Umbr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Dosquebradas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34">
            <text:p>834</text:p>
          </table:table-cell>
          <table:table-cell office:value-type="string">
            <text:p>Guatic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La Cel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La Virgin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Marsella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38">
            <text:p>838</text:p>
          </table:table-cell>
          <table:table-cell office:value-type="string">
            <text:p>Mistrato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Pueblo Rico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Quinch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Santa Rosa De Cabal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antuario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Bucaramang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Aguad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Albani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Aratoc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Barbos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Barichar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Barrancabermej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Betuli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Bolivar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Cabrer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Californi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Capitanej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Carcasi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Cepi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Cerrit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office:value-type="string">
            <text:p>Charal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Char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Chim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Chipa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Cimitarr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Concepci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Confines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Contrataci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Coromor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67">
            <text:p>867</text:p>
          </table:table-cell>
          <table:table-cell office:value-type="string">
            <text:p>Curiti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El Carme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El Guacamay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El Peñon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71">
            <text:p>871</text:p>
          </table:table-cell>
          <table:table-cell office:value-type="string">
            <text:p>El Play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Encin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Encis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74">
            <text:p>874</text:p>
          </table:table-cell>
          <table:table-cell office:value-type="string">
            <text:p>Floria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Floridablanc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office:value-type="string">
            <text:p>Gala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Gambit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78">
            <text:p>878</text:p>
          </table:table-cell>
          <table:table-cell office:value-type="string">
            <text:p>Gir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Guac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Guadalup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Guapot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82">
            <text:p>882</text:p>
          </table:table-cell>
          <table:table-cell office:value-type="string">
            <text:p>Guavat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83">
            <text:p>883</text:p>
          </table:table-cell>
          <table:table-cell office:value-type="string">
            <text:p>Gueps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Hat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string">
            <text:p>Jesus Mari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86">
            <text:p>886</text:p>
          </table:table-cell>
          <table:table-cell office:value-type="string">
            <text:p>Jorda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La Bellez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88">
            <text:p>888</text:p>
          </table:table-cell>
          <table:table-cell office:value-type="string">
            <text:p>Landazuri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La Paz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Lebrij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Los Santo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Macaravit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893">
            <text:p>893</text:p>
          </table:table-cell>
          <table:table-cell office:value-type="string">
            <text:p>Malag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Matanz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Mogote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Molagavi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Ocamont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Oib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Onzag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Palmar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Palmas Del Socorro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Param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Piedecues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Pinchot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Puente Nacional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Puerto Parr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Puerto Wilche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Rionegr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abana De Torres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San Andre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an Benit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San Gil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San Joaquin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San Jose De Mirand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San Miguel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16">
            <text:p>916</text:p>
          </table:table-cell>
          <table:table-cell office:value-type="string">
            <text:p>San Vicente De Chucuri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Santa Barbar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Santa Helen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Simaco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Socorr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Suai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Sucre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23">
            <text:p>923</text:p>
          </table:table-cell>
          <table:table-cell office:value-type="string">
            <text:p>Surat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Tona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Valle San Jose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Velez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Veta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Villanuev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Zapatoc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Sincelej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Buenavist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Caimit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Colos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Corozal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Coveña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Chalan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El Robl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Galera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Guaranda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string">
            <text:p>La Union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Los Palmito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Majagual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Morro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Oveja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Palmito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46">
            <text:p>946</text:p>
          </table:table-cell>
          <table:table-cell office:value-type="string">
            <text:p>Sampue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San Benito Abad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San Juan De Betuli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San Marco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San Onofr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San Pedro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52">
            <text:p>952</text:p>
          </table:table-cell>
          <table:table-cell office:value-type="string">
            <text:p>Sinc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Sucre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Tolu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office:value-type="string">
            <text:p>Toluviejo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56">
            <text:p>956</text:p>
          </table:table-cell>
          <table:table-cell office:value-type="string">
            <text:p>Ibag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Alpujarr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Alvarad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Ambalema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Anzoategui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Armero (GUAYABAL)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Atac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Cajamarca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64">
            <text:p>964</text:p>
          </table:table-cell>
          <table:table-cell office:value-type="string">
            <text:p>Carmen De Apical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Casabianc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Chaparral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Coell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Coyaim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Cunday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Dolore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Espinal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Fala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Flande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Fresn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Guam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Herve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Hond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Icononzo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Lerida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string">
            <text:p>Liban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Mariquit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Melgar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Murill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Natagaim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Orteg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Palocabild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Piedra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Planada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Prado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Purificacio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Rioblanc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Roncesvalle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Rovir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Saldañ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San Antoni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San Luis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Santa Isabel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Suarez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Valle De S Jua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Venadill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Villahermos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Villarrica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Cali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Alcala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string">
            <text:p>Andaluci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Ansermanuev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Argelia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office:value-type="string">
            <text:p>Bolivar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Buenaventur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Bug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Bugalagrand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Caicedoni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Calima-Darien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Candelari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Cartag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Dagua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17">
            <text:p>1017</text:p>
          </table:table-cell>
          <table:table-cell office:value-type="string">
            <text:p>El Aguil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El Cair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El Cerrit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El Dovi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Florid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Ginebra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23">
            <text:p>1023</text:p>
          </table:table-cell>
          <table:table-cell office:value-type="string">
            <text:p>Guacari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Jamundi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La Cumbre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26">
            <text:p>1026</text:p>
          </table:table-cell>
          <table:table-cell office:value-type="string">
            <text:p>La Union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La Victori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Oband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Palmir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Prader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Restrepo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32">
            <text:p>1032</text:p>
          </table:table-cell>
          <table:table-cell office:value-type="string">
            <text:p>Riofri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Roldanill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San Pedr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Sevill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Tor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Trujillo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038">
            <text:p>1038</text:p>
          </table:table-cell>
          <table:table-cell office:value-type="string">
            <text:p>Tulu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Ullo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Versalles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Vijes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Yotoc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Yumb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Zarzal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Arauc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Arauquit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Cravo Nort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Fortul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49">
            <text:p>1049</text:p>
          </table:table-cell>
          <table:table-cell office:value-type="string">
            <text:p>Puerto Rond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Saraven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Tam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Yopal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Aguazul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Chamez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Hato Corozal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La Salina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57">
            <text:p>1057</text:p>
          </table:table-cell>
          <table:table-cell office:value-type="string">
            <text:p>Mani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Monterrey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59">
            <text:p>1059</text:p>
          </table:table-cell>
          <table:table-cell office:value-type="string">
            <text:p>Nunchia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string">
            <text:p>Oroc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Paz De Ariporo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Por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Recetor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Sabanalarga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office:value-type="string">
            <text:p>Sacam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San Luis De Palenque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67">
            <text:p>1067</text:p>
          </table:table-cell>
          <table:table-cell office:value-type="string">
            <text:p>Tamar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Tauramen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Trinidad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Villanuev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Moco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Colon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Orito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74">
            <text:p>1074</text:p>
          </table:table-cell>
          <table:table-cell office:value-type="string">
            <text:p>Puerto Asis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office:value-type="string">
            <text:p>Puerto Caycedo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76">
            <text:p>1076</text:p>
          </table:table-cell>
          <table:table-cell office:value-type="string">
            <text:p>Puerto Guzman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77">
            <text:p>1077</text:p>
          </table:table-cell>
          <table:table-cell office:value-type="string">
            <text:p>Puerto Leguizam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Sibundoy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San Francisc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San Miguel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Santiago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Valle Del Guamuez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83">
            <text:p>1083</text:p>
          </table:table-cell>
          <table:table-cell office:value-type="string">
            <text:p>Villagarzon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084">
            <text:p>1084</text:p>
          </table:table-cell>
          <table:table-cell office:value-type="string">
            <text:p>San Andres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Providenc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Letic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Puerto Nariñ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string">
            <text:p>Puerto Inirid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89">
            <text:p>1089</text:p>
          </table:table-cell>
          <table:table-cell office:value-type="string">
            <text:p>San Jose Del Guaviar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Calamar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El Retorno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Miraflores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93">
            <text:p>1093</text:p>
          </table:table-cell>
          <table:table-cell office:value-type="string">
            <text:p>Mitu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Caruru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Taraira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Puerto Carreño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La Primavera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1098">
            <text:p>1098</text:p>
          </table:table-cell>
          <table:table-cell office:value-type="string">
            <text:p>Santa Rosalia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Cumaribo</text:p>
          </table:table-cell>
          <table:table-cell office:value-type="float" office:value="34">
            <text:p>34</text:p>
          </table:table-cell>
        </table:table-row>
      </table:table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3">
          <table:table-cell office:value-type="float" office:value="2">
            <text:p>2</text:p>
          </table:table-cell>
          <table:table-cell office:value-type="string">
            <text:p>Medellin</text:p>
          </table:table-cell>
          <table:table-cell office:value-type="string">
            <text:p>Antioquia</text:p>
          </table:table-cell>
          <table:table-cell table:formula="of:=LOOKUP([.C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bejorral</text:p>
          </table:table-cell>
          <table:table-cell office:value-type="string">
            <text:p>Antioquia</text:p>
          </table:table-cell>
          <table:table-cell table:formula="of:=LOOKUP([.C2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briaqui</text:p>
          </table:table-cell>
          <table:table-cell office:value-type="string">
            <text:p>Antioquia</text:p>
          </table:table-cell>
          <table:table-cell table:formula="of:=LOOKUP([.C3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lejandria</text:p>
          </table:table-cell>
          <table:table-cell office:value-type="string">
            <text:p>Antioquia</text:p>
          </table:table-cell>
          <table:table-cell table:formula="of:=LOOKUP([.C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maga</text:p>
          </table:table-cell>
          <table:table-cell office:value-type="string">
            <text:p>Antioquia</text:p>
          </table:table-cell>
          <table:table-cell table:formula="of:=LOOKUP([.C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malfi</text:p>
          </table:table-cell>
          <table:table-cell office:value-type="string">
            <text:p>Antioquia</text:p>
          </table:table-cell>
          <table:table-cell table:formula="of:=LOOKUP([.C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des</text:p>
          </table:table-cell>
          <table:table-cell office:value-type="string">
            <text:p>Antioquia</text:p>
          </table:table-cell>
          <table:table-cell table:formula="of:=LOOKUP([.C7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ngelopolis</text:p>
          </table:table-cell>
          <table:table-cell office:value-type="string">
            <text:p>Antioquia</text:p>
          </table:table-cell>
          <table:table-cell table:formula="of:=LOOKUP([.C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ngostura</text:p>
          </table:table-cell>
          <table:table-cell office:value-type="string">
            <text:p>Antioquia</text:p>
          </table:table-cell>
          <table:table-cell table:formula="of:=LOOKUP([.C9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Anori</text:p>
          </table:table-cell>
          <table:table-cell office:value-type="string">
            <text:p>Antioquia</text:p>
          </table:table-cell>
          <table:table-cell table:formula="of:=LOOKUP([.C1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Antioquia</text:p>
          </table:table-cell>
          <table:table-cell table:formula="of:=LOOKUP([.C1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nza</text:p>
          </table:table-cell>
          <table:table-cell office:value-type="string">
            <text:p>Antioquia</text:p>
          </table:table-cell>
          <table:table-cell table:formula="of:=LOOKUP([.C1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artado</text:p>
          </table:table-cell>
          <table:table-cell office:value-type="string">
            <text:p>Antioquia</text:p>
          </table:table-cell>
          <table:table-cell table:formula="of:=LOOKUP([.C1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rboletes</text:p>
          </table:table-cell>
          <table:table-cell office:value-type="string">
            <text:p>Antioquia</text:p>
          </table:table-cell>
          <table:table-cell table:formula="of:=LOOKUP([.C1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rgelia</text:p>
          </table:table-cell>
          <table:table-cell office:value-type="string">
            <text:p>Antioquia</text:p>
          </table:table-cell>
          <table:table-cell table:formula="of:=LOOKUP([.C1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rmenia</text:p>
          </table:table-cell>
          <table:table-cell office:value-type="string">
            <text:p>Antioquia</text:p>
          </table:table-cell>
          <table:table-cell table:formula="of:=LOOKUP([.C1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arbosa</text:p>
          </table:table-cell>
          <table:table-cell office:value-type="string">
            <text:p>Antioquia</text:p>
          </table:table-cell>
          <table:table-cell table:formula="of:=LOOKUP([.C1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elmira</text:p>
          </table:table-cell>
          <table:table-cell office:value-type="string">
            <text:p>Antioquia</text:p>
          </table:table-cell>
          <table:table-cell table:formula="of:=LOOKUP([.C1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ello</text:p>
          </table:table-cell>
          <table:table-cell office:value-type="string">
            <text:p>Antioquia</text:p>
          </table:table-cell>
          <table:table-cell table:formula="of:=LOOKUP([.C1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etania</text:p>
          </table:table-cell>
          <table:table-cell office:value-type="string">
            <text:p>Antioquia</text:p>
          </table:table-cell>
          <table:table-cell table:formula="of:=LOOKUP([.C2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etulia</text:p>
          </table:table-cell>
          <table:table-cell office:value-type="string">
            <text:p>Antioquia</text:p>
          </table:table-cell>
          <table:table-cell table:formula="of:=LOOKUP([.C21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Bolivar</text:p>
          </table:table-cell>
          <table:table-cell office:value-type="string">
            <text:p>Antioquia</text:p>
          </table:table-cell>
          <table:table-cell table:formula="of:=LOOKUP([.C2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riceño</text:p>
          </table:table-cell>
          <table:table-cell office:value-type="string">
            <text:p>Antioquia</text:p>
          </table:table-cell>
          <table:table-cell table:formula="of:=LOOKUP([.C23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Buritica</text:p>
          </table:table-cell>
          <table:table-cell office:value-type="string">
            <text:p>Antioquia</text:p>
          </table:table-cell>
          <table:table-cell table:formula="of:=LOOKUP([.C24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Caceres</text:p>
          </table:table-cell>
          <table:table-cell office:value-type="string">
            <text:p>Antioquia</text:p>
          </table:table-cell>
          <table:table-cell table:formula="of:=LOOKUP([.C2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aicedo</text:p>
          </table:table-cell>
          <table:table-cell office:value-type="string">
            <text:p>Antioquia</text:p>
          </table:table-cell>
          <table:table-cell table:formula="of:=LOOKUP([.C2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aldas</text:p>
          </table:table-cell>
          <table:table-cell office:value-type="string">
            <text:p>Antioquia</text:p>
          </table:table-cell>
          <table:table-cell table:formula="of:=LOOKUP([.C2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ampamento</text:p>
          </table:table-cell>
          <table:table-cell office:value-type="string">
            <text:p>Antioquia</text:p>
          </table:table-cell>
          <table:table-cell table:formula="of:=LOOKUP([.C2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ñasgordas</text:p>
          </table:table-cell>
          <table:table-cell office:value-type="string">
            <text:p>Antioquia</text:p>
          </table:table-cell>
          <table:table-cell table:formula="of:=LOOKUP([.C29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Caracoli</text:p>
          </table:table-cell>
          <table:table-cell office:value-type="string">
            <text:p>Antioquia</text:p>
          </table:table-cell>
          <table:table-cell table:formula="of:=LOOKUP([.C3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aramanta</text:p>
          </table:table-cell>
          <table:table-cell office:value-type="string">
            <text:p>Antioquia</text:p>
          </table:table-cell>
          <table:table-cell table:formula="of:=LOOKUP([.C3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arepa</text:p>
          </table:table-cell>
          <table:table-cell office:value-type="string">
            <text:p>Antioquia</text:p>
          </table:table-cell>
          <table:table-cell table:formula="of:=LOOKUP([.C3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rmen De Viboral</text:p>
          </table:table-cell>
          <table:table-cell office:value-type="string">
            <text:p>Antioquia</text:p>
          </table:table-cell>
          <table:table-cell table:formula="of:=LOOKUP([.C3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arolina</text:p>
          </table:table-cell>
          <table:table-cell office:value-type="string">
            <text:p>Antioquia</text:p>
          </table:table-cell>
          <table:table-cell table:formula="of:=LOOKUP([.C3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aucasia</text:p>
          </table:table-cell>
          <table:table-cell office:value-type="string">
            <text:p>Antioquia</text:p>
          </table:table-cell>
          <table:table-cell table:formula="of:=LOOKUP([.C35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Chigorodo</text:p>
          </table:table-cell>
          <table:table-cell office:value-type="string">
            <text:p>Antioquia</text:p>
          </table:table-cell>
          <table:table-cell table:formula="of:=LOOKUP([.C3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isneros</text:p>
          </table:table-cell>
          <table:table-cell office:value-type="string">
            <text:p>Antioquia</text:p>
          </table:table-cell>
          <table:table-cell table:formula="of:=LOOKUP([.C37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Cocorna</text:p>
          </table:table-cell>
          <table:table-cell office:value-type="string">
            <text:p>Antioquia</text:p>
          </table:table-cell>
          <table:table-cell table:formula="of:=LOOKUP([.C38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Concepcion</text:p>
          </table:table-cell>
          <table:table-cell office:value-type="string">
            <text:p>Antioquia</text:p>
          </table:table-cell>
          <table:table-cell table:formula="of:=LOOKUP([.C3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cordia</text:p>
          </table:table-cell>
          <table:table-cell office:value-type="string">
            <text:p>Antioquia</text:p>
          </table:table-cell>
          <table:table-cell table:formula="of:=LOOKUP([.C4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pacabana</text:p>
          </table:table-cell>
          <table:table-cell office:value-type="string">
            <text:p>Antioquia</text:p>
          </table:table-cell>
          <table:table-cell table:formula="of:=LOOKUP([.C4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abeiba</text:p>
          </table:table-cell>
          <table:table-cell office:value-type="string">
            <text:p>Antioquia</text:p>
          </table:table-cell>
          <table:table-cell table:formula="of:=LOOKUP([.C42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Don Matias</text:p>
          </table:table-cell>
          <table:table-cell office:value-type="string">
            <text:p>Antioquia</text:p>
          </table:table-cell>
          <table:table-cell table:formula="of:=LOOKUP([.C43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Ebejico</text:p>
          </table:table-cell>
          <table:table-cell office:value-type="string">
            <text:p>Antioquia</text:p>
          </table:table-cell>
          <table:table-cell table:formula="of:=LOOKUP([.C4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El Bagre</text:p>
          </table:table-cell>
          <table:table-cell office:value-type="string">
            <text:p>Antioquia</text:p>
          </table:table-cell>
          <table:table-cell table:formula="of:=LOOKUP([.C4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ntrerrios</text:p>
          </table:table-cell>
          <table:table-cell office:value-type="string">
            <text:p>Antioquia</text:p>
          </table:table-cell>
          <table:table-cell table:formula="of:=LOOKUP([.C4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nvigado</text:p>
          </table:table-cell>
          <table:table-cell office:value-type="string">
            <text:p>Antioquia</text:p>
          </table:table-cell>
          <table:table-cell table:formula="of:=LOOKUP([.C4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redonia</text:p>
          </table:table-cell>
          <table:table-cell office:value-type="string">
            <text:p>Antioquia</text:p>
          </table:table-cell>
          <table:table-cell table:formula="of:=LOOKUP([.C4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rontino</text:p>
          </table:table-cell>
          <table:table-cell office:value-type="string">
            <text:p>Antioquia</text:p>
          </table:table-cell>
          <table:table-cell table:formula="of:=LOOKUP([.C4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iraldo</text:p>
          </table:table-cell>
          <table:table-cell office:value-type="string">
            <text:p>Antioquia</text:p>
          </table:table-cell>
          <table:table-cell table:formula="of:=LOOKUP([.C5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Girardota</text:p>
          </table:table-cell>
          <table:table-cell office:value-type="string">
            <text:p>Antioquia</text:p>
          </table:table-cell>
          <table:table-cell table:formula="of:=LOOKUP([.C51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Gomez Plata</text:p>
          </table:table-cell>
          <table:table-cell office:value-type="string">
            <text:p>Antioquia</text:p>
          </table:table-cell>
          <table:table-cell table:formula="of:=LOOKUP([.C5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ranada</text:p>
          </table:table-cell>
          <table:table-cell office:value-type="string">
            <text:p>Antioquia</text:p>
          </table:table-cell>
          <table:table-cell table:formula="of:=LOOKUP([.C5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uadalupe</text:p>
          </table:table-cell>
          <table:table-cell office:value-type="string">
            <text:p>Antioquia</text:p>
          </table:table-cell>
          <table:table-cell table:formula="of:=LOOKUP([.C5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Guarne</text:p>
          </table:table-cell>
          <table:table-cell office:value-type="string">
            <text:p>Antioquia</text:p>
          </table:table-cell>
          <table:table-cell table:formula="of:=LOOKUP([.C55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Guatape</text:p>
          </table:table-cell>
          <table:table-cell office:value-type="string">
            <text:p>Antioquia</text:p>
          </table:table-cell>
          <table:table-cell table:formula="of:=LOOKUP([.C5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eliconia</text:p>
          </table:table-cell>
          <table:table-cell office:value-type="string">
            <text:p>Antioquia</text:p>
          </table:table-cell>
          <table:table-cell table:formula="of:=LOOKUP([.C5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Hispania</text:p>
          </table:table-cell>
          <table:table-cell office:value-type="string">
            <text:p>Antioquia</text:p>
          </table:table-cell>
          <table:table-cell table:formula="of:=LOOKUP([.C58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Itagui</text:p>
          </table:table-cell>
          <table:table-cell office:value-type="string">
            <text:p>Antioquia</text:p>
          </table:table-cell>
          <table:table-cell table:formula="of:=LOOKUP([.C5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Ituango</text:p>
          </table:table-cell>
          <table:table-cell office:value-type="string">
            <text:p>Antioquia</text:p>
          </table:table-cell>
          <table:table-cell table:formula="of:=LOOKUP([.C60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Jardin</text:p>
          </table:table-cell>
          <table:table-cell office:value-type="string">
            <text:p>Antioquia</text:p>
          </table:table-cell>
          <table:table-cell table:formula="of:=LOOKUP([.C61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Jerico</text:p>
          </table:table-cell>
          <table:table-cell office:value-type="string">
            <text:p>Antioquia</text:p>
          </table:table-cell>
          <table:table-cell table:formula="of:=LOOKUP([.C6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La Ceja</text:p>
          </table:table-cell>
          <table:table-cell office:value-type="string">
            <text:p>Antioquia</text:p>
          </table:table-cell>
          <table:table-cell table:formula="of:=LOOKUP([.C6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La Estrella</text:p>
          </table:table-cell>
          <table:table-cell office:value-type="string">
            <text:p>Antioquia</text:p>
          </table:table-cell>
          <table:table-cell table:formula="of:=LOOKUP([.C6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La Pintada</text:p>
          </table:table-cell>
          <table:table-cell office:value-type="string">
            <text:p>Antioquia</text:p>
          </table:table-cell>
          <table:table-cell table:formula="of:=LOOKUP([.C65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La Union</text:p>
          </table:table-cell>
          <table:table-cell office:value-type="string">
            <text:p>Antioquia</text:p>
          </table:table-cell>
          <table:table-cell table:formula="of:=LOOKUP([.C6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Liborina</text:p>
          </table:table-cell>
          <table:table-cell office:value-type="string">
            <text:p>Antioquia</text:p>
          </table:table-cell>
          <table:table-cell table:formula="of:=LOOKUP([.C6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aceo</text:p>
          </table:table-cell>
          <table:table-cell office:value-type="string">
            <text:p>Antioquia</text:p>
          </table:table-cell>
          <table:table-cell table:formula="of:=LOOKUP([.C6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rinilla</text:p>
          </table:table-cell>
          <table:table-cell office:value-type="string">
            <text:p>Antioquia</text:p>
          </table:table-cell>
          <table:table-cell table:formula="of:=LOOKUP([.C6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ontebello</text:p>
          </table:table-cell>
          <table:table-cell office:value-type="string">
            <text:p>Antioquia</text:p>
          </table:table-cell>
          <table:table-cell table:formula="of:=LOOKUP([.C70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Murindo</text:p>
          </table:table-cell>
          <table:table-cell office:value-type="string">
            <text:p>Antioquia</text:p>
          </table:table-cell>
          <table:table-cell table:formula="of:=LOOKUP([.C71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Mutata</text:p>
          </table:table-cell>
          <table:table-cell office:value-type="string">
            <text:p>Antioquia</text:p>
          </table:table-cell>
          <table:table-cell table:formula="of:=LOOKUP([.C7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ariño</text:p>
          </table:table-cell>
          <table:table-cell office:value-type="string">
            <text:p>Antioquia</text:p>
          </table:table-cell>
          <table:table-cell table:formula="of:=LOOKUP([.C73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Necocli</text:p>
          </table:table-cell>
          <table:table-cell office:value-type="string">
            <text:p>Antioquia</text:p>
          </table:table-cell>
          <table:table-cell table:formula="of:=LOOKUP([.C74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Nechi</text:p>
          </table:table-cell>
          <table:table-cell office:value-type="string">
            <text:p>Antioquia</text:p>
          </table:table-cell>
          <table:table-cell table:formula="of:=LOOKUP([.C7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Olaya</text:p>
          </table:table-cell>
          <table:table-cell office:value-type="string">
            <text:p>Antioquia</text:p>
          </table:table-cell>
          <table:table-cell table:formula="of:=LOOKUP([.C7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eñol</text:p>
          </table:table-cell>
          <table:table-cell office:value-type="string">
            <text:p>Antioquia</text:p>
          </table:table-cell>
          <table:table-cell table:formula="of:=LOOKUP([.C7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eque</text:p>
          </table:table-cell>
          <table:table-cell office:value-type="string">
            <text:p>Antioquia</text:p>
          </table:table-cell>
          <table:table-cell table:formula="of:=LOOKUP([.C7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ueblorrico</text:p>
          </table:table-cell>
          <table:table-cell office:value-type="string">
            <text:p>Antioquia</text:p>
          </table:table-cell>
          <table:table-cell table:formula="of:=LOOKUP([.C79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Puerto Berrio</text:p>
          </table:table-cell>
          <table:table-cell office:value-type="string">
            <text:p>Antioquia</text:p>
          </table:table-cell>
          <table:table-cell table:formula="of:=LOOKUP([.C8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uerto Nare</text:p>
          </table:table-cell>
          <table:table-cell office:value-type="string">
            <text:p>Antioquia</text:p>
          </table:table-cell>
          <table:table-cell table:formula="of:=LOOKUP([.C8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uerto Triunfo</text:p>
          </table:table-cell>
          <table:table-cell office:value-type="string">
            <text:p>Antioquia</text:p>
          </table:table-cell>
          <table:table-cell table:formula="of:=LOOKUP([.C8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Remedios</text:p>
          </table:table-cell>
          <table:table-cell office:value-type="string">
            <text:p>Antioquia</text:p>
          </table:table-cell>
          <table:table-cell table:formula="of:=LOOKUP([.C8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Retiro</text:p>
          </table:table-cell>
          <table:table-cell office:value-type="string">
            <text:p>Antioquia</text:p>
          </table:table-cell>
          <table:table-cell table:formula="of:=LOOKUP([.C8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ionegro</text:p>
          </table:table-cell>
          <table:table-cell office:value-type="string">
            <text:p>Antioquia</text:p>
          </table:table-cell>
          <table:table-cell table:formula="of:=LOOKUP([.C8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abanalarga</text:p>
          </table:table-cell>
          <table:table-cell office:value-type="string">
            <text:p>Antioquia</text:p>
          </table:table-cell>
          <table:table-cell table:formula="of:=LOOKUP([.C86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abaneta</text:p>
          </table:table-cell>
          <table:table-cell office:value-type="string">
            <text:p>Antioquia</text:p>
          </table:table-cell>
          <table:table-cell table:formula="of:=LOOKUP([.C8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algar</text:p>
          </table:table-cell>
          <table:table-cell office:value-type="string">
            <text:p>Antioquia</text:p>
          </table:table-cell>
          <table:table-cell table:formula="of:=LOOKUP([.C88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San Andres</text:p>
          </table:table-cell>
          <table:table-cell office:value-type="string">
            <text:p>Antioquia</text:p>
          </table:table-cell>
          <table:table-cell table:formula="of:=LOOKUP([.C8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an Carlos</text:p>
          </table:table-cell>
          <table:table-cell office:value-type="string">
            <text:p>Antioquia</text:p>
          </table:table-cell>
          <table:table-cell table:formula="of:=LOOKUP([.C9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an Francisco</text:p>
          </table:table-cell>
          <table:table-cell office:value-type="string">
            <text:p>Antioquia</text:p>
          </table:table-cell>
          <table:table-cell table:formula="of:=LOOKUP([.C91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San Jeronimo</text:p>
          </table:table-cell>
          <table:table-cell office:value-type="string">
            <text:p>Antioquia</text:p>
          </table:table-cell>
          <table:table-cell table:formula="of:=LOOKUP([.C92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San Jose De La Montaña</text:p>
          </table:table-cell>
          <table:table-cell office:value-type="string">
            <text:p>Antioquia</text:p>
          </table:table-cell>
          <table:table-cell table:formula="of:=LOOKUP([.C93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San Juan De Uraba</text:p>
          </table:table-cell>
          <table:table-cell office:value-type="string">
            <text:p>Antioquia</text:p>
          </table:table-cell>
          <table:table-cell table:formula="of:=LOOKUP([.C9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an Luis</text:p>
          </table:table-cell>
          <table:table-cell office:value-type="string">
            <text:p>Antioquia</text:p>
          </table:table-cell>
          <table:table-cell table:formula="of:=LOOKUP([.C9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an Pedro</text:p>
          </table:table-cell>
          <table:table-cell office:value-type="string">
            <text:p>Antioquia</text:p>
          </table:table-cell>
          <table:table-cell table:formula="of:=LOOKUP([.C96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San Pedro De Uraba</text:p>
          </table:table-cell>
          <table:table-cell office:value-type="string">
            <text:p>Antioquia</text:p>
          </table:table-cell>
          <table:table-cell table:formula="of:=LOOKUP([.C97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an Rafael</text:p>
          </table:table-cell>
          <table:table-cell office:value-type="string">
            <text:p>Antioquia</text:p>
          </table:table-cell>
          <table:table-cell table:formula="of:=LOOKUP([.C9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an Roque</text:p>
          </table:table-cell>
          <table:table-cell office:value-type="string">
            <text:p>Antioquia</text:p>
          </table:table-cell>
          <table:table-cell table:formula="of:=LOOKUP([.C9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an Vicente</text:p>
          </table:table-cell>
          <table:table-cell office:value-type="string">
            <text:p>Antioquia</text:p>
          </table:table-cell>
          <table:table-cell table:formula="of:=LOOKUP([.C100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anta Barbara</text:p>
          </table:table-cell>
          <table:table-cell office:value-type="string">
            <text:p>Antioquia</text:p>
          </table:table-cell>
          <table:table-cell table:formula="of:=LOOKUP([.C10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anta Rosa De Osos</text:p>
          </table:table-cell>
          <table:table-cell office:value-type="string">
            <text:p>Antioquia</text:p>
          </table:table-cell>
          <table:table-cell table:formula="of:=LOOKUP([.C10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anto Domingo</text:p>
          </table:table-cell>
          <table:table-cell office:value-type="string">
            <text:p>Antioquia</text:p>
          </table:table-cell>
          <table:table-cell table:formula="of:=LOOKUP([.C10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antuario</text:p>
          </table:table-cell>
          <table:table-cell office:value-type="string">
            <text:p>Antioquia</text:p>
          </table:table-cell>
          <table:table-cell table:formula="of:=LOOKUP([.C10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egovia</text:p>
          </table:table-cell>
          <table:table-cell office:value-type="string">
            <text:p>Antioquia</text:p>
          </table:table-cell>
          <table:table-cell table:formula="of:=LOOKUP([.C105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Sonson</text:p>
          </table:table-cell>
          <table:table-cell office:value-type="string">
            <text:p>Antioquia</text:p>
          </table:table-cell>
          <table:table-cell table:formula="of:=LOOKUP([.C106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Sopetran</text:p>
          </table:table-cell>
          <table:table-cell office:value-type="string">
            <text:p>Antioquia</text:p>
          </table:table-cell>
          <table:table-cell table:formula="of:=LOOKUP([.C107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Tamesis</text:p>
          </table:table-cell>
          <table:table-cell office:value-type="string">
            <text:p>Antioquia</text:p>
          </table:table-cell>
          <table:table-cell table:formula="of:=LOOKUP([.C10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Taraza</text:p>
          </table:table-cell>
          <table:table-cell office:value-type="string">
            <text:p>Antioquia</text:p>
          </table:table-cell>
          <table:table-cell table:formula="of:=LOOKUP([.C109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arso</text:p>
          </table:table-cell>
          <table:table-cell office:value-type="string">
            <text:p>Antioquia</text:p>
          </table:table-cell>
          <table:table-cell table:formula="of:=LOOKUP([.C110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Titiribi</text:p>
          </table:table-cell>
          <table:table-cell office:value-type="string">
            <text:p>Antioquia</text:p>
          </table:table-cell>
          <table:table-cell table:formula="of:=LOOKUP([.C11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oledo</text:p>
          </table:table-cell>
          <table:table-cell office:value-type="string">
            <text:p>Antioquia</text:p>
          </table:table-cell>
          <table:table-cell table:formula="of:=LOOKUP([.C112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urbo</text:p>
          </table:table-cell>
          <table:table-cell office:value-type="string">
            <text:p>Antioquia</text:p>
          </table:table-cell>
          <table:table-cell table:formula="of:=LOOKUP([.C113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Uramita</text:p>
          </table:table-cell>
          <table:table-cell office:value-type="string">
            <text:p>Antioquia</text:p>
          </table:table-cell>
          <table:table-cell table:formula="of:=LOOKUP([.C11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Urrao</text:p>
          </table:table-cell>
          <table:table-cell office:value-type="string">
            <text:p>Antioquia</text:p>
          </table:table-cell>
          <table:table-cell table:formula="of:=LOOKUP([.C115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Valdivia</text:p>
          </table:table-cell>
          <table:table-cell office:value-type="string">
            <text:p>Antioquia</text:p>
          </table:table-cell>
          <table:table-cell table:formula="of:=LOOKUP([.C116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Valparaiso</text:p>
          </table:table-cell>
          <table:table-cell office:value-type="string">
            <text:p>Antioquia</text:p>
          </table:table-cell>
          <table:table-cell table:formula="of:=LOOKUP([.C117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Vegachi</text:p>
          </table:table-cell>
          <table:table-cell office:value-type="string">
            <text:p>Antioquia</text:p>
          </table:table-cell>
          <table:table-cell table:formula="of:=LOOKUP([.C118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Venecia</text:p>
          </table:table-cell>
          <table:table-cell office:value-type="string">
            <text:p>Antioquia</text:p>
          </table:table-cell>
          <table:table-cell table:formula="of:=LOOKUP([.C119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Vigia Del Fuerte</text:p>
          </table:table-cell>
          <table:table-cell office:value-type="string">
            <text:p>Antioquia</text:p>
          </table:table-cell>
          <table:table-cell table:formula="of:=LOOKUP([.C120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Yali</text:p>
          </table:table-cell>
          <table:table-cell office:value-type="string">
            <text:p>Antioquia</text:p>
          </table:table-cell>
          <table:table-cell table:formula="of:=LOOKUP([.C121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Yarumal</text:p>
          </table:table-cell>
          <table:table-cell office:value-type="string">
            <text:p>Antioquia</text:p>
          </table:table-cell>
          <table:table-cell table:formula="of:=LOOKUP([.C122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Yolombo</text:p>
          </table:table-cell>
          <table:table-cell office:value-type="string">
            <text:p>Antioquia</text:p>
          </table:table-cell>
          <table:table-cell table:formula="of:=LOOKUP([.C123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Yondo</text:p>
          </table:table-cell>
          <table:table-cell office:value-type="string">
            <text:p>Antioquia</text:p>
          </table:table-cell>
          <table:table-cell table:formula="of:=LOOKUP([.C124];[Hoja2.$B$1:.$B$35];[Hoja2.$A$1:.$A$35])" office:value-type="float" office:value="2">
            <text:p>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Zaragoza</text:p>
          </table:table-cell>
          <table:table-cell office:value-type="string">
            <text:p>Antioquia</text:p>
          </table:table-cell>
          <table:table-cell table:formula="of:=LOOKUP([.C125];[Hoja2.$B$1:.$B$35];[Hoja2.$A$1:.$A$35])" office:value-type="float" office:value="2">
            <text:p>2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Barranquilla</text:p>
          </table:table-cell>
          <table:table-cell office:value-type="string">
            <text:p>Atlantico</text:p>
          </table:table-cell>
          <table:table-cell table:formula="of:=LOOKUP([.C126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Baranoa</text:p>
          </table:table-cell>
          <table:table-cell office:value-type="string">
            <text:p>Atlantico</text:p>
          </table:table-cell>
          <table:table-cell table:formula="of:=LOOKUP([.C127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Campo De La Cruz</text:p>
          </table:table-cell>
          <table:table-cell office:value-type="string">
            <text:p>Atlantico</text:p>
          </table:table-cell>
          <table:table-cell table:formula="of:=LOOKUP([.C128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Candelaria</text:p>
          </table:table-cell>
          <table:table-cell office:value-type="string">
            <text:p>Atlantico</text:p>
          </table:table-cell>
          <table:table-cell table:formula="of:=LOOKUP([.C129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Galapa</text:p>
          </table:table-cell>
          <table:table-cell office:value-type="string">
            <text:p>Atlantico</text:p>
          </table:table-cell>
          <table:table-cell table:formula="of:=LOOKUP([.C130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Juan De Acosta</text:p>
          </table:table-cell>
          <table:table-cell office:value-type="string">
            <text:p>Atlantico</text:p>
          </table:table-cell>
          <table:table-cell table:formula="of:=LOOKUP([.C131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Luruaco</text:p>
          </table:table-cell>
          <table:table-cell office:value-type="string">
            <text:p>Atlantico</text:p>
          </table:table-cell>
          <table:table-cell table:formula="of:=LOOKUP([.C132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Malambo</text:p>
          </table:table-cell>
          <table:table-cell office:value-type="string">
            <text:p>Atlantico</text:p>
          </table:table-cell>
          <table:table-cell table:formula="of:=LOOKUP([.C133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Manati</text:p>
          </table:table-cell>
          <table:table-cell office:value-type="string">
            <text:p>Atlantico</text:p>
          </table:table-cell>
          <table:table-cell table:formula="of:=LOOKUP([.C134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Palmar De Varela</text:p>
          </table:table-cell>
          <table:table-cell office:value-type="string">
            <text:p>Atlantico</text:p>
          </table:table-cell>
          <table:table-cell table:formula="of:=LOOKUP([.C135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Piojo</text:p>
          </table:table-cell>
          <table:table-cell office:value-type="string">
            <text:p>Atlantico</text:p>
          </table:table-cell>
          <table:table-cell table:formula="of:=LOOKUP([.C136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Polo Nuevo</text:p>
          </table:table-cell>
          <table:table-cell office:value-type="string">
            <text:p>Atlantico</text:p>
          </table:table-cell>
          <table:table-cell table:formula="of:=LOOKUP([.C137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Ponedera</text:p>
          </table:table-cell>
          <table:table-cell office:value-type="string">
            <text:p>Atlantico</text:p>
          </table:table-cell>
          <table:table-cell table:formula="of:=LOOKUP([.C138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Puerto Colombia</text:p>
          </table:table-cell>
          <table:table-cell office:value-type="string">
            <text:p>Atlantico</text:p>
          </table:table-cell>
          <table:table-cell table:formula="of:=LOOKUP([.C139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Repelon</text:p>
          </table:table-cell>
          <table:table-cell office:value-type="string">
            <text:p>Atlantico</text:p>
          </table:table-cell>
          <table:table-cell table:formula="of:=LOOKUP([.C140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Sabanagrande</text:p>
          </table:table-cell>
          <table:table-cell office:value-type="string">
            <text:p>Atlantico</text:p>
          </table:table-cell>
          <table:table-cell table:formula="of:=LOOKUP([.C141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Sabanalarga</text:p>
          </table:table-cell>
          <table:table-cell office:value-type="string">
            <text:p>Atlantico</text:p>
          </table:table-cell>
          <table:table-cell table:formula="of:=LOOKUP([.C142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Santa Lucia</text:p>
          </table:table-cell>
          <table:table-cell office:value-type="string">
            <text:p>Atlantico</text:p>
          </table:table-cell>
          <table:table-cell table:formula="of:=LOOKUP([.C143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Santo Tomas</text:p>
          </table:table-cell>
          <table:table-cell office:value-type="string">
            <text:p>Atlantico</text:p>
          </table:table-cell>
          <table:table-cell table:formula="of:=LOOKUP([.C144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Soledad</text:p>
          </table:table-cell>
          <table:table-cell office:value-type="string">
            <text:p>Atlantico</text:p>
          </table:table-cell>
          <table:table-cell table:formula="of:=LOOKUP([.C145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Suan</text:p>
          </table:table-cell>
          <table:table-cell office:value-type="string">
            <text:p>Atlantico</text:p>
          </table:table-cell>
          <table:table-cell table:formula="of:=LOOKUP([.C146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Tubara</text:p>
          </table:table-cell>
          <table:table-cell office:value-type="string">
            <text:p>Atlantico</text:p>
          </table:table-cell>
          <table:table-cell table:formula="of:=LOOKUP([.C147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Usiacuri</text:p>
          </table:table-cell>
          <table:table-cell office:value-type="string">
            <text:p>Atlantico</text:p>
          </table:table-cell>
          <table:table-cell table:formula="of:=LOOKUP([.C148];[Hoja2.$B$1:.$B$35];[Hoja2.$A$1:.$A$35])" office:value-type="float" office:value="4">
            <text:p>4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Bogota D.C.</text:p>
          </table:table-cell>
          <table:table-cell office:value-type="string">
            <text:p>Bogota</text:p>
          </table:table-cell>
          <table:table-cell table:formula="of:=LOOKUP([.C149];[Hoja2.$B$1:.$B$35];[Hoja2.$A$1:.$A$35])" office:value-type="float" office:value="5">
            <text:p>5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Cartagena</text:p>
          </table:table-cell>
          <table:table-cell office:value-type="string">
            <text:p>Bolivar</text:p>
          </table:table-cell>
          <table:table-cell table:formula="of:=LOOKUP([.C150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Achi</text:p>
          </table:table-cell>
          <table:table-cell office:value-type="string">
            <text:p>Bolivar</text:p>
          </table:table-cell>
          <table:table-cell table:formula="of:=LOOKUP([.C151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Altos Del Rosario</text:p>
          </table:table-cell>
          <table:table-cell office:value-type="string">
            <text:p>Bolivar</text:p>
          </table:table-cell>
          <table:table-cell table:formula="of:=LOOKUP([.C152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Arenal</text:p>
          </table:table-cell>
          <table:table-cell office:value-type="string">
            <text:p>Bolivar</text:p>
          </table:table-cell>
          <table:table-cell table:formula="of:=LOOKUP([.C153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Arjona</text:p>
          </table:table-cell>
          <table:table-cell office:value-type="string">
            <text:p>Bolivar</text:p>
          </table:table-cell>
          <table:table-cell table:formula="of:=LOOKUP([.C154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Arroyohondo</text:p>
          </table:table-cell>
          <table:table-cell office:value-type="string">
            <text:p>Bolivar</text:p>
          </table:table-cell>
          <table:table-cell table:formula="of:=LOOKUP([.C155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Barranco De Loba</text:p>
          </table:table-cell>
          <table:table-cell office:value-type="string">
            <text:p>Bolivar</text:p>
          </table:table-cell>
          <table:table-cell table:formula="of:=LOOKUP([.C156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string">
            <text:p>Calamar</text:p>
          </table:table-cell>
          <table:table-cell office:value-type="string">
            <text:p>Bolivar</text:p>
          </table:table-cell>
          <table:table-cell table:formula="of:=LOOKUP([.C157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Cantagallo</text:p>
          </table:table-cell>
          <table:table-cell office:value-type="string">
            <text:p>Bolivar</text:p>
          </table:table-cell>
          <table:table-cell table:formula="of:=LOOKUP([.C158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Cicuco</text:p>
          </table:table-cell>
          <table:table-cell office:value-type="string">
            <text:p>Bolivar</text:p>
          </table:table-cell>
          <table:table-cell table:formula="of:=LOOKUP([.C159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Cordoba</text:p>
          </table:table-cell>
          <table:table-cell office:value-type="string">
            <text:p>Bolivar</text:p>
          </table:table-cell>
          <table:table-cell table:formula="of:=LOOKUP([.C160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Clemencia</text:p>
          </table:table-cell>
          <table:table-cell office:value-type="string">
            <text:p>Bolivar</text:p>
          </table:table-cell>
          <table:table-cell table:formula="of:=LOOKUP([.C161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El Carmen De Bolivar</text:p>
          </table:table-cell>
          <table:table-cell office:value-type="string">
            <text:p>Bolivar</text:p>
          </table:table-cell>
          <table:table-cell table:formula="of:=LOOKUP([.C162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El Guamo</text:p>
          </table:table-cell>
          <table:table-cell office:value-type="string">
            <text:p>Bolivar</text:p>
          </table:table-cell>
          <table:table-cell table:formula="of:=LOOKUP([.C163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El Peñon</text:p>
          </table:table-cell>
          <table:table-cell office:value-type="string">
            <text:p>Bolivar</text:p>
          </table:table-cell>
          <table:table-cell table:formula="of:=LOOKUP([.C164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Hatillo De Loba</text:p>
          </table:table-cell>
          <table:table-cell office:value-type="string">
            <text:p>Bolivar</text:p>
          </table:table-cell>
          <table:table-cell table:formula="of:=LOOKUP([.C165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Magangue</text:p>
          </table:table-cell>
          <table:table-cell office:value-type="string">
            <text:p>Bolivar</text:p>
          </table:table-cell>
          <table:table-cell table:formula="of:=LOOKUP([.C166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Mahates</text:p>
          </table:table-cell>
          <table:table-cell office:value-type="string">
            <text:p>Bolivar</text:p>
          </table:table-cell>
          <table:table-cell table:formula="of:=LOOKUP([.C167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Margarita</text:p>
          </table:table-cell>
          <table:table-cell office:value-type="string">
            <text:p>Bolivar</text:p>
          </table:table-cell>
          <table:table-cell table:formula="of:=LOOKUP([.C168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Maria La Baja</text:p>
          </table:table-cell>
          <table:table-cell office:value-type="string">
            <text:p>Bolivar</text:p>
          </table:table-cell>
          <table:table-cell table:formula="of:=LOOKUP([.C169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Montecristo</text:p>
          </table:table-cell>
          <table:table-cell office:value-type="string">
            <text:p>Bolivar</text:p>
          </table:table-cell>
          <table:table-cell table:formula="of:=LOOKUP([.C170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Mompos</text:p>
          </table:table-cell>
          <table:table-cell office:value-type="string">
            <text:p>Bolivar</text:p>
          </table:table-cell>
          <table:table-cell table:formula="of:=LOOKUP([.C171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string">
            <text:p>Morales</text:p>
          </table:table-cell>
          <table:table-cell office:value-type="string">
            <text:p>Bolivar</text:p>
          </table:table-cell>
          <table:table-cell table:formula="of:=LOOKUP([.C172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Pinillos</text:p>
          </table:table-cell>
          <table:table-cell office:value-type="string">
            <text:p>Bolivar</text:p>
          </table:table-cell>
          <table:table-cell table:formula="of:=LOOKUP([.C173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Regidor</text:p>
          </table:table-cell>
          <table:table-cell office:value-type="string">
            <text:p>Bolivar</text:p>
          </table:table-cell>
          <table:table-cell table:formula="of:=LOOKUP([.C174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string">
            <text:p>Rio Viejo</text:p>
          </table:table-cell>
          <table:table-cell office:value-type="string">
            <text:p>Bolivar</text:p>
          </table:table-cell>
          <table:table-cell table:formula="of:=LOOKUP([.C175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San Cristobal</text:p>
          </table:table-cell>
          <table:table-cell office:value-type="string">
            <text:p>Bolivar</text:p>
          </table:table-cell>
          <table:table-cell table:formula="of:=LOOKUP([.C176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string">
            <text:p>San Estanislao</text:p>
          </table:table-cell>
          <table:table-cell office:value-type="string">
            <text:p>Bolivar</text:p>
          </table:table-cell>
          <table:table-cell table:formula="of:=LOOKUP([.C177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San Fernando</text:p>
          </table:table-cell>
          <table:table-cell office:value-type="string">
            <text:p>Bolivar</text:p>
          </table:table-cell>
          <table:table-cell table:formula="of:=LOOKUP([.C178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San Jacinto</text:p>
          </table:table-cell>
          <table:table-cell office:value-type="string">
            <text:p>Bolivar</text:p>
          </table:table-cell>
          <table:table-cell table:formula="of:=LOOKUP([.C179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string">
            <text:p>San Jacinto Del Cauca</text:p>
          </table:table-cell>
          <table:table-cell office:value-type="string">
            <text:p>Bolivar</text:p>
          </table:table-cell>
          <table:table-cell table:formula="of:=LOOKUP([.C180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San Juan De Nepomuceno</text:p>
          </table:table-cell>
          <table:table-cell office:value-type="string">
            <text:p>Bolivar</text:p>
          </table:table-cell>
          <table:table-cell table:formula="of:=LOOKUP([.C181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string">
            <text:p>San Martin De Loba</text:p>
          </table:table-cell>
          <table:table-cell office:value-type="string">
            <text:p>Bolivar</text:p>
          </table:table-cell>
          <table:table-cell table:formula="of:=LOOKUP([.C182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string">
            <text:p>San Pablo</text:p>
          </table:table-cell>
          <table:table-cell office:value-type="string">
            <text:p>Bolivar</text:p>
          </table:table-cell>
          <table:table-cell table:formula="of:=LOOKUP([.C183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Santa Catalina</text:p>
          </table:table-cell>
          <table:table-cell office:value-type="string">
            <text:p>Bolivar</text:p>
          </table:table-cell>
          <table:table-cell table:formula="of:=LOOKUP([.C184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Santa Rosa</text:p>
          </table:table-cell>
          <table:table-cell office:value-type="string">
            <text:p>Bolivar</text:p>
          </table:table-cell>
          <table:table-cell table:formula="of:=LOOKUP([.C185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Santa Rosa Del Sur</text:p>
          </table:table-cell>
          <table:table-cell office:value-type="string">
            <text:p>Bolivar</text:p>
          </table:table-cell>
          <table:table-cell table:formula="of:=LOOKUP([.C186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string">
            <text:p>Simiti</text:p>
          </table:table-cell>
          <table:table-cell office:value-type="string">
            <text:p>Bolivar</text:p>
          </table:table-cell>
          <table:table-cell table:formula="of:=LOOKUP([.C187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Soplaviento</text:p>
          </table:table-cell>
          <table:table-cell office:value-type="string">
            <text:p>Bolivar</text:p>
          </table:table-cell>
          <table:table-cell table:formula="of:=LOOKUP([.C188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Talaigua Nuevo</text:p>
          </table:table-cell>
          <table:table-cell office:value-type="string">
            <text:p>Bolivar</text:p>
          </table:table-cell>
          <table:table-cell table:formula="of:=LOOKUP([.C189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string">
            <text:p>Tiquisio</text:p>
          </table:table-cell>
          <table:table-cell office:value-type="string">
            <text:p>Bolivar</text:p>
          </table:table-cell>
          <table:table-cell table:formula="of:=LOOKUP([.C190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Turbaco</text:p>
          </table:table-cell>
          <table:table-cell office:value-type="string">
            <text:p>Bolivar</text:p>
          </table:table-cell>
          <table:table-cell table:formula="of:=LOOKUP([.C191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string">
            <text:p>Turbana</text:p>
          </table:table-cell>
          <table:table-cell office:value-type="string">
            <text:p>Bolivar</text:p>
          </table:table-cell>
          <table:table-cell table:formula="of:=LOOKUP([.C192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Villanueva</text:p>
          </table:table-cell>
          <table:table-cell office:value-type="string">
            <text:p>Bolivar</text:p>
          </table:table-cell>
          <table:table-cell table:formula="of:=LOOKUP([.C193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Zambrano</text:p>
          </table:table-cell>
          <table:table-cell office:value-type="string">
            <text:p>Bolivar</text:p>
          </table:table-cell>
          <table:table-cell table:formula="of:=LOOKUP([.C194];[Hoja2.$B$1:.$B$35];[Hoja2.$A$1:.$A$35])" office:value-type="float" office:value="6">
            <text:p>6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string">
            <text:p>Tunja</text:p>
          </table:table-cell>
          <table:table-cell office:value-type="string">
            <text:p>Boyaca</text:p>
          </table:table-cell>
          <table:table-cell table:formula="of:=LOOKUP([.C195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string">
            <text:p>Almeida</text:p>
          </table:table-cell>
          <table:table-cell office:value-type="string">
            <text:p>Boyaca</text:p>
          </table:table-cell>
          <table:table-cell table:formula="of:=LOOKUP([.C196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string">
            <text:p>Aquitania</text:p>
          </table:table-cell>
          <table:table-cell office:value-type="string">
            <text:p>Boyaca</text:p>
          </table:table-cell>
          <table:table-cell table:formula="of:=LOOKUP([.C197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string">
            <text:p>Arcabuco</text:p>
          </table:table-cell>
          <table:table-cell office:value-type="string">
            <text:p>Boyaca</text:p>
          </table:table-cell>
          <table:table-cell table:formula="of:=LOOKUP([.C198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Belen</text:p>
          </table:table-cell>
          <table:table-cell office:value-type="string">
            <text:p>Boyaca</text:p>
          </table:table-cell>
          <table:table-cell table:formula="of:=LOOKUP([.C199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Berbeo</text:p>
          </table:table-cell>
          <table:table-cell office:value-type="string">
            <text:p>Boyaca</text:p>
          </table:table-cell>
          <table:table-cell table:formula="of:=LOOKUP([.C200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Beteitiva</text:p>
          </table:table-cell>
          <table:table-cell office:value-type="string">
            <text:p>Boyaca</text:p>
          </table:table-cell>
          <table:table-cell table:formula="of:=LOOKUP([.C201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Boavita</text:p>
          </table:table-cell>
          <table:table-cell office:value-type="string">
            <text:p>Boyaca</text:p>
          </table:table-cell>
          <table:table-cell table:formula="of:=LOOKUP([.C202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04">
            <text:p>204</text:p>
          </table:table-cell>
          <table:table-cell office:value-type="string">
            <text:p>Boyaca</text:p>
          </table:table-cell>
          <table:table-cell office:value-type="string">
            <text:p>Boyaca</text:p>
          </table:table-cell>
          <table:table-cell table:formula="of:=LOOKUP([.C203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05">
            <text:p>205</text:p>
          </table:table-cell>
          <table:table-cell office:value-type="string">
            <text:p>Briceño</text:p>
          </table:table-cell>
          <table:table-cell office:value-type="string">
            <text:p>Boyaca</text:p>
          </table:table-cell>
          <table:table-cell table:formula="of:=LOOKUP([.C204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06">
            <text:p>206</text:p>
          </table:table-cell>
          <table:table-cell office:value-type="string">
            <text:p>Buenavista</text:p>
          </table:table-cell>
          <table:table-cell office:value-type="string">
            <text:p>Boyaca</text:p>
          </table:table-cell>
          <table:table-cell table:formula="of:=LOOKUP([.C205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07">
            <text:p>207</text:p>
          </table:table-cell>
          <table:table-cell office:value-type="string">
            <text:p>Busbanza</text:p>
          </table:table-cell>
          <table:table-cell office:value-type="string">
            <text:p>Boyaca</text:p>
          </table:table-cell>
          <table:table-cell table:formula="of:=LOOKUP([.C206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08">
            <text:p>208</text:p>
          </table:table-cell>
          <table:table-cell office:value-type="string">
            <text:p>Caldas</text:p>
          </table:table-cell>
          <table:table-cell office:value-type="string">
            <text:p>Boyaca</text:p>
          </table:table-cell>
          <table:table-cell table:formula="of:=LOOKUP([.C207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09">
            <text:p>209</text:p>
          </table:table-cell>
          <table:table-cell office:value-type="string">
            <text:p>Campohermoso</text:p>
          </table:table-cell>
          <table:table-cell office:value-type="string">
            <text:p>Boyaca</text:p>
          </table:table-cell>
          <table:table-cell table:formula="of:=LOOKUP([.C208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Cerinza</text:p>
          </table:table-cell>
          <table:table-cell office:value-type="string">
            <text:p>Boyaca</text:p>
          </table:table-cell>
          <table:table-cell table:formula="of:=LOOKUP([.C209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11">
            <text:p>211</text:p>
          </table:table-cell>
          <table:table-cell office:value-type="string">
            <text:p>Chinavita</text:p>
          </table:table-cell>
          <table:table-cell office:value-type="string">
            <text:p>Boyaca</text:p>
          </table:table-cell>
          <table:table-cell table:formula="of:=LOOKUP([.C210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12">
            <text:p>212</text:p>
          </table:table-cell>
          <table:table-cell office:value-type="string">
            <text:p>Chiquinquira</text:p>
          </table:table-cell>
          <table:table-cell office:value-type="string">
            <text:p>Boyaca</text:p>
          </table:table-cell>
          <table:table-cell table:formula="of:=LOOKUP([.C211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13">
            <text:p>213</text:p>
          </table:table-cell>
          <table:table-cell office:value-type="string">
            <text:p>Chiscas</text:p>
          </table:table-cell>
          <table:table-cell office:value-type="string">
            <text:p>Boyaca</text:p>
          </table:table-cell>
          <table:table-cell table:formula="of:=LOOKUP([.C212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14">
            <text:p>214</text:p>
          </table:table-cell>
          <table:table-cell office:value-type="string">
            <text:p>Chita</text:p>
          </table:table-cell>
          <table:table-cell office:value-type="string">
            <text:p>Boyaca</text:p>
          </table:table-cell>
          <table:table-cell table:formula="of:=LOOKUP([.C213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15">
            <text:p>215</text:p>
          </table:table-cell>
          <table:table-cell office:value-type="string">
            <text:p>Chitaraque</text:p>
          </table:table-cell>
          <table:table-cell office:value-type="string">
            <text:p>Boyaca</text:p>
          </table:table-cell>
          <table:table-cell table:formula="of:=LOOKUP([.C214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16">
            <text:p>216</text:p>
          </table:table-cell>
          <table:table-cell office:value-type="string">
            <text:p>Chivata</text:p>
          </table:table-cell>
          <table:table-cell office:value-type="string">
            <text:p>Boyaca</text:p>
          </table:table-cell>
          <table:table-cell table:formula="of:=LOOKUP([.C215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17">
            <text:p>217</text:p>
          </table:table-cell>
          <table:table-cell office:value-type="string">
            <text:p>Cienega</text:p>
          </table:table-cell>
          <table:table-cell office:value-type="string">
            <text:p>Boyaca</text:p>
          </table:table-cell>
          <table:table-cell table:formula="of:=LOOKUP([.C216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18">
            <text:p>218</text:p>
          </table:table-cell>
          <table:table-cell office:value-type="string">
            <text:p>Combita</text:p>
          </table:table-cell>
          <table:table-cell office:value-type="string">
            <text:p>Boyaca</text:p>
          </table:table-cell>
          <table:table-cell table:formula="of:=LOOKUP([.C217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19">
            <text:p>219</text:p>
          </table:table-cell>
          <table:table-cell office:value-type="string">
            <text:p>Coper</text:p>
          </table:table-cell>
          <table:table-cell office:value-type="string">
            <text:p>Boyaca</text:p>
          </table:table-cell>
          <table:table-cell table:formula="of:=LOOKUP([.C218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20">
            <text:p>220</text:p>
          </table:table-cell>
          <table:table-cell office:value-type="string">
            <text:p>Corrales</text:p>
          </table:table-cell>
          <table:table-cell office:value-type="string">
            <text:p>Boyaca</text:p>
          </table:table-cell>
          <table:table-cell table:formula="of:=LOOKUP([.C219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21">
            <text:p>221</text:p>
          </table:table-cell>
          <table:table-cell office:value-type="string">
            <text:p>Covarachia</text:p>
          </table:table-cell>
          <table:table-cell office:value-type="string">
            <text:p>Boyaca</text:p>
          </table:table-cell>
          <table:table-cell table:formula="of:=LOOKUP([.C220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22">
            <text:p>222</text:p>
          </table:table-cell>
          <table:table-cell office:value-type="string">
            <text:p>Cubara</text:p>
          </table:table-cell>
          <table:table-cell office:value-type="string">
            <text:p>Boyaca</text:p>
          </table:table-cell>
          <table:table-cell table:formula="of:=LOOKUP([.C221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23">
            <text:p>223</text:p>
          </table:table-cell>
          <table:table-cell office:value-type="string">
            <text:p>Cucaita</text:p>
          </table:table-cell>
          <table:table-cell office:value-type="string">
            <text:p>Boyaca</text:p>
          </table:table-cell>
          <table:table-cell table:formula="of:=LOOKUP([.C222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24">
            <text:p>224</text:p>
          </table:table-cell>
          <table:table-cell office:value-type="string">
            <text:p>Cuitiva</text:p>
          </table:table-cell>
          <table:table-cell office:value-type="string">
            <text:p>Boyaca</text:p>
          </table:table-cell>
          <table:table-cell table:formula="of:=LOOKUP([.C223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25">
            <text:p>225</text:p>
          </table:table-cell>
          <table:table-cell office:value-type="string">
            <text:p>Chiquiza</text:p>
          </table:table-cell>
          <table:table-cell office:value-type="string">
            <text:p>Boyaca</text:p>
          </table:table-cell>
          <table:table-cell table:formula="of:=LOOKUP([.C224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26">
            <text:p>226</text:p>
          </table:table-cell>
          <table:table-cell office:value-type="string">
            <text:p>Chivor</text:p>
          </table:table-cell>
          <table:table-cell office:value-type="string">
            <text:p>Boyaca</text:p>
          </table:table-cell>
          <table:table-cell table:formula="of:=LOOKUP([.C225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Duitama</text:p>
          </table:table-cell>
          <table:table-cell office:value-type="string">
            <text:p>Boyaca</text:p>
          </table:table-cell>
          <table:table-cell table:formula="of:=LOOKUP([.C226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28">
            <text:p>228</text:p>
          </table:table-cell>
          <table:table-cell office:value-type="string">
            <text:p>El Cocuy</text:p>
          </table:table-cell>
          <table:table-cell office:value-type="string">
            <text:p>Boyaca</text:p>
          </table:table-cell>
          <table:table-cell table:formula="of:=LOOKUP([.C227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29">
            <text:p>229</text:p>
          </table:table-cell>
          <table:table-cell office:value-type="string">
            <text:p>El Espino</text:p>
          </table:table-cell>
          <table:table-cell office:value-type="string">
            <text:p>Boyaca</text:p>
          </table:table-cell>
          <table:table-cell table:formula="of:=LOOKUP([.C228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30">
            <text:p>230</text:p>
          </table:table-cell>
          <table:table-cell office:value-type="string">
            <text:p>Firavitoba</text:p>
          </table:table-cell>
          <table:table-cell office:value-type="string">
            <text:p>Boyaca</text:p>
          </table:table-cell>
          <table:table-cell table:formula="of:=LOOKUP([.C229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31">
            <text:p>231</text:p>
          </table:table-cell>
          <table:table-cell office:value-type="string">
            <text:p>Floresta</text:p>
          </table:table-cell>
          <table:table-cell office:value-type="string">
            <text:p>Boyaca</text:p>
          </table:table-cell>
          <table:table-cell table:formula="of:=LOOKUP([.C230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32">
            <text:p>232</text:p>
          </table:table-cell>
          <table:table-cell office:value-type="string">
            <text:p>Gachantiva</text:p>
          </table:table-cell>
          <table:table-cell office:value-type="string">
            <text:p>Boyaca</text:p>
          </table:table-cell>
          <table:table-cell table:formula="of:=LOOKUP([.C231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Gameza</text:p>
          </table:table-cell>
          <table:table-cell office:value-type="string">
            <text:p>Boyaca</text:p>
          </table:table-cell>
          <table:table-cell table:formula="of:=LOOKUP([.C232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34">
            <text:p>234</text:p>
          </table:table-cell>
          <table:table-cell office:value-type="string">
            <text:p>Garagoa</text:p>
          </table:table-cell>
          <table:table-cell office:value-type="string">
            <text:p>Boyaca</text:p>
          </table:table-cell>
          <table:table-cell table:formula="of:=LOOKUP([.C233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35">
            <text:p>235</text:p>
          </table:table-cell>
          <table:table-cell office:value-type="string">
            <text:p>Guacamayas</text:p>
          </table:table-cell>
          <table:table-cell office:value-type="string">
            <text:p>Boyaca</text:p>
          </table:table-cell>
          <table:table-cell table:formula="of:=LOOKUP([.C234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36">
            <text:p>236</text:p>
          </table:table-cell>
          <table:table-cell office:value-type="string">
            <text:p>Guateque</text:p>
          </table:table-cell>
          <table:table-cell office:value-type="string">
            <text:p>Boyaca</text:p>
          </table:table-cell>
          <table:table-cell table:formula="of:=LOOKUP([.C235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37">
            <text:p>237</text:p>
          </table:table-cell>
          <table:table-cell office:value-type="string">
            <text:p>Guayata</text:p>
          </table:table-cell>
          <table:table-cell office:value-type="string">
            <text:p>Boyaca</text:p>
          </table:table-cell>
          <table:table-cell table:formula="of:=LOOKUP([.C236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38">
            <text:p>238</text:p>
          </table:table-cell>
          <table:table-cell office:value-type="string">
            <text:p>Guican</text:p>
          </table:table-cell>
          <table:table-cell office:value-type="string">
            <text:p>Boyaca</text:p>
          </table:table-cell>
          <table:table-cell table:formula="of:=LOOKUP([.C237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39">
            <text:p>239</text:p>
          </table:table-cell>
          <table:table-cell office:value-type="string">
            <text:p>Iza</text:p>
          </table:table-cell>
          <table:table-cell office:value-type="string">
            <text:p>Boyaca</text:p>
          </table:table-cell>
          <table:table-cell table:formula="of:=LOOKUP([.C238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40">
            <text:p>240</text:p>
          </table:table-cell>
          <table:table-cell office:value-type="string">
            <text:p>Jenesano</text:p>
          </table:table-cell>
          <table:table-cell office:value-type="string">
            <text:p>Boyaca</text:p>
          </table:table-cell>
          <table:table-cell table:formula="of:=LOOKUP([.C239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41">
            <text:p>241</text:p>
          </table:table-cell>
          <table:table-cell office:value-type="string">
            <text:p>Jerico</text:p>
          </table:table-cell>
          <table:table-cell office:value-type="string">
            <text:p>Boyaca</text:p>
          </table:table-cell>
          <table:table-cell table:formula="of:=LOOKUP([.C240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42">
            <text:p>242</text:p>
          </table:table-cell>
          <table:table-cell office:value-type="string">
            <text:p>Labranzagrande</text:p>
          </table:table-cell>
          <table:table-cell office:value-type="string">
            <text:p>Boyaca</text:p>
          </table:table-cell>
          <table:table-cell table:formula="of:=LOOKUP([.C241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43">
            <text:p>243</text:p>
          </table:table-cell>
          <table:table-cell office:value-type="string">
            <text:p>La Capilla</text:p>
          </table:table-cell>
          <table:table-cell office:value-type="string">
            <text:p>Boyaca</text:p>
          </table:table-cell>
          <table:table-cell table:formula="of:=LOOKUP([.C242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44">
            <text:p>244</text:p>
          </table:table-cell>
          <table:table-cell office:value-type="string">
            <text:p>La Victoria</text:p>
          </table:table-cell>
          <table:table-cell office:value-type="string">
            <text:p>Boyaca</text:p>
          </table:table-cell>
          <table:table-cell table:formula="of:=LOOKUP([.C243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45">
            <text:p>245</text:p>
          </table:table-cell>
          <table:table-cell office:value-type="string">
            <text:p>La Uvita</text:p>
          </table:table-cell>
          <table:table-cell office:value-type="string">
            <text:p>Boyaca</text:p>
          </table:table-cell>
          <table:table-cell table:formula="of:=LOOKUP([.C244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46">
            <text:p>246</text:p>
          </table:table-cell>
          <table:table-cell office:value-type="string">
            <text:p>Villa De Leyva</text:p>
          </table:table-cell>
          <table:table-cell office:value-type="string">
            <text:p>Boyaca</text:p>
          </table:table-cell>
          <table:table-cell table:formula="of:=LOOKUP([.C245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47">
            <text:p>247</text:p>
          </table:table-cell>
          <table:table-cell office:value-type="string">
            <text:p>Macanal</text:p>
          </table:table-cell>
          <table:table-cell office:value-type="string">
            <text:p>Boyaca</text:p>
          </table:table-cell>
          <table:table-cell table:formula="of:=LOOKUP([.C246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48">
            <text:p>248</text:p>
          </table:table-cell>
          <table:table-cell office:value-type="string">
            <text:p>Maripi</text:p>
          </table:table-cell>
          <table:table-cell office:value-type="string">
            <text:p>Boyaca</text:p>
          </table:table-cell>
          <table:table-cell table:formula="of:=LOOKUP([.C247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49">
            <text:p>249</text:p>
          </table:table-cell>
          <table:table-cell office:value-type="string">
            <text:p>Miraflores</text:p>
          </table:table-cell>
          <table:table-cell office:value-type="string">
            <text:p>Boyaca</text:p>
          </table:table-cell>
          <table:table-cell table:formula="of:=LOOKUP([.C248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50">
            <text:p>250</text:p>
          </table:table-cell>
          <table:table-cell office:value-type="string">
            <text:p>Mongua</text:p>
          </table:table-cell>
          <table:table-cell office:value-type="string">
            <text:p>Boyaca</text:p>
          </table:table-cell>
          <table:table-cell table:formula="of:=LOOKUP([.C249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51">
            <text:p>251</text:p>
          </table:table-cell>
          <table:table-cell office:value-type="string">
            <text:p>Mongui</text:p>
          </table:table-cell>
          <table:table-cell office:value-type="string">
            <text:p>Boyaca</text:p>
          </table:table-cell>
          <table:table-cell table:formula="of:=LOOKUP([.C250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52">
            <text:p>252</text:p>
          </table:table-cell>
          <table:table-cell office:value-type="string">
            <text:p>Moniquira</text:p>
          </table:table-cell>
          <table:table-cell office:value-type="string">
            <text:p>Boyaca</text:p>
          </table:table-cell>
          <table:table-cell table:formula="of:=LOOKUP([.C251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53">
            <text:p>253</text:p>
          </table:table-cell>
          <table:table-cell office:value-type="string">
            <text:p>Motavita</text:p>
          </table:table-cell>
          <table:table-cell office:value-type="string">
            <text:p>Boyaca</text:p>
          </table:table-cell>
          <table:table-cell table:formula="of:=LOOKUP([.C252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54">
            <text:p>254</text:p>
          </table:table-cell>
          <table:table-cell office:value-type="string">
            <text:p>Muzo</text:p>
          </table:table-cell>
          <table:table-cell office:value-type="string">
            <text:p>Boyaca</text:p>
          </table:table-cell>
          <table:table-cell table:formula="of:=LOOKUP([.C253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55">
            <text:p>255</text:p>
          </table:table-cell>
          <table:table-cell office:value-type="string">
            <text:p>Nobsa</text:p>
          </table:table-cell>
          <table:table-cell office:value-type="string">
            <text:p>Boyaca</text:p>
          </table:table-cell>
          <table:table-cell table:formula="of:=LOOKUP([.C254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Nuevo Colon</text:p>
          </table:table-cell>
          <table:table-cell office:value-type="string">
            <text:p>Boyaca</text:p>
          </table:table-cell>
          <table:table-cell table:formula="of:=LOOKUP([.C255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57">
            <text:p>257</text:p>
          </table:table-cell>
          <table:table-cell office:value-type="string">
            <text:p>Oicata</text:p>
          </table:table-cell>
          <table:table-cell office:value-type="string">
            <text:p>Boyaca</text:p>
          </table:table-cell>
          <table:table-cell table:formula="of:=LOOKUP([.C256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58">
            <text:p>258</text:p>
          </table:table-cell>
          <table:table-cell office:value-type="string">
            <text:p>Otanche</text:p>
          </table:table-cell>
          <table:table-cell office:value-type="string">
            <text:p>Boyaca</text:p>
          </table:table-cell>
          <table:table-cell table:formula="of:=LOOKUP([.C257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59">
            <text:p>259</text:p>
          </table:table-cell>
          <table:table-cell office:value-type="string">
            <text:p>Pachavita</text:p>
          </table:table-cell>
          <table:table-cell office:value-type="string">
            <text:p>Boyaca</text:p>
          </table:table-cell>
          <table:table-cell table:formula="of:=LOOKUP([.C258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60">
            <text:p>260</text:p>
          </table:table-cell>
          <table:table-cell office:value-type="string">
            <text:p>Paez</text:p>
          </table:table-cell>
          <table:table-cell office:value-type="string">
            <text:p>Boyaca</text:p>
          </table:table-cell>
          <table:table-cell table:formula="of:=LOOKUP([.C259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61">
            <text:p>261</text:p>
          </table:table-cell>
          <table:table-cell office:value-type="string">
            <text:p>Paipa</text:p>
          </table:table-cell>
          <table:table-cell office:value-type="string">
            <text:p>Boyaca</text:p>
          </table:table-cell>
          <table:table-cell table:formula="of:=LOOKUP([.C260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62">
            <text:p>262</text:p>
          </table:table-cell>
          <table:table-cell office:value-type="string">
            <text:p>Pajarito</text:p>
          </table:table-cell>
          <table:table-cell office:value-type="string">
            <text:p>Boyaca</text:p>
          </table:table-cell>
          <table:table-cell table:formula="of:=LOOKUP([.C261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63">
            <text:p>263</text:p>
          </table:table-cell>
          <table:table-cell office:value-type="string">
            <text:p>Panqueba</text:p>
          </table:table-cell>
          <table:table-cell office:value-type="string">
            <text:p>Boyaca</text:p>
          </table:table-cell>
          <table:table-cell table:formula="of:=LOOKUP([.C262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64">
            <text:p>264</text:p>
          </table:table-cell>
          <table:table-cell office:value-type="string">
            <text:p>Pauna</text:p>
          </table:table-cell>
          <table:table-cell office:value-type="string">
            <text:p>Boyaca</text:p>
          </table:table-cell>
          <table:table-cell table:formula="of:=LOOKUP([.C263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65">
            <text:p>265</text:p>
          </table:table-cell>
          <table:table-cell office:value-type="string">
            <text:p>Paya</text:p>
          </table:table-cell>
          <table:table-cell office:value-type="string">
            <text:p>Boyaca</text:p>
          </table:table-cell>
          <table:table-cell table:formula="of:=LOOKUP([.C264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66">
            <text:p>266</text:p>
          </table:table-cell>
          <table:table-cell office:value-type="string">
            <text:p>Paz Del Rio</text:p>
          </table:table-cell>
          <table:table-cell office:value-type="string">
            <text:p>Boyaca</text:p>
          </table:table-cell>
          <table:table-cell table:formula="of:=LOOKUP([.C265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67">
            <text:p>267</text:p>
          </table:table-cell>
          <table:table-cell office:value-type="string">
            <text:p>Pesca</text:p>
          </table:table-cell>
          <table:table-cell office:value-type="string">
            <text:p>Boyaca</text:p>
          </table:table-cell>
          <table:table-cell table:formula="of:=LOOKUP([.C266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68">
            <text:p>268</text:p>
          </table:table-cell>
          <table:table-cell office:value-type="string">
            <text:p>Pisba</text:p>
          </table:table-cell>
          <table:table-cell office:value-type="string">
            <text:p>Boyaca</text:p>
          </table:table-cell>
          <table:table-cell table:formula="of:=LOOKUP([.C267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69">
            <text:p>269</text:p>
          </table:table-cell>
          <table:table-cell office:value-type="string">
            <text:p>Puerto Boyaca</text:p>
          </table:table-cell>
          <table:table-cell office:value-type="string">
            <text:p>Boyaca</text:p>
          </table:table-cell>
          <table:table-cell table:formula="of:=LOOKUP([.C268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70">
            <text:p>270</text:p>
          </table:table-cell>
          <table:table-cell office:value-type="string">
            <text:p>Quipama</text:p>
          </table:table-cell>
          <table:table-cell office:value-type="string">
            <text:p>Boyaca</text:p>
          </table:table-cell>
          <table:table-cell table:formula="of:=LOOKUP([.C269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71">
            <text:p>271</text:p>
          </table:table-cell>
          <table:table-cell office:value-type="string">
            <text:p>Ramiriqui</text:p>
          </table:table-cell>
          <table:table-cell office:value-type="string">
            <text:p>Boyaca</text:p>
          </table:table-cell>
          <table:table-cell table:formula="of:=LOOKUP([.C270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72">
            <text:p>272</text:p>
          </table:table-cell>
          <table:table-cell office:value-type="string">
            <text:p>Raquira</text:p>
          </table:table-cell>
          <table:table-cell office:value-type="string">
            <text:p>Boyaca</text:p>
          </table:table-cell>
          <table:table-cell table:formula="of:=LOOKUP([.C271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73">
            <text:p>273</text:p>
          </table:table-cell>
          <table:table-cell office:value-type="string">
            <text:p>Rondon</text:p>
          </table:table-cell>
          <table:table-cell office:value-type="string">
            <text:p>Boyaca</text:p>
          </table:table-cell>
          <table:table-cell table:formula="of:=LOOKUP([.C272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74">
            <text:p>274</text:p>
          </table:table-cell>
          <table:table-cell office:value-type="string">
            <text:p>Saboya</text:p>
          </table:table-cell>
          <table:table-cell office:value-type="string">
            <text:p>Boyaca</text:p>
          </table:table-cell>
          <table:table-cell table:formula="of:=LOOKUP([.C273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75">
            <text:p>275</text:p>
          </table:table-cell>
          <table:table-cell office:value-type="string">
            <text:p>Sachica</text:p>
          </table:table-cell>
          <table:table-cell office:value-type="string">
            <text:p>Boyaca</text:p>
          </table:table-cell>
          <table:table-cell table:formula="of:=LOOKUP([.C274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76">
            <text:p>276</text:p>
          </table:table-cell>
          <table:table-cell office:value-type="string">
            <text:p>Samaca</text:p>
          </table:table-cell>
          <table:table-cell office:value-type="string">
            <text:p>Boyaca</text:p>
          </table:table-cell>
          <table:table-cell table:formula="of:=LOOKUP([.C275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77">
            <text:p>277</text:p>
          </table:table-cell>
          <table:table-cell office:value-type="string">
            <text:p>San Eduardo</text:p>
          </table:table-cell>
          <table:table-cell office:value-type="string">
            <text:p>Boyaca</text:p>
          </table:table-cell>
          <table:table-cell table:formula="of:=LOOKUP([.C276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78">
            <text:p>278</text:p>
          </table:table-cell>
          <table:table-cell office:value-type="string">
            <text:p>San Jose De Pare</text:p>
          </table:table-cell>
          <table:table-cell office:value-type="string">
            <text:p>Boyaca</text:p>
          </table:table-cell>
          <table:table-cell table:formula="of:=LOOKUP([.C277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79">
            <text:p>279</text:p>
          </table:table-cell>
          <table:table-cell office:value-type="string">
            <text:p>San Luis De Gaceno</text:p>
          </table:table-cell>
          <table:table-cell office:value-type="string">
            <text:p>Boyaca</text:p>
          </table:table-cell>
          <table:table-cell table:formula="of:=LOOKUP([.C278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80">
            <text:p>280</text:p>
          </table:table-cell>
          <table:table-cell office:value-type="string">
            <text:p>San Mateo</text:p>
          </table:table-cell>
          <table:table-cell office:value-type="string">
            <text:p>Boyaca</text:p>
          </table:table-cell>
          <table:table-cell table:formula="of:=LOOKUP([.C279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81">
            <text:p>281</text:p>
          </table:table-cell>
          <table:table-cell office:value-type="string">
            <text:p>San Miguel De Sema</text:p>
          </table:table-cell>
          <table:table-cell office:value-type="string">
            <text:p>Boyaca</text:p>
          </table:table-cell>
          <table:table-cell table:formula="of:=LOOKUP([.C280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82">
            <text:p>282</text:p>
          </table:table-cell>
          <table:table-cell office:value-type="string">
            <text:p>San Pablo De Borbur</text:p>
          </table:table-cell>
          <table:table-cell office:value-type="string">
            <text:p>Boyaca</text:p>
          </table:table-cell>
          <table:table-cell table:formula="of:=LOOKUP([.C281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83">
            <text:p>283</text:p>
          </table:table-cell>
          <table:table-cell office:value-type="string">
            <text:p>Santana</text:p>
          </table:table-cell>
          <table:table-cell office:value-type="string">
            <text:p>Boyaca</text:p>
          </table:table-cell>
          <table:table-cell table:formula="of:=LOOKUP([.C282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84">
            <text:p>284</text:p>
          </table:table-cell>
          <table:table-cell office:value-type="string">
            <text:p>Santa Maria</text:p>
          </table:table-cell>
          <table:table-cell office:value-type="string">
            <text:p>Boyaca</text:p>
          </table:table-cell>
          <table:table-cell table:formula="of:=LOOKUP([.C283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85">
            <text:p>285</text:p>
          </table:table-cell>
          <table:table-cell office:value-type="string">
            <text:p>Santa Rosa De Viterbo</text:p>
          </table:table-cell>
          <table:table-cell office:value-type="string">
            <text:p>Boyaca</text:p>
          </table:table-cell>
          <table:table-cell table:formula="of:=LOOKUP([.C284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86">
            <text:p>286</text:p>
          </table:table-cell>
          <table:table-cell office:value-type="string">
            <text:p>Santa Sofia</text:p>
          </table:table-cell>
          <table:table-cell office:value-type="string">
            <text:p>Boyaca</text:p>
          </table:table-cell>
          <table:table-cell table:formula="of:=LOOKUP([.C285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87">
            <text:p>287</text:p>
          </table:table-cell>
          <table:table-cell office:value-type="string">
            <text:p>Sativanorte</text:p>
          </table:table-cell>
          <table:table-cell office:value-type="string">
            <text:p>Boyaca</text:p>
          </table:table-cell>
          <table:table-cell table:formula="of:=LOOKUP([.C286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88">
            <text:p>288</text:p>
          </table:table-cell>
          <table:table-cell office:value-type="string">
            <text:p>Sativasur</text:p>
          </table:table-cell>
          <table:table-cell office:value-type="string">
            <text:p>Boyaca</text:p>
          </table:table-cell>
          <table:table-cell table:formula="of:=LOOKUP([.C287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89">
            <text:p>289</text:p>
          </table:table-cell>
          <table:table-cell office:value-type="string">
            <text:p>Siachoque</text:p>
          </table:table-cell>
          <table:table-cell office:value-type="string">
            <text:p>Boyaca</text:p>
          </table:table-cell>
          <table:table-cell table:formula="of:=LOOKUP([.C288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90">
            <text:p>290</text:p>
          </table:table-cell>
          <table:table-cell office:value-type="string">
            <text:p>Soata</text:p>
          </table:table-cell>
          <table:table-cell office:value-type="string">
            <text:p>Boyaca</text:p>
          </table:table-cell>
          <table:table-cell table:formula="of:=LOOKUP([.C289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91">
            <text:p>291</text:p>
          </table:table-cell>
          <table:table-cell office:value-type="string">
            <text:p>Socota</text:p>
          </table:table-cell>
          <table:table-cell office:value-type="string">
            <text:p>Boyaca</text:p>
          </table:table-cell>
          <table:table-cell table:formula="of:=LOOKUP([.C290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92">
            <text:p>292</text:p>
          </table:table-cell>
          <table:table-cell office:value-type="string">
            <text:p>Socha</text:p>
          </table:table-cell>
          <table:table-cell office:value-type="string">
            <text:p>Boyaca</text:p>
          </table:table-cell>
          <table:table-cell table:formula="of:=LOOKUP([.C291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93">
            <text:p>293</text:p>
          </table:table-cell>
          <table:table-cell office:value-type="string">
            <text:p>Sogamoso</text:p>
          </table:table-cell>
          <table:table-cell office:value-type="string">
            <text:p>Boyaca</text:p>
          </table:table-cell>
          <table:table-cell table:formula="of:=LOOKUP([.C292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94">
            <text:p>294</text:p>
          </table:table-cell>
          <table:table-cell office:value-type="string">
            <text:p>Somondoco</text:p>
          </table:table-cell>
          <table:table-cell office:value-type="string">
            <text:p>Boyaca</text:p>
          </table:table-cell>
          <table:table-cell table:formula="of:=LOOKUP([.C293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95">
            <text:p>295</text:p>
          </table:table-cell>
          <table:table-cell office:value-type="string">
            <text:p>Sora</text:p>
          </table:table-cell>
          <table:table-cell office:value-type="string">
            <text:p>Boyaca</text:p>
          </table:table-cell>
          <table:table-cell table:formula="of:=LOOKUP([.C294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96">
            <text:p>296</text:p>
          </table:table-cell>
          <table:table-cell office:value-type="string">
            <text:p>Sotaquira</text:p>
          </table:table-cell>
          <table:table-cell office:value-type="string">
            <text:p>Boyaca</text:p>
          </table:table-cell>
          <table:table-cell table:formula="of:=LOOKUP([.C295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97">
            <text:p>297</text:p>
          </table:table-cell>
          <table:table-cell office:value-type="string">
            <text:p>Soraca</text:p>
          </table:table-cell>
          <table:table-cell office:value-type="string">
            <text:p>Boyaca</text:p>
          </table:table-cell>
          <table:table-cell table:formula="of:=LOOKUP([.C296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98">
            <text:p>298</text:p>
          </table:table-cell>
          <table:table-cell office:value-type="string">
            <text:p>Susacon</text:p>
          </table:table-cell>
          <table:table-cell office:value-type="string">
            <text:p>Boyaca</text:p>
          </table:table-cell>
          <table:table-cell table:formula="of:=LOOKUP([.C297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299">
            <text:p>299</text:p>
          </table:table-cell>
          <table:table-cell office:value-type="string">
            <text:p>Sutamarchan</text:p>
          </table:table-cell>
          <table:table-cell office:value-type="string">
            <text:p>Boyaca</text:p>
          </table:table-cell>
          <table:table-cell table:formula="of:=LOOKUP([.C298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office:value-type="string">
            <text:p>Sutatenza</text:p>
          </table:table-cell>
          <table:table-cell office:value-type="string">
            <text:p>Boyaca</text:p>
          </table:table-cell>
          <table:table-cell table:formula="of:=LOOKUP([.C299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01">
            <text:p>301</text:p>
          </table:table-cell>
          <table:table-cell office:value-type="string">
            <text:p>Tasco</text:p>
          </table:table-cell>
          <table:table-cell office:value-type="string">
            <text:p>Boyaca</text:p>
          </table:table-cell>
          <table:table-cell table:formula="of:=LOOKUP([.C300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02">
            <text:p>302</text:p>
          </table:table-cell>
          <table:table-cell office:value-type="string">
            <text:p>Tenza</text:p>
          </table:table-cell>
          <table:table-cell office:value-type="string">
            <text:p>Boyaca</text:p>
          </table:table-cell>
          <table:table-cell table:formula="of:=LOOKUP([.C301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03">
            <text:p>303</text:p>
          </table:table-cell>
          <table:table-cell office:value-type="string">
            <text:p>Tibana</text:p>
          </table:table-cell>
          <table:table-cell office:value-type="string">
            <text:p>Boyaca</text:p>
          </table:table-cell>
          <table:table-cell table:formula="of:=LOOKUP([.C302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04">
            <text:p>304</text:p>
          </table:table-cell>
          <table:table-cell office:value-type="string">
            <text:p>Tibasosa</text:p>
          </table:table-cell>
          <table:table-cell office:value-type="string">
            <text:p>Boyaca</text:p>
          </table:table-cell>
          <table:table-cell table:formula="of:=LOOKUP([.C303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05">
            <text:p>305</text:p>
          </table:table-cell>
          <table:table-cell office:value-type="string">
            <text:p>Tinjaca</text:p>
          </table:table-cell>
          <table:table-cell office:value-type="string">
            <text:p>Boyaca</text:p>
          </table:table-cell>
          <table:table-cell table:formula="of:=LOOKUP([.C304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Tipacoque</text:p>
          </table:table-cell>
          <table:table-cell office:value-type="string">
            <text:p>Boyaca</text:p>
          </table:table-cell>
          <table:table-cell table:formula="of:=LOOKUP([.C305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Toca</text:p>
          </table:table-cell>
          <table:table-cell office:value-type="string">
            <text:p>Boyaca</text:p>
          </table:table-cell>
          <table:table-cell table:formula="of:=LOOKUP([.C306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Togui</text:p>
          </table:table-cell>
          <table:table-cell office:value-type="string">
            <text:p>Boyaca</text:p>
          </table:table-cell>
          <table:table-cell table:formula="of:=LOOKUP([.C307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09">
            <text:p>309</text:p>
          </table:table-cell>
          <table:table-cell office:value-type="string">
            <text:p>Topaga</text:p>
          </table:table-cell>
          <table:table-cell office:value-type="string">
            <text:p>Boyaca</text:p>
          </table:table-cell>
          <table:table-cell table:formula="of:=LOOKUP([.C308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Tota</text:p>
          </table:table-cell>
          <table:table-cell office:value-type="string">
            <text:p>Boyaca</text:p>
          </table:table-cell>
          <table:table-cell table:formula="of:=LOOKUP([.C309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Tunungua</text:p>
          </table:table-cell>
          <table:table-cell office:value-type="string">
            <text:p>Boyaca</text:p>
          </table:table-cell>
          <table:table-cell table:formula="of:=LOOKUP([.C310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12">
            <text:p>312</text:p>
          </table:table-cell>
          <table:table-cell office:value-type="string">
            <text:p>Turmeque</text:p>
          </table:table-cell>
          <table:table-cell office:value-type="string">
            <text:p>Boyaca</text:p>
          </table:table-cell>
          <table:table-cell table:formula="of:=LOOKUP([.C311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Tuta</text:p>
          </table:table-cell>
          <table:table-cell office:value-type="string">
            <text:p>Boyaca</text:p>
          </table:table-cell>
          <table:table-cell table:formula="of:=LOOKUP([.C312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Tutasa</text:p>
          </table:table-cell>
          <table:table-cell office:value-type="string">
            <text:p>Boyaca</text:p>
          </table:table-cell>
          <table:table-cell table:formula="of:=LOOKUP([.C313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15">
            <text:p>315</text:p>
          </table:table-cell>
          <table:table-cell office:value-type="string">
            <text:p>Umbita</text:p>
          </table:table-cell>
          <table:table-cell office:value-type="string">
            <text:p>Boyaca</text:p>
          </table:table-cell>
          <table:table-cell table:formula="of:=LOOKUP([.C314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16">
            <text:p>316</text:p>
          </table:table-cell>
          <table:table-cell office:value-type="string">
            <text:p>Ventaquemada</text:p>
          </table:table-cell>
          <table:table-cell office:value-type="string">
            <text:p>Boyaca</text:p>
          </table:table-cell>
          <table:table-cell table:formula="of:=LOOKUP([.C315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Viracacha</text:p>
          </table:table-cell>
          <table:table-cell office:value-type="string">
            <text:p>Boyaca</text:p>
          </table:table-cell>
          <table:table-cell table:formula="of:=LOOKUP([.C316];[Hoja2.$B$1:.$B$35];[Hoja2.$A$1:.$A$35])" office:value-type="float" office:value="7">
            <text:p>7</text:p>
          </table:table-cell>
        </table:table-row>
        <table:table-row table:style-name="ro3">
          <table:table-cell office:value-type="float" office:value="318">
            <text:p>318</text:p>
          </table:table-cell>
          <table:table-cell office:value-type="string">
            <text:p>Zetaquira</text:p>
          </table:table-cell>
          <table:table-cell office:value-type="string">
            <text:p>Boyaca</text:p>
          </table:table-cell>
          <table:table-cell table:formula="of:=LOOKUP([.C317];[Hoja2.$B$1:.$B$35];[Hoja2.$A$1:.$A$35])" office:value-type="float" office:value="7">
            <text:p>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anizales</text:p>
          </table:table-cell>
          <table:table-cell office:value-type="string">
            <text:p>Caldas</text:p>
          </table:table-cell>
          <table:table-cell table:formula="of:=LOOKUP([.C318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Aguadas</text:p>
          </table:table-cell>
          <table:table-cell office:value-type="string">
            <text:p>Caldas</text:p>
          </table:table-cell>
          <table:table-cell table:formula="of:=LOOKUP([.C319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Anserma</text:p>
          </table:table-cell>
          <table:table-cell office:value-type="string">
            <text:p>Caldas</text:p>
          </table:table-cell>
          <table:table-cell table:formula="of:=LOOKUP([.C320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Aranzazu</text:p>
          </table:table-cell>
          <table:table-cell office:value-type="string">
            <text:p>Caldas</text:p>
          </table:table-cell>
          <table:table-cell table:formula="of:=LOOKUP([.C321];[Hoja2.$B$1:.$B$35];[Hoja2.$A$1:.$A$35])" office:value-type="float" office:value="8">
            <text:p>8</text:p>
          </table:table-cell>
        </table:table-row>
        <table:table-row table:style-name="ro3">
          <table:table-cell office:value-type="float" office:value="323">
            <text:p>323</text:p>
          </table:table-cell>
          <table:table-cell office:value-type="string">
            <text:p>Belalcazar</text:p>
          </table:table-cell>
          <table:table-cell office:value-type="string">
            <text:p>Caldas</text:p>
          </table:table-cell>
          <table:table-cell table:formula="of:=LOOKUP([.C322];[Hoja2.$B$1:.$B$35];[Hoja2.$A$1:.$A$35])" office:value-type="float" office:value="8">
            <text:p>8</text:p>
          </table:table-cell>
        </table:table-row>
        <table:table-row table:style-name="ro3">
          <table:table-cell office:value-type="float" office:value="324">
            <text:p>324</text:p>
          </table:table-cell>
          <table:table-cell office:value-type="string">
            <text:p>Chinchina</text:p>
          </table:table-cell>
          <table:table-cell office:value-type="string">
            <text:p>Caldas</text:p>
          </table:table-cell>
          <table:table-cell table:formula="of:=LOOKUP([.C323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iladelfia</text:p>
          </table:table-cell>
          <table:table-cell office:value-type="string">
            <text:p>Caldas</text:p>
          </table:table-cell>
          <table:table-cell table:formula="of:=LOOKUP([.C324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La Dorada</text:p>
          </table:table-cell>
          <table:table-cell office:value-type="string">
            <text:p>Caldas</text:p>
          </table:table-cell>
          <table:table-cell table:formula="of:=LOOKUP([.C325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La Merced</text:p>
          </table:table-cell>
          <table:table-cell office:value-type="string">
            <text:p>Caldas</text:p>
          </table:table-cell>
          <table:table-cell table:formula="of:=LOOKUP([.C326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Manzanares</text:p>
          </table:table-cell>
          <table:table-cell office:value-type="string">
            <text:p>Caldas</text:p>
          </table:table-cell>
          <table:table-cell table:formula="of:=LOOKUP([.C327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Marmato</text:p>
          </table:table-cell>
          <table:table-cell office:value-type="string">
            <text:p>Caldas</text:p>
          </table:table-cell>
          <table:table-cell table:formula="of:=LOOKUP([.C328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arquetalia</text:p>
          </table:table-cell>
          <table:table-cell office:value-type="string">
            <text:p>Caldas</text:p>
          </table:table-cell>
          <table:table-cell table:formula="of:=LOOKUP([.C329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Marulanda</text:p>
          </table:table-cell>
          <table:table-cell office:value-type="string">
            <text:p>Caldas</text:p>
          </table:table-cell>
          <table:table-cell table:formula="of:=LOOKUP([.C330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Neira</text:p>
          </table:table-cell>
          <table:table-cell office:value-type="string">
            <text:p>Caldas</text:p>
          </table:table-cell>
          <table:table-cell table:formula="of:=LOOKUP([.C331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Norcasia</text:p>
          </table:table-cell>
          <table:table-cell office:value-type="string">
            <text:p>Caldas</text:p>
          </table:table-cell>
          <table:table-cell table:formula="of:=LOOKUP([.C332];[Hoja2.$B$1:.$B$35];[Hoja2.$A$1:.$A$35])" office:value-type="float" office:value="8">
            <text:p>8</text:p>
          </table:table-cell>
        </table:table-row>
        <table:table-row table:style-name="ro3">
          <table:table-cell office:value-type="float" office:value="334">
            <text:p>334</text:p>
          </table:table-cell>
          <table:table-cell office:value-type="string">
            <text:p>Pacora</text:p>
          </table:table-cell>
          <table:table-cell office:value-type="string">
            <text:p>Caldas</text:p>
          </table:table-cell>
          <table:table-cell table:formula="of:=LOOKUP([.C333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Palestina</text:p>
          </table:table-cell>
          <table:table-cell office:value-type="string">
            <text:p>Caldas</text:p>
          </table:table-cell>
          <table:table-cell table:formula="of:=LOOKUP([.C334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Pensilvania</text:p>
          </table:table-cell>
          <table:table-cell office:value-type="string">
            <text:p>Caldas</text:p>
          </table:table-cell>
          <table:table-cell table:formula="of:=LOOKUP([.C335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Riosucio</text:p>
          </table:table-cell>
          <table:table-cell office:value-type="string">
            <text:p>Caldas</text:p>
          </table:table-cell>
          <table:table-cell table:formula="of:=LOOKUP([.C336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Risaralda</text:p>
          </table:table-cell>
          <table:table-cell office:value-type="string">
            <text:p>Caldas</text:p>
          </table:table-cell>
          <table:table-cell table:formula="of:=LOOKUP([.C337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alamina</text:p>
          </table:table-cell>
          <table:table-cell office:value-type="string">
            <text:p>Caldas</text:p>
          </table:table-cell>
          <table:table-cell table:formula="of:=LOOKUP([.C338];[Hoja2.$B$1:.$B$35];[Hoja2.$A$1:.$A$35])" office:value-type="float" office:value="8">
            <text:p>8</text:p>
          </table:table-cell>
        </table:table-row>
        <table:table-row table:style-name="ro3">
          <table:table-cell office:value-type="float" office:value="340">
            <text:p>340</text:p>
          </table:table-cell>
          <table:table-cell office:value-type="string">
            <text:p>Samana</text:p>
          </table:table-cell>
          <table:table-cell office:value-type="string">
            <text:p>Caldas</text:p>
          </table:table-cell>
          <table:table-cell table:formula="of:=LOOKUP([.C339];[Hoja2.$B$1:.$B$35];[Hoja2.$A$1:.$A$35])" office:value-type="float" office:value="8">
            <text:p>8</text:p>
          </table:table-cell>
        </table:table-row>
        <table:table-row table:style-name="ro3">
          <table:table-cell office:value-type="float" office:value="341">
            <text:p>341</text:p>
          </table:table-cell>
          <table:table-cell office:value-type="string">
            <text:p>San Jose</text:p>
          </table:table-cell>
          <table:table-cell office:value-type="string">
            <text:p>Caldas</text:p>
          </table:table-cell>
          <table:table-cell table:formula="of:=LOOKUP([.C340];[Hoja2.$B$1:.$B$35];[Hoja2.$A$1:.$A$35])" office:value-type="float" office:value="8">
            <text:p>8</text:p>
          </table:table-cell>
        </table:table-row>
        <table:table-row table:style-name="ro3">
          <table:table-cell office:value-type="float" office:value="342">
            <text:p>342</text:p>
          </table:table-cell>
          <table:table-cell office:value-type="string">
            <text:p>Supia</text:p>
          </table:table-cell>
          <table:table-cell office:value-type="string">
            <text:p>Caldas</text:p>
          </table:table-cell>
          <table:table-cell table:formula="of:=LOOKUP([.C341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Victoria</text:p>
          </table:table-cell>
          <table:table-cell office:value-type="string">
            <text:p>Caldas</text:p>
          </table:table-cell>
          <table:table-cell table:formula="of:=LOOKUP([.C342];[Hoja2.$B$1:.$B$35];[Hoja2.$A$1:.$A$35])" office:value-type="float" office:value="8">
            <text:p>8</text:p>
          </table:table-cell>
        </table:table-row>
        <table:table-row table:style-name="ro3">
          <table:table-cell office:value-type="float" office:value="344">
            <text:p>344</text:p>
          </table:table-cell>
          <table:table-cell office:value-type="string">
            <text:p>Villamaria</text:p>
          </table:table-cell>
          <table:table-cell office:value-type="string">
            <text:p>Caldas</text:p>
          </table:table-cell>
          <table:table-cell table:formula="of:=LOOKUP([.C343];[Hoja2.$B$1:.$B$35];[Hoja2.$A$1:.$A$35])" office:value-type="float" office:value="8">
            <text:p>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Viterbo</text:p>
          </table:table-cell>
          <table:table-cell office:value-type="string">
            <text:p>Caldas</text:p>
          </table:table-cell>
          <table:table-cell table:formula="of:=LOOKUP([.C344];[Hoja2.$B$1:.$B$35];[Hoja2.$A$1:.$A$35])" office:value-type="float" office:value="8">
            <text:p>8</text:p>
          </table:table-cell>
        </table:table-row>
        <table:table-row table:style-name="ro3">
          <table:table-cell office:value-type="float" office:value="346">
            <text:p>346</text:p>
          </table:table-cell>
          <table:table-cell office:value-type="string">
            <text:p>Florencia</text:p>
          </table:table-cell>
          <table:table-cell office:value-type="string">
            <text:p>Caqueta</text:p>
          </table:table-cell>
          <table:table-cell table:formula="of:=LOOKUP([.C345];[Hoja2.$B$1:.$B$35];[Hoja2.$A$1:.$A$35])" office:value-type="float" office:value="9">
            <text:p>9</text:p>
          </table:table-cell>
        </table:table-row>
        <table:table-row table:style-name="ro3">
          <table:table-cell office:value-type="float" office:value="347">
            <text:p>347</text:p>
          </table:table-cell>
          <table:table-cell office:value-type="string">
            <text:p>Albania</text:p>
          </table:table-cell>
          <table:table-cell office:value-type="string">
            <text:p>Caqueta</text:p>
          </table:table-cell>
          <table:table-cell table:formula="of:=LOOKUP([.C346];[Hoja2.$B$1:.$B$35];[Hoja2.$A$1:.$A$35])" office:value-type="float" office:value="9">
            <text:p>9</text:p>
          </table:table-cell>
        </table:table-row>
        <table:table-row table:style-name="ro3">
          <table:table-cell office:value-type="float" office:value="348">
            <text:p>348</text:p>
          </table:table-cell>
          <table:table-cell office:value-type="string">
            <text:p>Belen Andaquies</text:p>
          </table:table-cell>
          <table:table-cell office:value-type="string">
            <text:p>Caqueta</text:p>
          </table:table-cell>
          <table:table-cell table:formula="of:=LOOKUP([.C347];[Hoja2.$B$1:.$B$35];[Hoja2.$A$1:.$A$35])" office:value-type="float" office:value="9">
            <text:p>9</text:p>
          </table:table-cell>
        </table:table-row>
        <table:table-row table:style-name="ro3">
          <table:table-cell office:value-type="float" office:value="349">
            <text:p>349</text:p>
          </table:table-cell>
          <table:table-cell office:value-type="string">
            <text:p>Cartagena Del Chaira</text:p>
          </table:table-cell>
          <table:table-cell office:value-type="string">
            <text:p>Caqueta</text:p>
          </table:table-cell>
          <table:table-cell table:formula="of:=LOOKUP([.C348];[Hoja2.$B$1:.$B$35];[Hoja2.$A$1:.$A$35])" office:value-type="float" office:value="9">
            <text:p>9</text:p>
          </table:table-cell>
        </table:table-row>
        <table:table-row table:style-name="ro3">
          <table:table-cell office:value-type="float" office:value="350">
            <text:p>350</text:p>
          </table:table-cell>
          <table:table-cell office:value-type="string">
            <text:p>Curillo</text:p>
          </table:table-cell>
          <table:table-cell office:value-type="string">
            <text:p>Caqueta</text:p>
          </table:table-cell>
          <table:table-cell table:formula="of:=LOOKUP([.C349];[Hoja2.$B$1:.$B$35];[Hoja2.$A$1:.$A$35])" office:value-type="float" office:value="9">
            <text:p>9</text:p>
          </table:table-cell>
        </table:table-row>
        <table:table-row table:style-name="ro3">
          <table:table-cell office:value-type="float" office:value="351">
            <text:p>351</text:p>
          </table:table-cell>
          <table:table-cell office:value-type="string">
            <text:p>El Doncello</text:p>
          </table:table-cell>
          <table:table-cell office:value-type="string">
            <text:p>Caqueta</text:p>
          </table:table-cell>
          <table:table-cell table:formula="of:=LOOKUP([.C350];[Hoja2.$B$1:.$B$35];[Hoja2.$A$1:.$A$35])" office:value-type="float" office:value="9">
            <text:p>9</text:p>
          </table:table-cell>
        </table:table-row>
        <table:table-row table:style-name="ro3">
          <table:table-cell office:value-type="float" office:value="352">
            <text:p>352</text:p>
          </table:table-cell>
          <table:table-cell office:value-type="string">
            <text:p>El Paujil</text:p>
          </table:table-cell>
          <table:table-cell office:value-type="string">
            <text:p>Caqueta</text:p>
          </table:table-cell>
          <table:table-cell table:formula="of:=LOOKUP([.C351];[Hoja2.$B$1:.$B$35];[Hoja2.$A$1:.$A$35])" office:value-type="float" office:value="9">
            <text:p>9</text:p>
          </table:table-cell>
        </table:table-row>
        <table:table-row table:style-name="ro3">
          <table:table-cell office:value-type="float" office:value="353">
            <text:p>353</text:p>
          </table:table-cell>
          <table:table-cell office:value-type="string">
            <text:p>La Montañita</text:p>
          </table:table-cell>
          <table:table-cell office:value-type="string">
            <text:p>Caqueta</text:p>
          </table:table-cell>
          <table:table-cell table:formula="of:=LOOKUP([.C352];[Hoja2.$B$1:.$B$35];[Hoja2.$A$1:.$A$35])" office:value-type="float" office:value="9">
            <text:p>9</text:p>
          </table:table-cell>
        </table:table-row>
        <table:table-row table:style-name="ro3">
          <table:table-cell office:value-type="float" office:value="354">
            <text:p>354</text:p>
          </table:table-cell>
          <table:table-cell office:value-type="string">
            <text:p>Milan</text:p>
          </table:table-cell>
          <table:table-cell office:value-type="string">
            <text:p>Caqueta</text:p>
          </table:table-cell>
          <table:table-cell table:formula="of:=LOOKUP([.C353];[Hoja2.$B$1:.$B$35];[Hoja2.$A$1:.$A$35])" office:value-type="float" office:value="9">
            <text:p>9</text:p>
          </table:table-cell>
        </table:table-row>
        <table:table-row table:style-name="ro3">
          <table:table-cell office:value-type="float" office:value="355">
            <text:p>355</text:p>
          </table:table-cell>
          <table:table-cell office:value-type="string">
            <text:p>Morelia</text:p>
          </table:table-cell>
          <table:table-cell office:value-type="string">
            <text:p>Caqueta</text:p>
          </table:table-cell>
          <table:table-cell table:formula="of:=LOOKUP([.C354];[Hoja2.$B$1:.$B$35];[Hoja2.$A$1:.$A$35])" office:value-type="float" office:value="9">
            <text:p>9</text:p>
          </table:table-cell>
        </table:table-row>
        <table:table-row table:style-name="ro3">
          <table:table-cell office:value-type="float" office:value="356">
            <text:p>356</text:p>
          </table:table-cell>
          <table:table-cell office:value-type="string">
            <text:p>Puerto Rico</text:p>
          </table:table-cell>
          <table:table-cell office:value-type="string">
            <text:p>Caqueta</text:p>
          </table:table-cell>
          <table:table-cell table:formula="of:=LOOKUP([.C355];[Hoja2.$B$1:.$B$35];[Hoja2.$A$1:.$A$35])" office:value-type="float" office:value="9">
            <text:p>9</text:p>
          </table:table-cell>
        </table:table-row>
        <table:table-row table:style-name="ro3">
          <table:table-cell office:value-type="float" office:value="357">
            <text:p>357</text:p>
          </table:table-cell>
          <table:table-cell office:value-type="string">
            <text:p>San Jose De Fragua</text:p>
          </table:table-cell>
          <table:table-cell office:value-type="string">
            <text:p>Caqueta</text:p>
          </table:table-cell>
          <table:table-cell table:formula="of:=LOOKUP([.C356];[Hoja2.$B$1:.$B$35];[Hoja2.$A$1:.$A$35])" office:value-type="float" office:value="9">
            <text:p>9</text:p>
          </table:table-cell>
        </table:table-row>
        <table:table-row table:style-name="ro3">
          <table:table-cell office:value-type="float" office:value="358">
            <text:p>358</text:p>
          </table:table-cell>
          <table:table-cell office:value-type="string">
            <text:p>San <text:s/>Vicente Del Caguan</text:p>
          </table:table-cell>
          <table:table-cell office:value-type="string">
            <text:p>Caqueta</text:p>
          </table:table-cell>
          <table:table-cell table:formula="of:=LOOKUP([.C357];[Hoja2.$B$1:.$B$35];[Hoja2.$A$1:.$A$35])" office:value-type="float" office:value="9">
            <text:p>9</text:p>
          </table:table-cell>
        </table:table-row>
        <table:table-row table:style-name="ro3">
          <table:table-cell office:value-type="float" office:value="359">
            <text:p>359</text:p>
          </table:table-cell>
          <table:table-cell office:value-type="string">
            <text:p>Solano</text:p>
          </table:table-cell>
          <table:table-cell office:value-type="string">
            <text:p>Caqueta</text:p>
          </table:table-cell>
          <table:table-cell table:formula="of:=LOOKUP([.C358];[Hoja2.$B$1:.$B$35];[Hoja2.$A$1:.$A$35])" office:value-type="float" office:value="9">
            <text:p>9</text:p>
          </table:table-cell>
        </table:table-row>
        <table:table-row table:style-name="ro3">
          <table:table-cell office:value-type="float" office:value="360">
            <text:p>360</text:p>
          </table:table-cell>
          <table:table-cell office:value-type="string">
            <text:p>Solita</text:p>
          </table:table-cell>
          <table:table-cell office:value-type="string">
            <text:p>Caqueta</text:p>
          </table:table-cell>
          <table:table-cell table:formula="of:=LOOKUP([.C359];[Hoja2.$B$1:.$B$35];[Hoja2.$A$1:.$A$35])" office:value-type="float" office:value="9">
            <text:p>9</text:p>
          </table:table-cell>
        </table:table-row>
        <table:table-row table:style-name="ro3">
          <table:table-cell office:value-type="float" office:value="361">
            <text:p>361</text:p>
          </table:table-cell>
          <table:table-cell office:value-type="string">
            <text:p>Valparaiso</text:p>
          </table:table-cell>
          <table:table-cell office:value-type="string">
            <text:p>Caqueta</text:p>
          </table:table-cell>
          <table:table-cell table:formula="of:=LOOKUP([.C360];[Hoja2.$B$1:.$B$35];[Hoja2.$A$1:.$A$35])" office:value-type="float" office:value="9">
            <text:p>9</text:p>
          </table:table-cell>
        </table:table-row>
        <table:table-row table:style-name="ro3">
          <table:table-cell office:value-type="float" office:value="362">
            <text:p>362</text:p>
          </table:table-cell>
          <table:table-cell office:value-type="string">
            <text:p>Popayan</text:p>
          </table:table-cell>
          <table:table-cell office:value-type="string">
            <text:p>Cauca</text:p>
          </table:table-cell>
          <table:table-cell table:formula="of:=LOOKUP([.C361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Almaguer</text:p>
          </table:table-cell>
          <table:table-cell office:value-type="string">
            <text:p>Cauca</text:p>
          </table:table-cell>
          <table:table-cell table:formula="of:=LOOKUP([.C362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Argelia</text:p>
          </table:table-cell>
          <table:table-cell office:value-type="string">
            <text:p>Cauca</text:p>
          </table:table-cell>
          <table:table-cell table:formula="of:=LOOKUP([.C363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Balboa</text:p>
          </table:table-cell>
          <table:table-cell office:value-type="string">
            <text:p>Cauca</text:p>
          </table:table-cell>
          <table:table-cell table:formula="of:=LOOKUP([.C364];[Hoja2.$B$1:.$B$35];[Hoja2.$A$1:.$A$35])" office:value-type="float" office:value="11">
            <text:p>11</text:p>
          </table:table-cell>
        </table:table-row>
        <table:table-row table:style-name="ro3">
          <table:table-cell office:value-type="float" office:value="366">
            <text:p>366</text:p>
          </table:table-cell>
          <table:table-cell office:value-type="string">
            <text:p>Bolivar</text:p>
          </table:table-cell>
          <table:table-cell office:value-type="string">
            <text:p>Cauca</text:p>
          </table:table-cell>
          <table:table-cell table:formula="of:=LOOKUP([.C365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Buenos Aires</text:p>
          </table:table-cell>
          <table:table-cell office:value-type="string">
            <text:p>Cauca</text:p>
          </table:table-cell>
          <table:table-cell table:formula="of:=LOOKUP([.C366];[Hoja2.$B$1:.$B$35];[Hoja2.$A$1:.$A$35])" office:value-type="float" office:value="11">
            <text:p>11</text:p>
          </table:table-cell>
        </table:table-row>
        <table:table-row table:style-name="ro3">
          <table:table-cell office:value-type="float" office:value="368">
            <text:p>368</text:p>
          </table:table-cell>
          <table:table-cell office:value-type="string">
            <text:p>Cajibio</text:p>
          </table:table-cell>
          <table:table-cell office:value-type="string">
            <text:p>Cauca</text:p>
          </table:table-cell>
          <table:table-cell table:formula="of:=LOOKUP([.C367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Caldono</text:p>
          </table:table-cell>
          <table:table-cell office:value-type="string">
            <text:p>Cauca</text:p>
          </table:table-cell>
          <table:table-cell table:formula="of:=LOOKUP([.C368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Caloto</text:p>
          </table:table-cell>
          <table:table-cell office:value-type="string">
            <text:p>Cauca</text:p>
          </table:table-cell>
          <table:table-cell table:formula="of:=LOOKUP([.C369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Corinto</text:p>
          </table:table-cell>
          <table:table-cell office:value-type="string">
            <text:p>Cauca</text:p>
          </table:table-cell>
          <table:table-cell table:formula="of:=LOOKUP([.C370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El Tambo</text:p>
          </table:table-cell>
          <table:table-cell office:value-type="string">
            <text:p>Cauca</text:p>
          </table:table-cell>
          <table:table-cell table:formula="of:=LOOKUP([.C371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Florencia</text:p>
          </table:table-cell>
          <table:table-cell office:value-type="string">
            <text:p>Cauca</text:p>
          </table:table-cell>
          <table:table-cell table:formula="of:=LOOKUP([.C372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Guapi</text:p>
          </table:table-cell>
          <table:table-cell office:value-type="string">
            <text:p>Cauca</text:p>
          </table:table-cell>
          <table:table-cell table:formula="of:=LOOKUP([.C373];[Hoja2.$B$1:.$B$35];[Hoja2.$A$1:.$A$35])" office:value-type="float" office:value="11">
            <text:p>11</text:p>
          </table:table-cell>
        </table:table-row>
        <table:table-row table:style-name="ro3">
          <table:table-cell office:value-type="float" office:value="375">
            <text:p>375</text:p>
          </table:table-cell>
          <table:table-cell office:value-type="string">
            <text:p>Inza</text:p>
          </table:table-cell>
          <table:table-cell office:value-type="string">
            <text:p>Cauca</text:p>
          </table:table-cell>
          <table:table-cell table:formula="of:=LOOKUP([.C374];[Hoja2.$B$1:.$B$35];[Hoja2.$A$1:.$A$35])" office:value-type="float" office:value="11">
            <text:p>11</text:p>
          </table:table-cell>
        </table:table-row>
        <table:table-row table:style-name="ro3">
          <table:table-cell office:value-type="float" office:value="376">
            <text:p>376</text:p>
          </table:table-cell>
          <table:table-cell office:value-type="string">
            <text:p>Jambalo</text:p>
          </table:table-cell>
          <table:table-cell office:value-type="string">
            <text:p>Cauca</text:p>
          </table:table-cell>
          <table:table-cell table:formula="of:=LOOKUP([.C375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La Sierra</text:p>
          </table:table-cell>
          <table:table-cell office:value-type="string">
            <text:p>Cauca</text:p>
          </table:table-cell>
          <table:table-cell table:formula="of:=LOOKUP([.C376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La Vega</text:p>
          </table:table-cell>
          <table:table-cell office:value-type="string">
            <text:p>Cauca</text:p>
          </table:table-cell>
          <table:table-cell table:formula="of:=LOOKUP([.C377];[Hoja2.$B$1:.$B$35];[Hoja2.$A$1:.$A$35])" office:value-type="float" office:value="11">
            <text:p>11</text:p>
          </table:table-cell>
        </table:table-row>
        <table:table-row table:style-name="ro3">
          <table:table-cell office:value-type="float" office:value="379">
            <text:p>379</text:p>
          </table:table-cell>
          <table:table-cell office:value-type="string">
            <text:p>Lopez</text:p>
          </table:table-cell>
          <table:table-cell office:value-type="string">
            <text:p>Cauca</text:p>
          </table:table-cell>
          <table:table-cell table:formula="of:=LOOKUP([.C378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Mercaderes</text:p>
          </table:table-cell>
          <table:table-cell office:value-type="string">
            <text:p>Cauca</text:p>
          </table:table-cell>
          <table:table-cell table:formula="of:=LOOKUP([.C379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iranda</text:p>
          </table:table-cell>
          <table:table-cell office:value-type="string">
            <text:p>Cauca</text:p>
          </table:table-cell>
          <table:table-cell table:formula="of:=LOOKUP([.C380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Morales</text:p>
          </table:table-cell>
          <table:table-cell office:value-type="string">
            <text:p>Cauca</text:p>
          </table:table-cell>
          <table:table-cell table:formula="of:=LOOKUP([.C381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Padilla</text:p>
          </table:table-cell>
          <table:table-cell office:value-type="string">
            <text:p>Cauca</text:p>
          </table:table-cell>
          <table:table-cell table:formula="of:=LOOKUP([.C382];[Hoja2.$B$1:.$B$35];[Hoja2.$A$1:.$A$35])" office:value-type="float" office:value="11">
            <text:p>11</text:p>
          </table:table-cell>
        </table:table-row>
        <table:table-row table:style-name="ro3">
          <table:table-cell office:value-type="float" office:value="384">
            <text:p>384</text:p>
          </table:table-cell>
          <table:table-cell office:value-type="string">
            <text:p>Paez</text:p>
          </table:table-cell>
          <table:table-cell office:value-type="string">
            <text:p>Cauca</text:p>
          </table:table-cell>
          <table:table-cell table:formula="of:=LOOKUP([.C383];[Hoja2.$B$1:.$B$35];[Hoja2.$A$1:.$A$35])" office:value-type="float" office:value="11">
            <text:p>11</text:p>
          </table:table-cell>
        </table:table-row>
        <table:table-row table:style-name="ro3">
          <table:table-cell office:value-type="float" office:value="385">
            <text:p>385</text:p>
          </table:table-cell>
          <table:table-cell office:value-type="string">
            <text:p>Patia (EL Bordo)</text:p>
          </table:table-cell>
          <table:table-cell office:value-type="string">
            <text:p>Cauca</text:p>
          </table:table-cell>
          <table:table-cell table:formula="of:=LOOKUP([.C384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Piamonte</text:p>
          </table:table-cell>
          <table:table-cell office:value-type="string">
            <text:p>Cauca</text:p>
          </table:table-cell>
          <table:table-cell table:formula="of:=LOOKUP([.C385];[Hoja2.$B$1:.$B$35];[Hoja2.$A$1:.$A$35])" office:value-type="float" office:value="11">
            <text:p>11</text:p>
          </table:table-cell>
        </table:table-row>
        <table:table-row table:style-name="ro3">
          <table:table-cell office:value-type="float" office:value="387">
            <text:p>387</text:p>
          </table:table-cell>
          <table:table-cell office:value-type="string">
            <text:p>Piendamo</text:p>
          </table:table-cell>
          <table:table-cell office:value-type="string">
            <text:p>Cauca</text:p>
          </table:table-cell>
          <table:table-cell table:formula="of:=LOOKUP([.C386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Puerto Tejada</text:p>
          </table:table-cell>
          <table:table-cell office:value-type="string">
            <text:p>Cauca</text:p>
          </table:table-cell>
          <table:table-cell table:formula="of:=LOOKUP([.C387];[Hoja2.$B$1:.$B$35];[Hoja2.$A$1:.$A$35])" office:value-type="float" office:value="11">
            <text:p>11</text:p>
          </table:table-cell>
        </table:table-row>
        <table:table-row table:style-name="ro3">
          <table:table-cell office:value-type="float" office:value="389">
            <text:p>389</text:p>
          </table:table-cell>
          <table:table-cell office:value-type="string">
            <text:p>Purace</text:p>
          </table:table-cell>
          <table:table-cell office:value-type="string">
            <text:p>Cauca</text:p>
          </table:table-cell>
          <table:table-cell table:formula="of:=LOOKUP([.C388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Rosas</text:p>
          </table:table-cell>
          <table:table-cell office:value-type="string">
            <text:p>Cauca</text:p>
          </table:table-cell>
          <table:table-cell table:formula="of:=LOOKUP([.C389];[Hoja2.$B$1:.$B$35];[Hoja2.$A$1:.$A$35])" office:value-type="float" office:value="11">
            <text:p>11</text:p>
          </table:table-cell>
        </table:table-row>
        <table:table-row table:style-name="ro3">
          <table:table-cell office:value-type="float" office:value="391">
            <text:p>391</text:p>
          </table:table-cell>
          <table:table-cell office:value-type="string">
            <text:p>San Sebastian</text:p>
          </table:table-cell>
          <table:table-cell office:value-type="string">
            <text:p>Cauca</text:p>
          </table:table-cell>
          <table:table-cell table:formula="of:=LOOKUP([.C390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antander De Quilichao</text:p>
          </table:table-cell>
          <table:table-cell office:value-type="string">
            <text:p>Cauca</text:p>
          </table:table-cell>
          <table:table-cell table:formula="of:=LOOKUP([.C391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anta Rosa</text:p>
          </table:table-cell>
          <table:table-cell office:value-type="string">
            <text:p>Cauca</text:p>
          </table:table-cell>
          <table:table-cell table:formula="of:=LOOKUP([.C392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Silvia</text:p>
          </table:table-cell>
          <table:table-cell office:value-type="string">
            <text:p>Cauca</text:p>
          </table:table-cell>
          <table:table-cell table:formula="of:=LOOKUP([.C393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otara</text:p>
          </table:table-cell>
          <table:table-cell office:value-type="string">
            <text:p>Cauca</text:p>
          </table:table-cell>
          <table:table-cell table:formula="of:=LOOKUP([.C394];[Hoja2.$B$1:.$B$35];[Hoja2.$A$1:.$A$35])" office:value-type="float" office:value="11">
            <text:p>11</text:p>
          </table:table-cell>
        </table:table-row>
        <table:table-row table:style-name="ro3">
          <table:table-cell office:value-type="float" office:value="396">
            <text:p>396</text:p>
          </table:table-cell>
          <table:table-cell office:value-type="string">
            <text:p>Suarez</text:p>
          </table:table-cell>
          <table:table-cell office:value-type="string">
            <text:p>Cauca</text:p>
          </table:table-cell>
          <table:table-cell table:formula="of:=LOOKUP([.C395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Sucre</text:p>
          </table:table-cell>
          <table:table-cell office:value-type="string">
            <text:p>Cauca</text:p>
          </table:table-cell>
          <table:table-cell table:formula="of:=LOOKUP([.C396];[Hoja2.$B$1:.$B$35];[Hoja2.$A$1:.$A$35])" office:value-type="float" office:value="11">
            <text:p>11</text:p>
          </table:table-cell>
        </table:table-row>
        <table:table-row table:style-name="ro3">
          <table:table-cell office:value-type="float" office:value="398">
            <text:p>398</text:p>
          </table:table-cell>
          <table:table-cell office:value-type="string">
            <text:p>Timbio</text:p>
          </table:table-cell>
          <table:table-cell office:value-type="string">
            <text:p>Cauca</text:p>
          </table:table-cell>
          <table:table-cell table:formula="of:=LOOKUP([.C397];[Hoja2.$B$1:.$B$35];[Hoja2.$A$1:.$A$35])" office:value-type="float" office:value="11">
            <text:p>11</text:p>
          </table:table-cell>
        </table:table-row>
        <table:table-row table:style-name="ro3">
          <table:table-cell office:value-type="float" office:value="399">
            <text:p>399</text:p>
          </table:table-cell>
          <table:table-cell office:value-type="string">
            <text:p>Timbiqui</text:p>
          </table:table-cell>
          <table:table-cell office:value-type="string">
            <text:p>Cauca</text:p>
          </table:table-cell>
          <table:table-cell table:formula="of:=LOOKUP([.C398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Toribio</text:p>
          </table:table-cell>
          <table:table-cell office:value-type="string">
            <text:p>Cauca</text:p>
          </table:table-cell>
          <table:table-cell table:formula="of:=LOOKUP([.C399];[Hoja2.$B$1:.$B$35];[Hoja2.$A$1:.$A$35])" office:value-type="float" office:value="11">
            <text:p>11</text:p>
          </table:table-cell>
        </table:table-row>
        <table:table-row table:style-name="ro3">
          <table:table-cell office:value-type="float" office:value="401">
            <text:p>401</text:p>
          </table:table-cell>
          <table:table-cell office:value-type="string">
            <text:p>Totoro</text:p>
          </table:table-cell>
          <table:table-cell office:value-type="string">
            <text:p>Cauca</text:p>
          </table:table-cell>
          <table:table-cell table:formula="of:=LOOKUP([.C400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Villa Rica</text:p>
          </table:table-cell>
          <table:table-cell office:value-type="string">
            <text:p>Cauca</text:p>
          </table:table-cell>
          <table:table-cell table:formula="of:=LOOKUP([.C401];[Hoja2.$B$1:.$B$35];[Hoja2.$A$1:.$A$35])" office:value-type="float" office:value="11">
            <text:p>1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Valledupar</text:p>
          </table:table-cell>
          <table:table-cell office:value-type="string">
            <text:p>Cesar</text:p>
          </table:table-cell>
          <table:table-cell table:formula="of:=LOOKUP([.C402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Aguachica</text:p>
          </table:table-cell>
          <table:table-cell office:value-type="string">
            <text:p>Cesar</text:p>
          </table:table-cell>
          <table:table-cell table:formula="of:=LOOKUP([.C403];[Hoja2.$B$1:.$B$35];[Hoja2.$A$1:.$A$35])" office:value-type="float" office:value="12">
            <text:p>12</text:p>
          </table:table-cell>
        </table:table-row>
        <table:table-row table:style-name="ro3">
          <table:table-cell office:value-type="float" office:value="405">
            <text:p>405</text:p>
          </table:table-cell>
          <table:table-cell office:value-type="string">
            <text:p>Agustin Codazzi</text:p>
          </table:table-cell>
          <table:table-cell office:value-type="string">
            <text:p>Cesar</text:p>
          </table:table-cell>
          <table:table-cell table:formula="of:=LOOKUP([.C404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Astrea</text:p>
          </table:table-cell>
          <table:table-cell office:value-type="string">
            <text:p>Cesar</text:p>
          </table:table-cell>
          <table:table-cell table:formula="of:=LOOKUP([.C405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Becerril</text:p>
          </table:table-cell>
          <table:table-cell office:value-type="string">
            <text:p>Cesar</text:p>
          </table:table-cell>
          <table:table-cell table:formula="of:=LOOKUP([.C406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Bosconia</text:p>
          </table:table-cell>
          <table:table-cell office:value-type="string">
            <text:p>Cesar</text:p>
          </table:table-cell>
          <table:table-cell table:formula="of:=LOOKUP([.C407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Chimichagua</text:p>
          </table:table-cell>
          <table:table-cell office:value-type="string">
            <text:p>Cesar</text:p>
          </table:table-cell>
          <table:table-cell table:formula="of:=LOOKUP([.C408];[Hoja2.$B$1:.$B$35];[Hoja2.$A$1:.$A$35])" office:value-type="float" office:value="12">
            <text:p>12</text:p>
          </table:table-cell>
        </table:table-row>
        <table:table-row table:style-name="ro3">
          <table:table-cell office:value-type="float" office:value="410">
            <text:p>410</text:p>
          </table:table-cell>
          <table:table-cell office:value-type="string">
            <text:p>Chiriguana</text:p>
          </table:table-cell>
          <table:table-cell office:value-type="string">
            <text:p>Cesar</text:p>
          </table:table-cell>
          <table:table-cell table:formula="of:=LOOKUP([.C409];[Hoja2.$B$1:.$B$35];[Hoja2.$A$1:.$A$35])" office:value-type="float" office:value="12">
            <text:p>12</text:p>
          </table:table-cell>
        </table:table-row>
        <table:table-row table:style-name="ro3">
          <table:table-cell office:value-type="float" office:value="411">
            <text:p>411</text:p>
          </table:table-cell>
          <table:table-cell office:value-type="string">
            <text:p>Curumani</text:p>
          </table:table-cell>
          <table:table-cell office:value-type="string">
            <text:p>Cesar</text:p>
          </table:table-cell>
          <table:table-cell table:formula="of:=LOOKUP([.C410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 Copey</text:p>
          </table:table-cell>
          <table:table-cell office:value-type="string">
            <text:p>Cesar</text:p>
          </table:table-cell>
          <table:table-cell table:formula="of:=LOOKUP([.C411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 Paso</text:p>
          </table:table-cell>
          <table:table-cell office:value-type="string">
            <text:p>Cesar</text:p>
          </table:table-cell>
          <table:table-cell table:formula="of:=LOOKUP([.C412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Gamarra</text:p>
          </table:table-cell>
          <table:table-cell office:value-type="string">
            <text:p>Cesar</text:p>
          </table:table-cell>
          <table:table-cell table:formula="of:=LOOKUP([.C413];[Hoja2.$B$1:.$B$35];[Hoja2.$A$1:.$A$35])" office:value-type="float" office:value="12">
            <text:p>12</text:p>
          </table:table-cell>
        </table:table-row>
        <table:table-row table:style-name="ro3">
          <table:table-cell office:value-type="float" office:value="415">
            <text:p>415</text:p>
          </table:table-cell>
          <table:table-cell office:value-type="string">
            <text:p>Gonzalez</text:p>
          </table:table-cell>
          <table:table-cell office:value-type="string">
            <text:p>Cesar</text:p>
          </table:table-cell>
          <table:table-cell table:formula="of:=LOOKUP([.C414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La Gloria</text:p>
          </table:table-cell>
          <table:table-cell office:value-type="string">
            <text:p>Cesar</text:p>
          </table:table-cell>
          <table:table-cell table:formula="of:=LOOKUP([.C415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La Jagua De Ibirico</text:p>
          </table:table-cell>
          <table:table-cell office:value-type="string">
            <text:p>Cesar</text:p>
          </table:table-cell>
          <table:table-cell table:formula="of:=LOOKUP([.C416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Manaure</text:p>
          </table:table-cell>
          <table:table-cell office:value-type="string">
            <text:p>Cesar</text:p>
          </table:table-cell>
          <table:table-cell table:formula="of:=LOOKUP([.C417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Pailitas</text:p>
          </table:table-cell>
          <table:table-cell office:value-type="string">
            <text:p>Cesar</text:p>
          </table:table-cell>
          <table:table-cell table:formula="of:=LOOKUP([.C418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Pelaya</text:p>
          </table:table-cell>
          <table:table-cell office:value-type="string">
            <text:p>Cesar</text:p>
          </table:table-cell>
          <table:table-cell table:formula="of:=LOOKUP([.C419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Pueblo Bello</text:p>
          </table:table-cell>
          <table:table-cell office:value-type="string">
            <text:p>Cesar</text:p>
          </table:table-cell>
          <table:table-cell table:formula="of:=LOOKUP([.C420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Rio De Oro</text:p>
          </table:table-cell>
          <table:table-cell office:value-type="string">
            <text:p>Cesar</text:p>
          </table:table-cell>
          <table:table-cell table:formula="of:=LOOKUP([.C421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Robles (LA Paz)</text:p>
          </table:table-cell>
          <table:table-cell office:value-type="string">
            <text:p>Cesar</text:p>
          </table:table-cell>
          <table:table-cell table:formula="of:=LOOKUP([.C422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an Alberto</text:p>
          </table:table-cell>
          <table:table-cell office:value-type="string">
            <text:p>Cesar</text:p>
          </table:table-cell>
          <table:table-cell table:formula="of:=LOOKUP([.C423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an Diego</text:p>
          </table:table-cell>
          <table:table-cell office:value-type="string">
            <text:p>Cesar</text:p>
          </table:table-cell>
          <table:table-cell table:formula="of:=LOOKUP([.C424];[Hoja2.$B$1:.$B$35];[Hoja2.$A$1:.$A$35])" office:value-type="float" office:value="12">
            <text:p>12</text:p>
          </table:table-cell>
        </table:table-row>
        <table:table-row table:style-name="ro3">
          <table:table-cell office:value-type="float" office:value="426">
            <text:p>426</text:p>
          </table:table-cell>
          <table:table-cell office:value-type="string">
            <text:p>San Martin</text:p>
          </table:table-cell>
          <table:table-cell office:value-type="string">
            <text:p>Cesar</text:p>
          </table:table-cell>
          <table:table-cell table:formula="of:=LOOKUP([.C425];[Hoja2.$B$1:.$B$35];[Hoja2.$A$1:.$A$35])" office:value-type="float" office:value="12">
            <text:p>12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Tamalameque</text:p>
          </table:table-cell>
          <table:table-cell office:value-type="string">
            <text:p>Cesar</text:p>
          </table:table-cell>
          <table:table-cell table:formula="of:=LOOKUP([.C426];[Hoja2.$B$1:.$B$35];[Hoja2.$A$1:.$A$35])" office:value-type="float" office:value="12">
            <text:p>12</text:p>
          </table:table-cell>
        </table:table-row>
        <table:table-row table:style-name="ro3">
          <table:table-cell office:value-type="float" office:value="428">
            <text:p>428</text:p>
          </table:table-cell>
          <table:table-cell office:value-type="string">
            <text:p>Monteria</text:p>
          </table:table-cell>
          <table:table-cell office:value-type="string">
            <text:p>Cordoba</text:p>
          </table:table-cell>
          <table:table-cell table:formula="of:=LOOKUP([.C427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29">
            <text:p>429</text:p>
          </table:table-cell>
          <table:table-cell office:value-type="string">
            <text:p>Ayapel</text:p>
          </table:table-cell>
          <table:table-cell office:value-type="string">
            <text:p>Cordoba</text:p>
          </table:table-cell>
          <table:table-cell table:formula="of:=LOOKUP([.C428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30">
            <text:p>430</text:p>
          </table:table-cell>
          <table:table-cell office:value-type="string">
            <text:p>Buenavista</text:p>
          </table:table-cell>
          <table:table-cell office:value-type="string">
            <text:p>Cordoba</text:p>
          </table:table-cell>
          <table:table-cell table:formula="of:=LOOKUP([.C429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31">
            <text:p>431</text:p>
          </table:table-cell>
          <table:table-cell office:value-type="string">
            <text:p>Canalete</text:p>
          </table:table-cell>
          <table:table-cell office:value-type="string">
            <text:p>Cordoba</text:p>
          </table:table-cell>
          <table:table-cell table:formula="of:=LOOKUP([.C430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32">
            <text:p>432</text:p>
          </table:table-cell>
          <table:table-cell office:value-type="string">
            <text:p>Cerete</text:p>
          </table:table-cell>
          <table:table-cell office:value-type="string">
            <text:p>Cordoba</text:p>
          </table:table-cell>
          <table:table-cell table:formula="of:=LOOKUP([.C431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33">
            <text:p>433</text:p>
          </table:table-cell>
          <table:table-cell office:value-type="string">
            <text:p>Chima</text:p>
          </table:table-cell>
          <table:table-cell office:value-type="string">
            <text:p>Cordoba</text:p>
          </table:table-cell>
          <table:table-cell table:formula="of:=LOOKUP([.C432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34">
            <text:p>434</text:p>
          </table:table-cell>
          <table:table-cell office:value-type="string">
            <text:p>Chinu</text:p>
          </table:table-cell>
          <table:table-cell office:value-type="string">
            <text:p>Cordoba</text:p>
          </table:table-cell>
          <table:table-cell table:formula="of:=LOOKUP([.C433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35">
            <text:p>435</text:p>
          </table:table-cell>
          <table:table-cell office:value-type="string">
            <text:p>Cienaga De Oro</text:p>
          </table:table-cell>
          <table:table-cell office:value-type="string">
            <text:p>Cordoba</text:p>
          </table:table-cell>
          <table:table-cell table:formula="of:=LOOKUP([.C434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36">
            <text:p>436</text:p>
          </table:table-cell>
          <table:table-cell office:value-type="string">
            <text:p>Cotorra</text:p>
          </table:table-cell>
          <table:table-cell office:value-type="string">
            <text:p>Cordoba</text:p>
          </table:table-cell>
          <table:table-cell table:formula="of:=LOOKUP([.C435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37">
            <text:p>437</text:p>
          </table:table-cell>
          <table:table-cell office:value-type="string">
            <text:p>La Apartada</text:p>
          </table:table-cell>
          <table:table-cell office:value-type="string">
            <text:p>Cordoba</text:p>
          </table:table-cell>
          <table:table-cell table:formula="of:=LOOKUP([.C436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38">
            <text:p>438</text:p>
          </table:table-cell>
          <table:table-cell office:value-type="string">
            <text:p>Lorica</text:p>
          </table:table-cell>
          <table:table-cell office:value-type="string">
            <text:p>Cordoba</text:p>
          </table:table-cell>
          <table:table-cell table:formula="of:=LOOKUP([.C437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39">
            <text:p>439</text:p>
          </table:table-cell>
          <table:table-cell office:value-type="string">
            <text:p>Los Cordobas</text:p>
          </table:table-cell>
          <table:table-cell office:value-type="string">
            <text:p>Cordoba</text:p>
          </table:table-cell>
          <table:table-cell table:formula="of:=LOOKUP([.C438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40">
            <text:p>440</text:p>
          </table:table-cell>
          <table:table-cell office:value-type="string">
            <text:p>Momil</text:p>
          </table:table-cell>
          <table:table-cell office:value-type="string">
            <text:p>Cordoba</text:p>
          </table:table-cell>
          <table:table-cell table:formula="of:=LOOKUP([.C439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41">
            <text:p>441</text:p>
          </table:table-cell>
          <table:table-cell office:value-type="string">
            <text:p>Montelibano</text:p>
          </table:table-cell>
          <table:table-cell office:value-type="string">
            <text:p>Cordoba</text:p>
          </table:table-cell>
          <table:table-cell table:formula="of:=LOOKUP([.C440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42">
            <text:p>442</text:p>
          </table:table-cell>
          <table:table-cell office:value-type="string">
            <text:p>Moñitos</text:p>
          </table:table-cell>
          <table:table-cell office:value-type="string">
            <text:p>Cordoba</text:p>
          </table:table-cell>
          <table:table-cell table:formula="of:=LOOKUP([.C441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43">
            <text:p>443</text:p>
          </table:table-cell>
          <table:table-cell office:value-type="string">
            <text:p>Planeta Rica</text:p>
          </table:table-cell>
          <table:table-cell office:value-type="string">
            <text:p>Cordoba</text:p>
          </table:table-cell>
          <table:table-cell table:formula="of:=LOOKUP([.C442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44">
            <text:p>444</text:p>
          </table:table-cell>
          <table:table-cell office:value-type="string">
            <text:p>Pueblo Nuevo</text:p>
          </table:table-cell>
          <table:table-cell office:value-type="string">
            <text:p>Cordoba</text:p>
          </table:table-cell>
          <table:table-cell table:formula="of:=LOOKUP([.C443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45">
            <text:p>445</text:p>
          </table:table-cell>
          <table:table-cell office:value-type="string">
            <text:p>Puerto Escondido</text:p>
          </table:table-cell>
          <table:table-cell office:value-type="string">
            <text:p>Cordoba</text:p>
          </table:table-cell>
          <table:table-cell table:formula="of:=LOOKUP([.C444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46">
            <text:p>446</text:p>
          </table:table-cell>
          <table:table-cell office:value-type="string">
            <text:p>Puerto Libertador</text:p>
          </table:table-cell>
          <table:table-cell office:value-type="string">
            <text:p>Cordoba</text:p>
          </table:table-cell>
          <table:table-cell table:formula="of:=LOOKUP([.C445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47">
            <text:p>447</text:p>
          </table:table-cell>
          <table:table-cell office:value-type="string">
            <text:p>Purisima</text:p>
          </table:table-cell>
          <table:table-cell office:value-type="string">
            <text:p>Cordoba</text:p>
          </table:table-cell>
          <table:table-cell table:formula="of:=LOOKUP([.C446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48">
            <text:p>448</text:p>
          </table:table-cell>
          <table:table-cell office:value-type="string">
            <text:p>Sahagun</text:p>
          </table:table-cell>
          <table:table-cell office:value-type="string">
            <text:p>Cordoba</text:p>
          </table:table-cell>
          <table:table-cell table:formula="of:=LOOKUP([.C447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49">
            <text:p>449</text:p>
          </table:table-cell>
          <table:table-cell office:value-type="string">
            <text:p>San Andres Sotavento</text:p>
          </table:table-cell>
          <table:table-cell office:value-type="string">
            <text:p>Cordoba</text:p>
          </table:table-cell>
          <table:table-cell table:formula="of:=LOOKUP([.C448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50">
            <text:p>450</text:p>
          </table:table-cell>
          <table:table-cell office:value-type="string">
            <text:p>San Antero</text:p>
          </table:table-cell>
          <table:table-cell office:value-type="string">
            <text:p>Cordoba</text:p>
          </table:table-cell>
          <table:table-cell table:formula="of:=LOOKUP([.C449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51">
            <text:p>451</text:p>
          </table:table-cell>
          <table:table-cell office:value-type="string">
            <text:p>San Bernardo Viento</text:p>
          </table:table-cell>
          <table:table-cell office:value-type="string">
            <text:p>Cordoba</text:p>
          </table:table-cell>
          <table:table-cell table:formula="of:=LOOKUP([.C450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52">
            <text:p>452</text:p>
          </table:table-cell>
          <table:table-cell office:value-type="string">
            <text:p>San Carlos</text:p>
          </table:table-cell>
          <table:table-cell office:value-type="string">
            <text:p>Cordoba</text:p>
          </table:table-cell>
          <table:table-cell table:formula="of:=LOOKUP([.C451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53">
            <text:p>453</text:p>
          </table:table-cell>
          <table:table-cell office:value-type="string">
            <text:p>San Pelayo</text:p>
          </table:table-cell>
          <table:table-cell office:value-type="string">
            <text:p>Cordoba</text:p>
          </table:table-cell>
          <table:table-cell table:formula="of:=LOOKUP([.C452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54">
            <text:p>454</text:p>
          </table:table-cell>
          <table:table-cell office:value-type="string">
            <text:p>Tierralta</text:p>
          </table:table-cell>
          <table:table-cell office:value-type="string">
            <text:p>Cordoba</text:p>
          </table:table-cell>
          <table:table-cell table:formula="of:=LOOKUP([.C453];[Hoja2.$B$1:.$B$35];[Hoja2.$A$1:.$A$35])" office:value-type="float" office:value="14">
            <text:p>14</text:p>
          </table:table-cell>
        </table:table-row>
        <table:table-row table:style-name="ro3">
          <table:table-cell office:value-type="float" office:value="455">
            <text:p>455</text:p>
          </table:table-cell>
          <table:table-cell office:value-type="string">
            <text:p>Valencia</text:p>
          </table:table-cell>
          <table:table-cell office:value-type="string">
            <text:p>Cordoba</text:p>
          </table:table-cell>
          <table:table-cell table:formula="of:=LOOKUP([.C454];[Hoja2.$B$1:.$B$35];[Hoja2.$A$1:.$A$35])" office:value-type="float" office:value="14">
            <text:p>14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Agua De Dios</text:p>
          </table:table-cell>
          <table:table-cell office:value-type="string">
            <text:p>Cundinamarca</text:p>
          </table:table-cell>
          <table:table-cell table:formula="of:=LOOKUP([.C455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57">
            <text:p>457</text:p>
          </table:table-cell>
          <table:table-cell office:value-type="string">
            <text:p>Alban</text:p>
          </table:table-cell>
          <table:table-cell office:value-type="string">
            <text:p>Cundinamarca</text:p>
          </table:table-cell>
          <table:table-cell table:formula="of:=LOOKUP([.C45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Anapoima</text:p>
          </table:table-cell>
          <table:table-cell office:value-type="string">
            <text:p>Cundinamarca</text:p>
          </table:table-cell>
          <table:table-cell table:formula="of:=LOOKUP([.C45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Anolaima</text:p>
          </table:table-cell>
          <table:table-cell office:value-type="string">
            <text:p>Cundinamarca</text:p>
          </table:table-cell>
          <table:table-cell table:formula="of:=LOOKUP([.C458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60">
            <text:p>460</text:p>
          </table:table-cell>
          <table:table-cell office:value-type="string">
            <text:p>Arbelaez</text:p>
          </table:table-cell>
          <table:table-cell office:value-type="string">
            <text:p>Cundinamarca</text:p>
          </table:table-cell>
          <table:table-cell table:formula="of:=LOOKUP([.C459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61">
            <text:p>461</text:p>
          </table:table-cell>
          <table:table-cell office:value-type="string">
            <text:p>Beltran</text:p>
          </table:table-cell>
          <table:table-cell office:value-type="string">
            <text:p>Cundinamarca</text:p>
          </table:table-cell>
          <table:table-cell table:formula="of:=LOOKUP([.C46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Bituima</text:p>
          </table:table-cell>
          <table:table-cell office:value-type="string">
            <text:p>Cundinamarca</text:p>
          </table:table-cell>
          <table:table-cell table:formula="of:=LOOKUP([.C461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63">
            <text:p>463</text:p>
          </table:table-cell>
          <table:table-cell office:value-type="string">
            <text:p>Bojaca</text:p>
          </table:table-cell>
          <table:table-cell office:value-type="string">
            <text:p>Cundinamarca</text:p>
          </table:table-cell>
          <table:table-cell table:formula="of:=LOOKUP([.C46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Cabrera</text:p>
          </table:table-cell>
          <table:table-cell office:value-type="string">
            <text:p>Cundinamarca</text:p>
          </table:table-cell>
          <table:table-cell table:formula="of:=LOOKUP([.C46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achipay</text:p>
          </table:table-cell>
          <table:table-cell office:value-type="string">
            <text:p>Cundinamarca</text:p>
          </table:table-cell>
          <table:table-cell table:formula="of:=LOOKUP([.C464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66">
            <text:p>466</text:p>
          </table:table-cell>
          <table:table-cell office:value-type="string">
            <text:p>Cajica</text:p>
          </table:table-cell>
          <table:table-cell office:value-type="string">
            <text:p>Cundinamarca</text:p>
          </table:table-cell>
          <table:table-cell table:formula="of:=LOOKUP([.C465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67">
            <text:p>467</text:p>
          </table:table-cell>
          <table:table-cell office:value-type="string">
            <text:p>Caparrapi</text:p>
          </table:table-cell>
          <table:table-cell office:value-type="string">
            <text:p>Cundinamarca</text:p>
          </table:table-cell>
          <table:table-cell table:formula="of:=LOOKUP([.C46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Caqueza</text:p>
          </table:table-cell>
          <table:table-cell office:value-type="string">
            <text:p>Cundinamarca</text:p>
          </table:table-cell>
          <table:table-cell table:formula="of:=LOOKUP([.C46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Carmen De Carupa</text:p>
          </table:table-cell>
          <table:table-cell office:value-type="string">
            <text:p>Cundinamarca</text:p>
          </table:table-cell>
          <table:table-cell table:formula="of:=LOOKUP([.C468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70">
            <text:p>470</text:p>
          </table:table-cell>
          <table:table-cell office:value-type="string">
            <text:p>Chaguani</text:p>
          </table:table-cell>
          <table:table-cell office:value-type="string">
            <text:p>Cundinamarca</text:p>
          </table:table-cell>
          <table:table-cell table:formula="of:=LOOKUP([.C469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71">
            <text:p>471</text:p>
          </table:table-cell>
          <table:table-cell office:value-type="string">
            <text:p>Chia</text:p>
          </table:table-cell>
          <table:table-cell office:value-type="string">
            <text:p>Cundinamarca</text:p>
          </table:table-cell>
          <table:table-cell table:formula="of:=LOOKUP([.C47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Chipaque</text:p>
          </table:table-cell>
          <table:table-cell office:value-type="string">
            <text:p>Cundinamarca</text:p>
          </table:table-cell>
          <table:table-cell table:formula="of:=LOOKUP([.C471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73">
            <text:p>473</text:p>
          </table:table-cell>
          <table:table-cell office:value-type="string">
            <text:p>Choachi</text:p>
          </table:table-cell>
          <table:table-cell office:value-type="string">
            <text:p>Cundinamarca</text:p>
          </table:table-cell>
          <table:table-cell table:formula="of:=LOOKUP([.C472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74">
            <text:p>474</text:p>
          </table:table-cell>
          <table:table-cell office:value-type="string">
            <text:p>Choconta</text:p>
          </table:table-cell>
          <table:table-cell office:value-type="string">
            <text:p>Cundinamarca</text:p>
          </table:table-cell>
          <table:table-cell table:formula="of:=LOOKUP([.C47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Cogua</text:p>
          </table:table-cell>
          <table:table-cell office:value-type="string">
            <text:p>Cundinamarca</text:p>
          </table:table-cell>
          <table:table-cell table:formula="of:=LOOKUP([.C474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Cota</text:p>
          </table:table-cell>
          <table:table-cell office:value-type="string">
            <text:p>Cundinamarca</text:p>
          </table:table-cell>
          <table:table-cell table:formula="of:=LOOKUP([.C475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77">
            <text:p>477</text:p>
          </table:table-cell>
          <table:table-cell office:value-type="string">
            <text:p>Cucunuba</text:p>
          </table:table-cell>
          <table:table-cell office:value-type="string">
            <text:p>Cundinamarca</text:p>
          </table:table-cell>
          <table:table-cell table:formula="of:=LOOKUP([.C47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El Colegio</text:p>
          </table:table-cell>
          <table:table-cell office:value-type="string">
            <text:p>Cundinamarca</text:p>
          </table:table-cell>
          <table:table-cell table:formula="of:=LOOKUP([.C477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79">
            <text:p>479</text:p>
          </table:table-cell>
          <table:table-cell office:value-type="string">
            <text:p>El Peñon</text:p>
          </table:table-cell>
          <table:table-cell office:value-type="string">
            <text:p>Cundinamarca</text:p>
          </table:table-cell>
          <table:table-cell table:formula="of:=LOOKUP([.C47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El Rosal</text:p>
          </table:table-cell>
          <table:table-cell office:value-type="string">
            <text:p>Cundinamarca</text:p>
          </table:table-cell>
          <table:table-cell table:formula="of:=LOOKUP([.C479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81">
            <text:p>481</text:p>
          </table:table-cell>
          <table:table-cell office:value-type="string">
            <text:p>Facatativa</text:p>
          </table:table-cell>
          <table:table-cell office:value-type="string">
            <text:p>Cundinamarca</text:p>
          </table:table-cell>
          <table:table-cell table:formula="of:=LOOKUP([.C480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82">
            <text:p>482</text:p>
          </table:table-cell>
          <table:table-cell office:value-type="string">
            <text:p>Fomeque</text:p>
          </table:table-cell>
          <table:table-cell office:value-type="string">
            <text:p>Cundinamarca</text:p>
          </table:table-cell>
          <table:table-cell table:formula="of:=LOOKUP([.C48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Fosca</text:p>
          </table:table-cell>
          <table:table-cell office:value-type="string">
            <text:p>Cundinamarca</text:p>
          </table:table-cell>
          <table:table-cell table:formula="of:=LOOKUP([.C48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Funza</text:p>
          </table:table-cell>
          <table:table-cell office:value-type="string">
            <text:p>Cundinamarca</text:p>
          </table:table-cell>
          <table:table-cell table:formula="of:=LOOKUP([.C483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85">
            <text:p>485</text:p>
          </table:table-cell>
          <table:table-cell office:value-type="string">
            <text:p>Fuquene</text:p>
          </table:table-cell>
          <table:table-cell office:value-type="string">
            <text:p>Cundinamarca</text:p>
          </table:table-cell>
          <table:table-cell table:formula="of:=LOOKUP([.C484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86">
            <text:p>486</text:p>
          </table:table-cell>
          <table:table-cell office:value-type="string">
            <text:p>Fusagasuga</text:p>
          </table:table-cell>
          <table:table-cell office:value-type="string">
            <text:p>Cundinamarca</text:p>
          </table:table-cell>
          <table:table-cell table:formula="of:=LOOKUP([.C485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87">
            <text:p>487</text:p>
          </table:table-cell>
          <table:table-cell office:value-type="string">
            <text:p>Gachala</text:p>
          </table:table-cell>
          <table:table-cell office:value-type="string">
            <text:p>Cundinamarca</text:p>
          </table:table-cell>
          <table:table-cell table:formula="of:=LOOKUP([.C486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88">
            <text:p>488</text:p>
          </table:table-cell>
          <table:table-cell office:value-type="string">
            <text:p>Gachancipa</text:p>
          </table:table-cell>
          <table:table-cell office:value-type="string">
            <text:p>Cundinamarca</text:p>
          </table:table-cell>
          <table:table-cell table:formula="of:=LOOKUP([.C48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Gacheta</text:p>
          </table:table-cell>
          <table:table-cell office:value-type="string">
            <text:p>Cundinamarca</text:p>
          </table:table-cell>
          <table:table-cell table:formula="of:=LOOKUP([.C48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Gama</text:p>
          </table:table-cell>
          <table:table-cell office:value-type="string">
            <text:p>Cundinamarca</text:p>
          </table:table-cell>
          <table:table-cell table:formula="of:=LOOKUP([.C48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Girardot</text:p>
          </table:table-cell>
          <table:table-cell office:value-type="string">
            <text:p>Cundinamarca</text:p>
          </table:table-cell>
          <table:table-cell table:formula="of:=LOOKUP([.C49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Granada</text:p>
          </table:table-cell>
          <table:table-cell office:value-type="string">
            <text:p>Cundinamarca</text:p>
          </table:table-cell>
          <table:table-cell table:formula="of:=LOOKUP([.C491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93">
            <text:p>493</text:p>
          </table:table-cell>
          <table:table-cell office:value-type="string">
            <text:p>Guacheta</text:p>
          </table:table-cell>
          <table:table-cell office:value-type="string">
            <text:p>Cundinamarca</text:p>
          </table:table-cell>
          <table:table-cell table:formula="of:=LOOKUP([.C49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Guaduas</text:p>
          </table:table-cell>
          <table:table-cell office:value-type="string">
            <text:p>Cundinamarca</text:p>
          </table:table-cell>
          <table:table-cell table:formula="of:=LOOKUP([.C49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Guasca</text:p>
          </table:table-cell>
          <table:table-cell office:value-type="string">
            <text:p>Cundinamarca</text:p>
          </table:table-cell>
          <table:table-cell table:formula="of:=LOOKUP([.C494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496">
            <text:p>496</text:p>
          </table:table-cell>
          <table:table-cell office:value-type="string">
            <text:p>Guataqui</text:p>
          </table:table-cell>
          <table:table-cell office:value-type="string">
            <text:p>Cundinamarca</text:p>
          </table:table-cell>
          <table:table-cell table:formula="of:=LOOKUP([.C49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Guatavita</text:p>
          </table:table-cell>
          <table:table-cell office:value-type="string">
            <text:p>Cundinamarca</text:p>
          </table:table-cell>
          <table:table-cell table:formula="of:=LOOKUP([.C49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Guayabal De Siquima</text:p>
          </table:table-cell>
          <table:table-cell office:value-type="string">
            <text:p>Cundinamarca</text:p>
          </table:table-cell>
          <table:table-cell table:formula="of:=LOOKUP([.C49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Guayabetal</text:p>
          </table:table-cell>
          <table:table-cell office:value-type="string">
            <text:p>Cundinamarca</text:p>
          </table:table-cell>
          <table:table-cell table:formula="of:=LOOKUP([.C498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office:value-type="string">
            <text:p>Gutierrez</text:p>
          </table:table-cell>
          <table:table-cell office:value-type="string">
            <text:p>Cundinamarca</text:p>
          </table:table-cell>
          <table:table-cell table:formula="of:=LOOKUP([.C499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01">
            <text:p>501</text:p>
          </table:table-cell>
          <table:table-cell office:value-type="string">
            <text:p>Jerusalen</text:p>
          </table:table-cell>
          <table:table-cell office:value-type="string">
            <text:p>Cundinamarca</text:p>
          </table:table-cell>
          <table:table-cell table:formula="of:=LOOKUP([.C500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02">
            <text:p>502</text:p>
          </table:table-cell>
          <table:table-cell office:value-type="string">
            <text:p>Junin</text:p>
          </table:table-cell>
          <table:table-cell office:value-type="string">
            <text:p>Cundinamarca</text:p>
          </table:table-cell>
          <table:table-cell table:formula="of:=LOOKUP([.C50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La Calera</text:p>
          </table:table-cell>
          <table:table-cell office:value-type="string">
            <text:p>Cundinamarca</text:p>
          </table:table-cell>
          <table:table-cell table:formula="of:=LOOKUP([.C50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La Mesa</text:p>
          </table:table-cell>
          <table:table-cell office:value-type="string">
            <text:p>Cundinamarca</text:p>
          </table:table-cell>
          <table:table-cell table:formula="of:=LOOKUP([.C50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La Palma</text:p>
          </table:table-cell>
          <table:table-cell office:value-type="string">
            <text:p>Cundinamarca</text:p>
          </table:table-cell>
          <table:table-cell table:formula="of:=LOOKUP([.C504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La Peña</text:p>
          </table:table-cell>
          <table:table-cell office:value-type="string">
            <text:p>Cundinamarca</text:p>
          </table:table-cell>
          <table:table-cell table:formula="of:=LOOKUP([.C50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La Vega</text:p>
          </table:table-cell>
          <table:table-cell office:value-type="string">
            <text:p>Cundinamarca</text:p>
          </table:table-cell>
          <table:table-cell table:formula="of:=LOOKUP([.C50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Lenguazaque</text:p>
          </table:table-cell>
          <table:table-cell office:value-type="string">
            <text:p>Cundinamarca</text:p>
          </table:table-cell>
          <table:table-cell table:formula="of:=LOOKUP([.C50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Macheta</text:p>
          </table:table-cell>
          <table:table-cell office:value-type="string">
            <text:p>Cundinamarca</text:p>
          </table:table-cell>
          <table:table-cell table:formula="of:=LOOKUP([.C50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Madrid</text:p>
          </table:table-cell>
          <table:table-cell office:value-type="string">
            <text:p>Cundinamarca</text:p>
          </table:table-cell>
          <table:table-cell table:formula="of:=LOOKUP([.C50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Manta</text:p>
          </table:table-cell>
          <table:table-cell office:value-type="string">
            <text:p>Cundinamarca</text:p>
          </table:table-cell>
          <table:table-cell table:formula="of:=LOOKUP([.C51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Medina</text:p>
          </table:table-cell>
          <table:table-cell office:value-type="string">
            <text:p>Cundinamarca</text:p>
          </table:table-cell>
          <table:table-cell table:formula="of:=LOOKUP([.C51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Mosquera</text:p>
          </table:table-cell>
          <table:table-cell office:value-type="string">
            <text:p>Cundinamarca</text:p>
          </table:table-cell>
          <table:table-cell table:formula="of:=LOOKUP([.C51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Nariño</text:p>
          </table:table-cell>
          <table:table-cell office:value-type="string">
            <text:p>Cundinamarca</text:p>
          </table:table-cell>
          <table:table-cell table:formula="of:=LOOKUP([.C513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15">
            <text:p>515</text:p>
          </table:table-cell>
          <table:table-cell office:value-type="string">
            <text:p>Nemocon</text:p>
          </table:table-cell>
          <table:table-cell office:value-type="string">
            <text:p>Cundinamarca</text:p>
          </table:table-cell>
          <table:table-cell table:formula="of:=LOOKUP([.C514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Nilo</text:p>
          </table:table-cell>
          <table:table-cell office:value-type="string">
            <text:p>Cundinamarca</text:p>
          </table:table-cell>
          <table:table-cell table:formula="of:=LOOKUP([.C51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Nimaima</text:p>
          </table:table-cell>
          <table:table-cell office:value-type="string">
            <text:p>Cundinamarca</text:p>
          </table:table-cell>
          <table:table-cell table:formula="of:=LOOKUP([.C51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ocaima</text:p>
          </table:table-cell>
          <table:table-cell office:value-type="string">
            <text:p>Cundinamarca</text:p>
          </table:table-cell>
          <table:table-cell table:formula="of:=LOOKUP([.C517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19">
            <text:p>519</text:p>
          </table:table-cell>
          <table:table-cell office:value-type="string">
            <text:p>Venecia (OSPINA Perez)</text:p>
          </table:table-cell>
          <table:table-cell office:value-type="string">
            <text:p>Cundinamarca</text:p>
          </table:table-cell>
          <table:table-cell table:formula="of:=LOOKUP([.C51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acho</text:p>
          </table:table-cell>
          <table:table-cell office:value-type="string">
            <text:p>Cundinamarca</text:p>
          </table:table-cell>
          <table:table-cell table:formula="of:=LOOKUP([.C51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Paime</text:p>
          </table:table-cell>
          <table:table-cell office:value-type="string">
            <text:p>Cundinamarca</text:p>
          </table:table-cell>
          <table:table-cell table:formula="of:=LOOKUP([.C52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Pandi</text:p>
          </table:table-cell>
          <table:table-cell office:value-type="string">
            <text:p>Cundinamarca</text:p>
          </table:table-cell>
          <table:table-cell table:formula="of:=LOOKUP([.C52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Paratebueno</text:p>
          </table:table-cell>
          <table:table-cell office:value-type="string">
            <text:p>Cundinamarca</text:p>
          </table:table-cell>
          <table:table-cell table:formula="of:=LOOKUP([.C52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Pasca</text:p>
          </table:table-cell>
          <table:table-cell office:value-type="string">
            <text:p>Cundinamarca</text:p>
          </table:table-cell>
          <table:table-cell table:formula="of:=LOOKUP([.C52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Puerto Salgar</text:p>
          </table:table-cell>
          <table:table-cell office:value-type="string">
            <text:p>Cundinamarca</text:p>
          </table:table-cell>
          <table:table-cell table:formula="of:=LOOKUP([.C524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26">
            <text:p>526</text:p>
          </table:table-cell>
          <table:table-cell office:value-type="string">
            <text:p>Puli</text:p>
          </table:table-cell>
          <table:table-cell office:value-type="string">
            <text:p>Cundinamarca</text:p>
          </table:table-cell>
          <table:table-cell table:formula="of:=LOOKUP([.C52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Quebradanegra</text:p>
          </table:table-cell>
          <table:table-cell office:value-type="string">
            <text:p>Cundinamarca</text:p>
          </table:table-cell>
          <table:table-cell table:formula="of:=LOOKUP([.C52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Quetame</text:p>
          </table:table-cell>
          <table:table-cell office:value-type="string">
            <text:p>Cundinamarca</text:p>
          </table:table-cell>
          <table:table-cell table:formula="of:=LOOKUP([.C52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Quipile</text:p>
          </table:table-cell>
          <table:table-cell office:value-type="string">
            <text:p>Cundinamarca</text:p>
          </table:table-cell>
          <table:table-cell table:formula="of:=LOOKUP([.C52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Rafael Reyes</text:p>
          </table:table-cell>
          <table:table-cell office:value-type="string">
            <text:p>Cundinamarca</text:p>
          </table:table-cell>
          <table:table-cell table:formula="of:=LOOKUP([.C52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Ricaurte</text:p>
          </table:table-cell>
          <table:table-cell office:value-type="string">
            <text:p>Cundinamarca</text:p>
          </table:table-cell>
          <table:table-cell table:formula="of:=LOOKUP([.C53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an <text:s/>Antonio Del <text:s/>Tequendama</text:p>
          </table:table-cell>
          <table:table-cell office:value-type="string">
            <text:p>Cundinamarca</text:p>
          </table:table-cell>
          <table:table-cell table:formula="of:=LOOKUP([.C53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San Bernardo</text:p>
          </table:table-cell>
          <table:table-cell office:value-type="string">
            <text:p>Cundinamarca</text:p>
          </table:table-cell>
          <table:table-cell table:formula="of:=LOOKUP([.C53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San Cayetano</text:p>
          </table:table-cell>
          <table:table-cell office:value-type="string">
            <text:p>Cundinamarca</text:p>
          </table:table-cell>
          <table:table-cell table:formula="of:=LOOKUP([.C53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San Francisco</text:p>
          </table:table-cell>
          <table:table-cell office:value-type="string">
            <text:p>Cundinamarca</text:p>
          </table:table-cell>
          <table:table-cell table:formula="of:=LOOKUP([.C534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36">
            <text:p>536</text:p>
          </table:table-cell>
          <table:table-cell office:value-type="string">
            <text:p>San Juan De Rioseco</text:p>
          </table:table-cell>
          <table:table-cell office:value-type="string">
            <text:p>Cundinamarca</text:p>
          </table:table-cell>
          <table:table-cell table:formula="of:=LOOKUP([.C53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Sasaima</text:p>
          </table:table-cell>
          <table:table-cell office:value-type="string">
            <text:p>Cundinamarca</text:p>
          </table:table-cell>
          <table:table-cell table:formula="of:=LOOKUP([.C536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38">
            <text:p>538</text:p>
          </table:table-cell>
          <table:table-cell office:value-type="string">
            <text:p>Sesquile</text:p>
          </table:table-cell>
          <table:table-cell office:value-type="string">
            <text:p>Cundinamarca</text:p>
          </table:table-cell>
          <table:table-cell table:formula="of:=LOOKUP([.C537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39">
            <text:p>539</text:p>
          </table:table-cell>
          <table:table-cell office:value-type="string">
            <text:p>Sibate</text:p>
          </table:table-cell>
          <table:table-cell office:value-type="string">
            <text:p>Cundinamarca</text:p>
          </table:table-cell>
          <table:table-cell table:formula="of:=LOOKUP([.C53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Silvania</text:p>
          </table:table-cell>
          <table:table-cell office:value-type="string">
            <text:p>Cundinamarca</text:p>
          </table:table-cell>
          <table:table-cell table:formula="of:=LOOKUP([.C53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Simijaca</text:p>
          </table:table-cell>
          <table:table-cell office:value-type="string">
            <text:p>Cundinamarca</text:p>
          </table:table-cell>
          <table:table-cell table:formula="of:=LOOKUP([.C54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Soacha</text:p>
          </table:table-cell>
          <table:table-cell office:value-type="string">
            <text:p>Cundinamarca</text:p>
          </table:table-cell>
          <table:table-cell table:formula="of:=LOOKUP([.C54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Sopo</text:p>
          </table:table-cell>
          <table:table-cell office:value-type="string">
            <text:p>Cundinamarca</text:p>
          </table:table-cell>
          <table:table-cell table:formula="of:=LOOKUP([.C54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Subachoque</text:p>
          </table:table-cell>
          <table:table-cell office:value-type="string">
            <text:p>Cundinamarca</text:p>
          </table:table-cell>
          <table:table-cell table:formula="of:=LOOKUP([.C54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Suesca</text:p>
          </table:table-cell>
          <table:table-cell office:value-type="string">
            <text:p>Cundinamarca</text:p>
          </table:table-cell>
          <table:table-cell table:formula="of:=LOOKUP([.C544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46">
            <text:p>546</text:p>
          </table:table-cell>
          <table:table-cell office:value-type="string">
            <text:p>Supata</text:p>
          </table:table-cell>
          <table:table-cell office:value-type="string">
            <text:p>Cundinamarca</text:p>
          </table:table-cell>
          <table:table-cell table:formula="of:=LOOKUP([.C54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Susa</text:p>
          </table:table-cell>
          <table:table-cell office:value-type="string">
            <text:p>Cundinamarca</text:p>
          </table:table-cell>
          <table:table-cell table:formula="of:=LOOKUP([.C546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Sutatausa</text:p>
          </table:table-cell>
          <table:table-cell office:value-type="string">
            <text:p>Cundinamarca</text:p>
          </table:table-cell>
          <table:table-cell table:formula="of:=LOOKUP([.C54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Tabio</text:p>
          </table:table-cell>
          <table:table-cell office:value-type="string">
            <text:p>Cundinamarca</text:p>
          </table:table-cell>
          <table:table-cell table:formula="of:=LOOKUP([.C548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Tausa</text:p>
          </table:table-cell>
          <table:table-cell office:value-type="string">
            <text:p>Cundinamarca</text:p>
          </table:table-cell>
          <table:table-cell table:formula="of:=LOOKUP([.C54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Tena</text:p>
          </table:table-cell>
          <table:table-cell office:value-type="string">
            <text:p>Cundinamarca</text:p>
          </table:table-cell>
          <table:table-cell table:formula="of:=LOOKUP([.C550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Tenjo</text:p>
          </table:table-cell>
          <table:table-cell office:value-type="string">
            <text:p>Cundinamarca</text:p>
          </table:table-cell>
          <table:table-cell table:formula="of:=LOOKUP([.C55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Tibacuy</text:p>
          </table:table-cell>
          <table:table-cell office:value-type="string">
            <text:p>Cundinamarca</text:p>
          </table:table-cell>
          <table:table-cell table:formula="of:=LOOKUP([.C552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Tibirita</text:p>
          </table:table-cell>
          <table:table-cell office:value-type="string">
            <text:p>Cundinamarca</text:p>
          </table:table-cell>
          <table:table-cell table:formula="of:=LOOKUP([.C553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Tocaima</text:p>
          </table:table-cell>
          <table:table-cell office:value-type="string">
            <text:p>Cundinamarca</text:p>
          </table:table-cell>
          <table:table-cell table:formula="of:=LOOKUP([.C554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56">
            <text:p>556</text:p>
          </table:table-cell>
          <table:table-cell office:value-type="string">
            <text:p>Tocancipa</text:p>
          </table:table-cell>
          <table:table-cell office:value-type="string">
            <text:p>Cundinamarca</text:p>
          </table:table-cell>
          <table:table-cell table:formula="of:=LOOKUP([.C555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57">
            <text:p>557</text:p>
          </table:table-cell>
          <table:table-cell office:value-type="string">
            <text:p>Topaipi</text:p>
          </table:table-cell>
          <table:table-cell office:value-type="string">
            <text:p>Cundinamarca</text:p>
          </table:table-cell>
          <table:table-cell table:formula="of:=LOOKUP([.C556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58">
            <text:p>558</text:p>
          </table:table-cell>
          <table:table-cell office:value-type="string">
            <text:p>Ubala</text:p>
          </table:table-cell>
          <table:table-cell office:value-type="string">
            <text:p>Cundinamarca</text:p>
          </table:table-cell>
          <table:table-cell table:formula="of:=LOOKUP([.C557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Ubaque</text:p>
          </table:table-cell>
          <table:table-cell office:value-type="string">
            <text:p>Cundinamarca</text:p>
          </table:table-cell>
          <table:table-cell table:formula="of:=LOOKUP([.C558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60">
            <text:p>560</text:p>
          </table:table-cell>
          <table:table-cell office:value-type="string">
            <text:p>Ubate</text:p>
          </table:table-cell>
          <table:table-cell office:value-type="string">
            <text:p>Cundinamarca</text:p>
          </table:table-cell>
          <table:table-cell table:formula="of:=LOOKUP([.C559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Une</text:p>
          </table:table-cell>
          <table:table-cell office:value-type="string">
            <text:p>Cundinamarca</text:p>
          </table:table-cell>
          <table:table-cell table:formula="of:=LOOKUP([.C560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62">
            <text:p>562</text:p>
          </table:table-cell>
          <table:table-cell office:value-type="string">
            <text:p>Utica</text:p>
          </table:table-cell>
          <table:table-cell office:value-type="string">
            <text:p>Cundinamarca</text:p>
          </table:table-cell>
          <table:table-cell table:formula="of:=LOOKUP([.C561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Vergara</text:p>
          </table:table-cell>
          <table:table-cell office:value-type="string">
            <text:p>Cundinamarca</text:p>
          </table:table-cell>
          <table:table-cell table:formula="of:=LOOKUP([.C562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64">
            <text:p>564</text:p>
          </table:table-cell>
          <table:table-cell office:value-type="string">
            <text:p>Viani</text:p>
          </table:table-cell>
          <table:table-cell office:value-type="string">
            <text:p>Cundinamarca</text:p>
          </table:table-cell>
          <table:table-cell table:formula="of:=LOOKUP([.C563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65">
            <text:p>565</text:p>
          </table:table-cell>
          <table:table-cell office:value-type="string">
            <text:p>Villagomez</text:p>
          </table:table-cell>
          <table:table-cell office:value-type="string">
            <text:p>Cundinamarca</text:p>
          </table:table-cell>
          <table:table-cell table:formula="of:=LOOKUP([.C564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66">
            <text:p>566</text:p>
          </table:table-cell>
          <table:table-cell office:value-type="string">
            <text:p>Villapinzon</text:p>
          </table:table-cell>
          <table:table-cell office:value-type="string">
            <text:p>Cundinamarca</text:p>
          </table:table-cell>
          <table:table-cell table:formula="of:=LOOKUP([.C565];[Hoja2.$B$1:.$B$35];[Hoja2.$A$1:.$A$35])" office:value-type="float" office:value="15">
            <text:p>15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Villeta</text:p>
          </table:table-cell>
          <table:table-cell office:value-type="string">
            <text:p>Cundinamarca</text:p>
          </table:table-cell>
          <table:table-cell table:formula="of:=LOOKUP([.C566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68">
            <text:p>568</text:p>
          </table:table-cell>
          <table:table-cell office:value-type="string">
            <text:p>Viota</text:p>
          </table:table-cell>
          <table:table-cell office:value-type="string">
            <text:p>Cundinamarca</text:p>
          </table:table-cell>
          <table:table-cell table:formula="of:=LOOKUP([.C567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69">
            <text:p>569</text:p>
          </table:table-cell>
          <table:table-cell office:value-type="string">
            <text:p>Yacopi</text:p>
          </table:table-cell>
          <table:table-cell office:value-type="string">
            <text:p>Cundinamarca</text:p>
          </table:table-cell>
          <table:table-cell table:formula="of:=LOOKUP([.C568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70">
            <text:p>570</text:p>
          </table:table-cell>
          <table:table-cell office:value-type="string">
            <text:p>Zipacon</text:p>
          </table:table-cell>
          <table:table-cell office:value-type="string">
            <text:p>Cundinamarca</text:p>
          </table:table-cell>
          <table:table-cell table:formula="of:=LOOKUP([.C569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71">
            <text:p>571</text:p>
          </table:table-cell>
          <table:table-cell office:value-type="string">
            <text:p>Zipaquira</text:p>
          </table:table-cell>
          <table:table-cell office:value-type="string">
            <text:p>Cundinamarca</text:p>
          </table:table-cell>
          <table:table-cell table:formula="of:=LOOKUP([.C570];[Hoja2.$B$1:.$B$35];[Hoja2.$A$1:.$A$35])" office:value-type="float" office:value="15">
            <text:p>15</text:p>
          </table:table-cell>
        </table:table-row>
        <table:table-row table:style-name="ro3">
          <table:table-cell office:value-type="float" office:value="572">
            <text:p>572</text:p>
          </table:table-cell>
          <table:table-cell office:value-type="string">
            <text:p>Quibdo</text:p>
          </table:table-cell>
          <table:table-cell office:value-type="string">
            <text:p>Choco</text:p>
          </table:table-cell>
          <table:table-cell table:formula="of:=LOOKUP([.C571];[Hoja2.$B$1:.$B$35];[Hoja2.$A$1:.$A$35])" office:value-type="float" office:value="13">
            <text:p>13</text:p>
          </table:table-cell>
        </table:table-row>
        <table:table-row table:style-name="ro3">
          <table:table-cell office:value-type="float" office:value="573">
            <text:p>573</text:p>
          </table:table-cell>
          <table:table-cell office:value-type="string">
            <text:p>Acandi</text:p>
          </table:table-cell>
          <table:table-cell office:value-type="string">
            <text:p>Choco</text:p>
          </table:table-cell>
          <table:table-cell table:formula="of:=LOOKUP([.C572];[Hoja2.$B$1:.$B$35];[Hoja2.$A$1:.$A$35])" office:value-type="float" office:value="13">
            <text:p>13</text:p>
          </table:table-cell>
        </table:table-row>
        <table:table-row table:style-name="ro3">
          <table:table-cell office:value-type="float" office:value="574">
            <text:p>574</text:p>
          </table:table-cell>
          <table:table-cell office:value-type="string">
            <text:p>Alto Baudo (PIE De Pato)</text:p>
          </table:table-cell>
          <table:table-cell office:value-type="string">
            <text:p>Choco</text:p>
          </table:table-cell>
          <table:table-cell table:formula="of:=LOOKUP([.C573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Atrato</text:p>
          </table:table-cell>
          <table:table-cell office:value-type="string">
            <text:p>Choco</text:p>
          </table:table-cell>
          <table:table-cell table:formula="of:=LOOKUP([.C574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Bagado</text:p>
          </table:table-cell>
          <table:table-cell office:value-type="string">
            <text:p>Choco</text:p>
          </table:table-cell>
          <table:table-cell table:formula="of:=LOOKUP([.C575];[Hoja2.$B$1:.$B$35];[Hoja2.$A$1:.$A$35])" office:value-type="float" office:value="13">
            <text:p>13</text:p>
          </table:table-cell>
        </table:table-row>
        <table:table-row table:style-name="ro3">
          <table:table-cell office:value-type="float" office:value="577">
            <text:p>577</text:p>
          </table:table-cell>
          <table:table-cell office:value-type="string">
            <text:p>Bahia Solano (MUTIS)</text:p>
          </table:table-cell>
          <table:table-cell office:value-type="string">
            <text:p>Choco</text:p>
          </table:table-cell>
          <table:table-cell table:formula="of:=LOOKUP([.C576];[Hoja2.$B$1:.$B$35];[Hoja2.$A$1:.$A$35])" office:value-type="float" office:value="13">
            <text:p>13</text:p>
          </table:table-cell>
        </table:table-row>
        <table:table-row table:style-name="ro3">
          <table:table-cell office:value-type="float" office:value="578">
            <text:p>578</text:p>
          </table:table-cell>
          <table:table-cell office:value-type="string">
            <text:p>Bajo Baudo (PIZARRO)</text:p>
          </table:table-cell>
          <table:table-cell office:value-type="string">
            <text:p>Choco</text:p>
          </table:table-cell>
          <table:table-cell table:formula="of:=LOOKUP([.C577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Bojaya (BELLAVISTA)</text:p>
          </table:table-cell>
          <table:table-cell office:value-type="string">
            <text:p>Choco</text:p>
          </table:table-cell>
          <table:table-cell table:formula="of:=LOOKUP([.C578];[Hoja2.$B$1:.$B$35];[Hoja2.$A$1:.$A$35])" office:value-type="float" office:value="13">
            <text:p>13</text:p>
          </table:table-cell>
        </table:table-row>
        <table:table-row table:style-name="ro3">
          <table:table-cell office:value-type="float" office:value="580">
            <text:p>580</text:p>
          </table:table-cell>
          <table:table-cell office:value-type="string">
            <text:p>Canton De San Pablo</text:p>
          </table:table-cell>
          <table:table-cell office:value-type="string">
            <text:p>Choco</text:p>
          </table:table-cell>
          <table:table-cell table:formula="of:=LOOKUP([.C579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Carmen Del Darien</text:p>
          </table:table-cell>
          <table:table-cell office:value-type="string">
            <text:p>Choco</text:p>
          </table:table-cell>
          <table:table-cell table:formula="of:=LOOKUP([.C580];[Hoja2.$B$1:.$B$35];[Hoja2.$A$1:.$A$35])" office:value-type="float" office:value="13">
            <text:p>13</text:p>
          </table:table-cell>
        </table:table-row>
        <table:table-row table:style-name="ro3">
          <table:table-cell office:value-type="float" office:value="582">
            <text:p>582</text:p>
          </table:table-cell>
          <table:table-cell office:value-type="string">
            <text:p>Certegui</text:p>
          </table:table-cell>
          <table:table-cell office:value-type="string">
            <text:p>Choco</text:p>
          </table:table-cell>
          <table:table-cell table:formula="of:=LOOKUP([.C581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Condoto</text:p>
          </table:table-cell>
          <table:table-cell office:value-type="string">
            <text:p>Choco</text:p>
          </table:table-cell>
          <table:table-cell table:formula="of:=LOOKUP([.C582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El Carmen</text:p>
          </table:table-cell>
          <table:table-cell office:value-type="string">
            <text:p>Choco</text:p>
          </table:table-cell>
          <table:table-cell table:formula="of:=LOOKUP([.C583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Litoral Del San Juan</text:p>
          </table:table-cell>
          <table:table-cell office:value-type="string">
            <text:p>Choco</text:p>
          </table:table-cell>
          <table:table-cell table:formula="of:=LOOKUP([.C584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Istmina</text:p>
          </table:table-cell>
          <table:table-cell office:value-type="string">
            <text:p>Choco</text:p>
          </table:table-cell>
          <table:table-cell table:formula="of:=LOOKUP([.C585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Jurado</text:p>
          </table:table-cell>
          <table:table-cell office:value-type="string">
            <text:p>Choco</text:p>
          </table:table-cell>
          <table:table-cell table:formula="of:=LOOKUP([.C586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Lloro</text:p>
          </table:table-cell>
          <table:table-cell office:value-type="string">
            <text:p>Choco</text:p>
          </table:table-cell>
          <table:table-cell table:formula="of:=LOOKUP([.C587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Medio Atrato</text:p>
          </table:table-cell>
          <table:table-cell office:value-type="string">
            <text:p>Choco</text:p>
          </table:table-cell>
          <table:table-cell table:formula="of:=LOOKUP([.C588];[Hoja2.$B$1:.$B$35];[Hoja2.$A$1:.$A$35])" office:value-type="float" office:value="13">
            <text:p>13</text:p>
          </table:table-cell>
        </table:table-row>
        <table:table-row table:style-name="ro3">
          <table:table-cell office:value-type="float" office:value="590">
            <text:p>590</text:p>
          </table:table-cell>
          <table:table-cell office:value-type="string">
            <text:p>Medio Baudo</text:p>
          </table:table-cell>
          <table:table-cell office:value-type="string">
            <text:p>Choco</text:p>
          </table:table-cell>
          <table:table-cell table:formula="of:=LOOKUP([.C589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Medio San Juan</text:p>
          </table:table-cell>
          <table:table-cell office:value-type="string">
            <text:p>Choco</text:p>
          </table:table-cell>
          <table:table-cell table:formula="of:=LOOKUP([.C590];[Hoja2.$B$1:.$B$35];[Hoja2.$A$1:.$A$35])" office:value-type="float" office:value="13">
            <text:p>13</text:p>
          </table:table-cell>
        </table:table-row>
        <table:table-row table:style-name="ro3">
          <table:table-cell office:value-type="float" office:value="592">
            <text:p>592</text:p>
          </table:table-cell>
          <table:table-cell office:value-type="string">
            <text:p>Novita</text:p>
          </table:table-cell>
          <table:table-cell office:value-type="string">
            <text:p>Choco</text:p>
          </table:table-cell>
          <table:table-cell table:formula="of:=LOOKUP([.C591];[Hoja2.$B$1:.$B$35];[Hoja2.$A$1:.$A$35])" office:value-type="float" office:value="13">
            <text:p>13</text:p>
          </table:table-cell>
        </table:table-row>
        <table:table-row table:style-name="ro3">
          <table:table-cell office:value-type="float" office:value="593">
            <text:p>593</text:p>
          </table:table-cell>
          <table:table-cell office:value-type="string">
            <text:p>Nuqui</text:p>
          </table:table-cell>
          <table:table-cell office:value-type="string">
            <text:p>Choco</text:p>
          </table:table-cell>
          <table:table-cell table:formula="of:=LOOKUP([.C592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Rio Iro</text:p>
          </table:table-cell>
          <table:table-cell office:value-type="string">
            <text:p>Choco</text:p>
          </table:table-cell>
          <table:table-cell table:formula="of:=LOOKUP([.C593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Rio Quito</text:p>
          </table:table-cell>
          <table:table-cell office:value-type="string">
            <text:p>Choco</text:p>
          </table:table-cell>
          <table:table-cell table:formula="of:=LOOKUP([.C594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Riosucio</text:p>
          </table:table-cell>
          <table:table-cell office:value-type="string">
            <text:p>Choco</text:p>
          </table:table-cell>
          <table:table-cell table:formula="of:=LOOKUP([.C595];[Hoja2.$B$1:.$B$35];[Hoja2.$A$1:.$A$35])" office:value-type="float" office:value="13">
            <text:p>13</text:p>
          </table:table-cell>
        </table:table-row>
        <table:table-row table:style-name="ro3">
          <table:table-cell office:value-type="float" office:value="597">
            <text:p>597</text:p>
          </table:table-cell>
          <table:table-cell office:value-type="string">
            <text:p>San Jose Del Palmar</text:p>
          </table:table-cell>
          <table:table-cell office:value-type="string">
            <text:p>Choco</text:p>
          </table:table-cell>
          <table:table-cell table:formula="of:=LOOKUP([.C596];[Hoja2.$B$1:.$B$35];[Hoja2.$A$1:.$A$35])" office:value-type="float" office:value="13">
            <text:p>13</text:p>
          </table:table-cell>
        </table:table-row>
        <table:table-row table:style-name="ro3">
          <table:table-cell office:value-type="float" office:value="598">
            <text:p>598</text:p>
          </table:table-cell>
          <table:table-cell office:value-type="string">
            <text:p>Sipi</text:p>
          </table:table-cell>
          <table:table-cell office:value-type="string">
            <text:p>Choco</text:p>
          </table:table-cell>
          <table:table-cell table:formula="of:=LOOKUP([.C597];[Hoja2.$B$1:.$B$35];[Hoja2.$A$1:.$A$35])" office:value-type="float" office:value="13">
            <text:p>13</text:p>
          </table:table-cell>
        </table:table-row>
        <table:table-row table:style-name="ro3">
          <table:table-cell office:value-type="float" office:value="599">
            <text:p>599</text:p>
          </table:table-cell>
          <table:table-cell office:value-type="string">
            <text:p>Tado</text:p>
          </table:table-cell>
          <table:table-cell office:value-type="string">
            <text:p>Choco</text:p>
          </table:table-cell>
          <table:table-cell table:formula="of:=LOOKUP([.C598];[Hoja2.$B$1:.$B$35];[Hoja2.$A$1:.$A$35])" office:value-type="float" office:value="13">
            <text:p>13</text:p>
          </table:table-cell>
        </table:table-row>
        <table:table-row table:style-name="ro3">
          <table:table-cell office:value-type="float" office:value="600">
            <text:p>600</text:p>
          </table:table-cell>
          <table:table-cell office:value-type="string">
            <text:p>Unguia</text:p>
          </table:table-cell>
          <table:table-cell office:value-type="string">
            <text:p>Choco</text:p>
          </table:table-cell>
          <table:table-cell table:formula="of:=LOOKUP([.C599];[Hoja2.$B$1:.$B$35];[Hoja2.$A$1:.$A$35])" office:value-type="float" office:value="13">
            <text:p>13</text:p>
          </table:table-cell>
        </table:table-row>
        <table:table-row table:style-name="ro3">
          <table:table-cell office:value-type="float" office:value="601">
            <text:p>601</text:p>
          </table:table-cell>
          <table:table-cell office:value-type="string">
            <text:p>Union Panamericana</text:p>
          </table:table-cell>
          <table:table-cell office:value-type="string">
            <text:p>Choco</text:p>
          </table:table-cell>
          <table:table-cell table:formula="of:=LOOKUP([.C600];[Hoja2.$B$1:.$B$35];[Hoja2.$A$1:.$A$35])" office:value-type="float" office:value="13">
            <text:p>13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Neiva</text:p>
          </table:table-cell>
          <table:table-cell office:value-type="string">
            <text:p>Huila</text:p>
          </table:table-cell>
          <table:table-cell table:formula="of:=LOOKUP([.C601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cevedo</text:p>
          </table:table-cell>
          <table:table-cell office:value-type="string">
            <text:p>Huila</text:p>
          </table:table-cell>
          <table:table-cell table:formula="of:=LOOKUP([.C602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Agrado</text:p>
          </table:table-cell>
          <table:table-cell office:value-type="string">
            <text:p>Huila</text:p>
          </table:table-cell>
          <table:table-cell table:formula="of:=LOOKUP([.C603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Aipe</text:p>
          </table:table-cell>
          <table:table-cell office:value-type="string">
            <text:p>Huila</text:p>
          </table:table-cell>
          <table:table-cell table:formula="of:=LOOKUP([.C604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Algeciras</text:p>
          </table:table-cell>
          <table:table-cell office:value-type="string">
            <text:p>Huila</text:p>
          </table:table-cell>
          <table:table-cell table:formula="of:=LOOKUP([.C605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Altamira</text:p>
          </table:table-cell>
          <table:table-cell office:value-type="string">
            <text:p>Huila</text:p>
          </table:table-cell>
          <table:table-cell table:formula="of:=LOOKUP([.C606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Baraya</text:p>
          </table:table-cell>
          <table:table-cell office:value-type="string">
            <text:p>Huila</text:p>
          </table:table-cell>
          <table:table-cell table:formula="of:=LOOKUP([.C607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Campoalegre</text:p>
          </table:table-cell>
          <table:table-cell office:value-type="string">
            <text:p>Huila</text:p>
          </table:table-cell>
          <table:table-cell table:formula="of:=LOOKUP([.C608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Colombia</text:p>
          </table:table-cell>
          <table:table-cell office:value-type="string">
            <text:p>Huila</text:p>
          </table:table-cell>
          <table:table-cell table:formula="of:=LOOKUP([.C609];[Hoja2.$B$1:.$B$35];[Hoja2.$A$1:.$A$35])" office:value-type="float" office:value="18">
            <text:p>18</text:p>
          </table:table-cell>
        </table:table-row>
        <table:table-row table:style-name="ro3">
          <table:table-cell office:value-type="float" office:value="611">
            <text:p>611</text:p>
          </table:table-cell>
          <table:table-cell office:value-type="string">
            <text:p>Elias</text:p>
          </table:table-cell>
          <table:table-cell office:value-type="string">
            <text:p>Huila</text:p>
          </table:table-cell>
          <table:table-cell table:formula="of:=LOOKUP([.C610];[Hoja2.$B$1:.$B$35];[Hoja2.$A$1:.$A$35])" office:value-type="float" office:value="18">
            <text:p>18</text:p>
          </table:table-cell>
        </table:table-row>
        <table:table-row table:style-name="ro3">
          <table:table-cell office:value-type="float" office:value="612">
            <text:p>612</text:p>
          </table:table-cell>
          <table:table-cell office:value-type="string">
            <text:p>Garzon</text:p>
          </table:table-cell>
          <table:table-cell office:value-type="string">
            <text:p>Huila</text:p>
          </table:table-cell>
          <table:table-cell table:formula="of:=LOOKUP([.C611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Gigante</text:p>
          </table:table-cell>
          <table:table-cell office:value-type="string">
            <text:p>Huila</text:p>
          </table:table-cell>
          <table:table-cell table:formula="of:=LOOKUP([.C612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Guadalupe</text:p>
          </table:table-cell>
          <table:table-cell office:value-type="string">
            <text:p>Huila</text:p>
          </table:table-cell>
          <table:table-cell table:formula="of:=LOOKUP([.C613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Hobo</text:p>
          </table:table-cell>
          <table:table-cell office:value-type="string">
            <text:p>Huila</text:p>
          </table:table-cell>
          <table:table-cell table:formula="of:=LOOKUP([.C614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Iquira</text:p>
          </table:table-cell>
          <table:table-cell office:value-type="string">
            <text:p>Huila</text:p>
          </table:table-cell>
          <table:table-cell table:formula="of:=LOOKUP([.C615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Isnos</text:p>
          </table:table-cell>
          <table:table-cell office:value-type="string">
            <text:p>Huila</text:p>
          </table:table-cell>
          <table:table-cell table:formula="of:=LOOKUP([.C616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La Argentina</text:p>
          </table:table-cell>
          <table:table-cell office:value-type="string">
            <text:p>Huila</text:p>
          </table:table-cell>
          <table:table-cell table:formula="of:=LOOKUP([.C617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La Plata</text:p>
          </table:table-cell>
          <table:table-cell office:value-type="string">
            <text:p>Huila</text:p>
          </table:table-cell>
          <table:table-cell table:formula="of:=LOOKUP([.C618];[Hoja2.$B$1:.$B$35];[Hoja2.$A$1:.$A$35])" office:value-type="float" office:value="18">
            <text:p>18</text:p>
          </table:table-cell>
        </table:table-row>
        <table:table-row table:style-name="ro3">
          <table:table-cell office:value-type="float" office:value="620">
            <text:p>620</text:p>
          </table:table-cell>
          <table:table-cell office:value-type="string">
            <text:p>Nataga</text:p>
          </table:table-cell>
          <table:table-cell office:value-type="string">
            <text:p>Huila</text:p>
          </table:table-cell>
          <table:table-cell table:formula="of:=LOOKUP([.C619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Oporapa</text:p>
          </table:table-cell>
          <table:table-cell office:value-type="string">
            <text:p>Huila</text:p>
          </table:table-cell>
          <table:table-cell table:formula="of:=LOOKUP([.C620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Paicol</text:p>
          </table:table-cell>
          <table:table-cell office:value-type="string">
            <text:p>Huila</text:p>
          </table:table-cell>
          <table:table-cell table:formula="of:=LOOKUP([.C621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Palermo</text:p>
          </table:table-cell>
          <table:table-cell office:value-type="string">
            <text:p>Huila</text:p>
          </table:table-cell>
          <table:table-cell table:formula="of:=LOOKUP([.C622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Palestina</text:p>
          </table:table-cell>
          <table:table-cell office:value-type="string">
            <text:p>Huila</text:p>
          </table:table-cell>
          <table:table-cell table:formula="of:=LOOKUP([.C623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Pital</text:p>
          </table:table-cell>
          <table:table-cell office:value-type="string">
            <text:p>Huila</text:p>
          </table:table-cell>
          <table:table-cell table:formula="of:=LOOKUP([.C624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Pitalito</text:p>
          </table:table-cell>
          <table:table-cell office:value-type="string">
            <text:p>Huila</text:p>
          </table:table-cell>
          <table:table-cell table:formula="of:=LOOKUP([.C625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Rivera</text:p>
          </table:table-cell>
          <table:table-cell office:value-type="string">
            <text:p>Huila</text:p>
          </table:table-cell>
          <table:table-cell table:formula="of:=LOOKUP([.C626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Saladoblanco</text:p>
          </table:table-cell>
          <table:table-cell office:value-type="string">
            <text:p>Huila</text:p>
          </table:table-cell>
          <table:table-cell table:formula="of:=LOOKUP([.C627];[Hoja2.$B$1:.$B$35];[Hoja2.$A$1:.$A$35])" office:value-type="float" office:value="18">
            <text:p>18</text:p>
          </table:table-cell>
        </table:table-row>
        <table:table-row table:style-name="ro3">
          <table:table-cell office:value-type="float" office:value="629">
            <text:p>629</text:p>
          </table:table-cell>
          <table:table-cell office:value-type="string">
            <text:p>San Agustin</text:p>
          </table:table-cell>
          <table:table-cell office:value-type="string">
            <text:p>Huila</text:p>
          </table:table-cell>
          <table:table-cell table:formula="of:=LOOKUP([.C628];[Hoja2.$B$1:.$B$35];[Hoja2.$A$1:.$A$35])" office:value-type="float" office:value="18">
            <text:p>18</text:p>
          </table:table-cell>
        </table:table-row>
        <table:table-row table:style-name="ro3">
          <table:table-cell office:value-type="float" office:value="630">
            <text:p>630</text:p>
          </table:table-cell>
          <table:table-cell office:value-type="string">
            <text:p>Santa Maria</text:p>
          </table:table-cell>
          <table:table-cell office:value-type="string">
            <text:p>Huila</text:p>
          </table:table-cell>
          <table:table-cell table:formula="of:=LOOKUP([.C629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uaza</text:p>
          </table:table-cell>
          <table:table-cell office:value-type="string">
            <text:p>Huila</text:p>
          </table:table-cell>
          <table:table-cell table:formula="of:=LOOKUP([.C630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Tarqui</text:p>
          </table:table-cell>
          <table:table-cell office:value-type="string">
            <text:p>Huila</text:p>
          </table:table-cell>
          <table:table-cell table:formula="of:=LOOKUP([.C631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Tesalia</text:p>
          </table:table-cell>
          <table:table-cell office:value-type="string">
            <text:p>Huila</text:p>
          </table:table-cell>
          <table:table-cell table:formula="of:=LOOKUP([.C632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Tello</text:p>
          </table:table-cell>
          <table:table-cell office:value-type="string">
            <text:p>Huila</text:p>
          </table:table-cell>
          <table:table-cell table:formula="of:=LOOKUP([.C633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Teruel</text:p>
          </table:table-cell>
          <table:table-cell office:value-type="string">
            <text:p>Huila</text:p>
          </table:table-cell>
          <table:table-cell table:formula="of:=LOOKUP([.C634];[Hoja2.$B$1:.$B$35];[Hoja2.$A$1:.$A$35])" office:value-type="float" office:value="18">
            <text:p>18</text:p>
          </table:table-cell>
        </table:table-row>
        <table:table-row table:style-name="ro3">
          <table:table-cell office:value-type="float" office:value="636">
            <text:p>636</text:p>
          </table:table-cell>
          <table:table-cell office:value-type="string">
            <text:p>Timana</text:p>
          </table:table-cell>
          <table:table-cell office:value-type="string">
            <text:p>Huila</text:p>
          </table:table-cell>
          <table:table-cell table:formula="of:=LOOKUP([.C635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Villavieja</text:p>
          </table:table-cell>
          <table:table-cell office:value-type="string">
            <text:p>Huila</text:p>
          </table:table-cell>
          <table:table-cell table:formula="of:=LOOKUP([.C636];[Hoja2.$B$1:.$B$35];[Hoja2.$A$1:.$A$35])" office:value-type="float" office:value="18">
            <text:p>18</text:p>
          </table:table-cell>
        </table:table-row>
        <table:table-row table:style-name="ro3">
          <table:table-cell office:value-type="float" office:value="638">
            <text:p>638</text:p>
          </table:table-cell>
          <table:table-cell office:value-type="string">
            <text:p>Yaguara</text:p>
          </table:table-cell>
          <table:table-cell office:value-type="string">
            <text:p>Huila</text:p>
          </table:table-cell>
          <table:table-cell table:formula="of:=LOOKUP([.C637];[Hoja2.$B$1:.$B$35];[Hoja2.$A$1:.$A$35])" office:value-type="float" office:value="18">
            <text:p>18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Riohacha</text:p>
          </table:table-cell>
          <table:table-cell office:value-type="string">
            <text:p>Guajira</text:p>
          </table:table-cell>
          <table:table-cell table:formula="of:=LOOKUP([.C638];[Hoja2.$B$1:.$B$35];[Hoja2.$A$1:.$A$35])" office:value-type="float" office:value="16">
            <text:p>16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Albania</text:p>
          </table:table-cell>
          <table:table-cell office:value-type="string">
            <text:p>Guajira</text:p>
          </table:table-cell>
          <table:table-cell table:formula="of:=LOOKUP([.C639];[Hoja2.$B$1:.$B$35];[Hoja2.$A$1:.$A$35])" office:value-type="float" office:value="16">
            <text:p>16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Barrancas</text:p>
          </table:table-cell>
          <table:table-cell office:value-type="string">
            <text:p>Guajira</text:p>
          </table:table-cell>
          <table:table-cell table:formula="of:=LOOKUP([.C640];[Hoja2.$B$1:.$B$35];[Hoja2.$A$1:.$A$35])" office:value-type="float" office:value="16">
            <text:p>16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Dibulla</text:p>
          </table:table-cell>
          <table:table-cell office:value-type="string">
            <text:p>Guajira</text:p>
          </table:table-cell>
          <table:table-cell table:formula="of:=LOOKUP([.C641];[Hoja2.$B$1:.$B$35];[Hoja2.$A$1:.$A$35])" office:value-type="float" office:value="16">
            <text:p>16</text:p>
          </table:table-cell>
        </table:table-row>
        <table:table-row table:style-name="ro3">
          <table:table-cell office:value-type="float" office:value="643">
            <text:p>643</text:p>
          </table:table-cell>
          <table:table-cell office:value-type="string">
            <text:p>Distraccion</text:p>
          </table:table-cell>
          <table:table-cell office:value-type="string">
            <text:p>Guajira</text:p>
          </table:table-cell>
          <table:table-cell table:formula="of:=LOOKUP([.C642];[Hoja2.$B$1:.$B$35];[Hoja2.$A$1:.$A$35])" office:value-type="float" office:value="16">
            <text:p>16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El Molino</text:p>
          </table:table-cell>
          <table:table-cell office:value-type="string">
            <text:p>Guajira</text:p>
          </table:table-cell>
          <table:table-cell table:formula="of:=LOOKUP([.C643];[Hoja2.$B$1:.$B$35];[Hoja2.$A$1:.$A$35])" office:value-type="float" office:value="16">
            <text:p>16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Fonseca</text:p>
          </table:table-cell>
          <table:table-cell office:value-type="string">
            <text:p>Guajira</text:p>
          </table:table-cell>
          <table:table-cell table:formula="of:=LOOKUP([.C644];[Hoja2.$B$1:.$B$35];[Hoja2.$A$1:.$A$35])" office:value-type="float" office:value="16">
            <text:p>16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Hatonuevo</text:p>
          </table:table-cell>
          <table:table-cell office:value-type="string">
            <text:p>Guajira</text:p>
          </table:table-cell>
          <table:table-cell table:formula="of:=LOOKUP([.C645];[Hoja2.$B$1:.$B$35];[Hoja2.$A$1:.$A$35])" office:value-type="float" office:value="16">
            <text:p>16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La Jagua Del Pilar</text:p>
          </table:table-cell>
          <table:table-cell office:value-type="string">
            <text:p>Guajira</text:p>
          </table:table-cell>
          <table:table-cell table:formula="of:=LOOKUP([.C646];[Hoja2.$B$1:.$B$35];[Hoja2.$A$1:.$A$35])" office:value-type="float" office:value="16">
            <text:p>16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Maicao</text:p>
          </table:table-cell>
          <table:table-cell office:value-type="string">
            <text:p>Guajira</text:p>
          </table:table-cell>
          <table:table-cell table:formula="of:=LOOKUP([.C647];[Hoja2.$B$1:.$B$35];[Hoja2.$A$1:.$A$35])" office:value-type="float" office:value="16">
            <text:p>16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Manaure</text:p>
          </table:table-cell>
          <table:table-cell office:value-type="string">
            <text:p>Guajira</text:p>
          </table:table-cell>
          <table:table-cell table:formula="of:=LOOKUP([.C648];[Hoja2.$B$1:.$B$35];[Hoja2.$A$1:.$A$35])" office:value-type="float" office:value="16">
            <text:p>16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San Juan Del Cesar</text:p>
          </table:table-cell>
          <table:table-cell office:value-type="string">
            <text:p>Guajira</text:p>
          </table:table-cell>
          <table:table-cell table:formula="of:=LOOKUP([.C649];[Hoja2.$B$1:.$B$35];[Hoja2.$A$1:.$A$35])" office:value-type="float" office:value="16">
            <text:p>16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Uribia</text:p>
          </table:table-cell>
          <table:table-cell office:value-type="string">
            <text:p>Guajira</text:p>
          </table:table-cell>
          <table:table-cell table:formula="of:=LOOKUP([.C650];[Hoja2.$B$1:.$B$35];[Hoja2.$A$1:.$A$35])" office:value-type="float" office:value="16">
            <text:p>16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Urumita</text:p>
          </table:table-cell>
          <table:table-cell office:value-type="string">
            <text:p>Guajira</text:p>
          </table:table-cell>
          <table:table-cell table:formula="of:=LOOKUP([.C651];[Hoja2.$B$1:.$B$35];[Hoja2.$A$1:.$A$35])" office:value-type="float" office:value="16">
            <text:p>16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Villanueva</text:p>
          </table:table-cell>
          <table:table-cell office:value-type="string">
            <text:p>Guajira</text:p>
          </table:table-cell>
          <table:table-cell table:formula="of:=LOOKUP([.C652];[Hoja2.$B$1:.$B$35];[Hoja2.$A$1:.$A$35])" office:value-type="float" office:value="16">
            <text:p>16</text:p>
          </table:table-cell>
        </table:table-row>
        <table:table-row table:style-name="ro3">
          <table:table-cell office:value-type="float" office:value="654">
            <text:p>654</text:p>
          </table:table-cell>
          <table:table-cell office:value-type="string">
            <text:p>Santa Marta</text:p>
          </table:table-cell>
          <table:table-cell office:value-type="string">
            <text:p>Santamarta</text:p>
          </table:table-cell>
          <table:table-cell table:formula="of:=LOOKUP([.C653];[Hoja2.$B$1:.$B$35];[Hoja2.$A$1:.$A$35])" office:value-type="float" office:value="27">
            <text:p>27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Algarrobo</text:p>
          </table:table-cell>
          <table:table-cell office:value-type="string">
            <text:p>Magdalena</text:p>
          </table:table-cell>
          <table:table-cell table:formula="of:=LOOKUP([.C654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Aracataca</text:p>
          </table:table-cell>
          <table:table-cell office:value-type="string">
            <text:p>Magdalena</text:p>
          </table:table-cell>
          <table:table-cell table:formula="of:=LOOKUP([.C655];[Hoja2.$B$1:.$B$35];[Hoja2.$A$1:.$A$35])" office:value-type="float" office:value="20">
            <text:p>20</text:p>
          </table:table-cell>
        </table:table-row>
        <table:table-row table:style-name="ro3">
          <table:table-cell office:value-type="float" office:value="657">
            <text:p>657</text:p>
          </table:table-cell>
          <table:table-cell office:value-type="string">
            <text:p>Ariguani</text:p>
          </table:table-cell>
          <table:table-cell office:value-type="string">
            <text:p>Magdalena</text:p>
          </table:table-cell>
          <table:table-cell table:formula="of:=LOOKUP([.C656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Cerro San Antonio</text:p>
          </table:table-cell>
          <table:table-cell office:value-type="string">
            <text:p>Magdalena</text:p>
          </table:table-cell>
          <table:table-cell table:formula="of:=LOOKUP([.C657];[Hoja2.$B$1:.$B$35];[Hoja2.$A$1:.$A$35])" office:value-type="float" office:value="20">
            <text:p>20</text:p>
          </table:table-cell>
        </table:table-row>
        <table:table-row table:style-name="ro3">
          <table:table-cell office:value-type="float" office:value="659">
            <text:p>659</text:p>
          </table:table-cell>
          <table:table-cell office:value-type="string">
            <text:p>Chivolo</text:p>
          </table:table-cell>
          <table:table-cell office:value-type="string">
            <text:p>Magdalena</text:p>
          </table:table-cell>
          <table:table-cell table:formula="of:=LOOKUP([.C658];[Hoja2.$B$1:.$B$35];[Hoja2.$A$1:.$A$35])" office:value-type="float" office:value="20">
            <text:p>20</text:p>
          </table:table-cell>
        </table:table-row>
        <table:table-row table:style-name="ro3">
          <table:table-cell office:value-type="float" office:value="660">
            <text:p>660</text:p>
          </table:table-cell>
          <table:table-cell office:value-type="string">
            <text:p>Cienaga</text:p>
          </table:table-cell>
          <table:table-cell office:value-type="string">
            <text:p>Magdalena</text:p>
          </table:table-cell>
          <table:table-cell table:formula="of:=LOOKUP([.C659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Concordia</text:p>
          </table:table-cell>
          <table:table-cell office:value-type="string">
            <text:p>Magdalena</text:p>
          </table:table-cell>
          <table:table-cell table:formula="of:=LOOKUP([.C660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El Banco</text:p>
          </table:table-cell>
          <table:table-cell office:value-type="string">
            <text:p>Magdalena</text:p>
          </table:table-cell>
          <table:table-cell table:formula="of:=LOOKUP([.C661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El Piñon</text:p>
          </table:table-cell>
          <table:table-cell office:value-type="string">
            <text:p>Magdalena</text:p>
          </table:table-cell>
          <table:table-cell table:formula="of:=LOOKUP([.C662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El Reten</text:p>
          </table:table-cell>
          <table:table-cell office:value-type="string">
            <text:p>Magdalena</text:p>
          </table:table-cell>
          <table:table-cell table:formula="of:=LOOKUP([.C663];[Hoja2.$B$1:.$B$35];[Hoja2.$A$1:.$A$35])" office:value-type="float" office:value="20">
            <text:p>20</text:p>
          </table:table-cell>
        </table:table-row>
        <table:table-row table:style-name="ro3">
          <table:table-cell office:value-type="float" office:value="665">
            <text:p>665</text:p>
          </table:table-cell>
          <table:table-cell office:value-type="string">
            <text:p>Fundacion</text:p>
          </table:table-cell>
          <table:table-cell office:value-type="string">
            <text:p>Magdalena</text:p>
          </table:table-cell>
          <table:table-cell table:formula="of:=LOOKUP([.C664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Guamal</text:p>
          </table:table-cell>
          <table:table-cell office:value-type="string">
            <text:p>Magdalena</text:p>
          </table:table-cell>
          <table:table-cell table:formula="of:=LOOKUP([.C665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Nueva Granada</text:p>
          </table:table-cell>
          <table:table-cell office:value-type="string">
            <text:p>Magdalena</text:p>
          </table:table-cell>
          <table:table-cell table:formula="of:=LOOKUP([.C666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Pedraza</text:p>
          </table:table-cell>
          <table:table-cell office:value-type="string">
            <text:p>Magdalena</text:p>
          </table:table-cell>
          <table:table-cell table:formula="of:=LOOKUP([.C667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Pijiño Del Carmen</text:p>
          </table:table-cell>
          <table:table-cell office:value-type="string">
            <text:p>Magdalena</text:p>
          </table:table-cell>
          <table:table-cell table:formula="of:=LOOKUP([.C668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Pivijay</text:p>
          </table:table-cell>
          <table:table-cell office:value-type="string">
            <text:p>Magdalena</text:p>
          </table:table-cell>
          <table:table-cell table:formula="of:=LOOKUP([.C669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Plato</text:p>
          </table:table-cell>
          <table:table-cell office:value-type="string">
            <text:p>Magdalena</text:p>
          </table:table-cell>
          <table:table-cell table:formula="of:=LOOKUP([.C670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Puebloviejo</text:p>
          </table:table-cell>
          <table:table-cell office:value-type="string">
            <text:p>Magdalena</text:p>
          </table:table-cell>
          <table:table-cell table:formula="of:=LOOKUP([.C671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Remolino</text:p>
          </table:table-cell>
          <table:table-cell office:value-type="string">
            <text:p>Magdalena</text:p>
          </table:table-cell>
          <table:table-cell table:formula="of:=LOOKUP([.C672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Sabanas De San Angel</text:p>
          </table:table-cell>
          <table:table-cell office:value-type="string">
            <text:p>Magdalena</text:p>
          </table:table-cell>
          <table:table-cell table:formula="of:=LOOKUP([.C673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Salamina</text:p>
          </table:table-cell>
          <table:table-cell office:value-type="string">
            <text:p>Magdalena</text:p>
          </table:table-cell>
          <table:table-cell table:formula="of:=LOOKUP([.C674];[Hoja2.$B$1:.$B$35];[Hoja2.$A$1:.$A$35])" office:value-type="float" office:value="20">
            <text:p>20</text:p>
          </table:table-cell>
        </table:table-row>
        <table:table-row table:style-name="ro3">
          <table:table-cell office:value-type="float" office:value="676">
            <text:p>676</text:p>
          </table:table-cell>
          <table:table-cell office:value-type="string">
            <text:p>San Sebastian De Buenavista</text:p>
          </table:table-cell>
          <table:table-cell office:value-type="string">
            <text:p>Magdalena</text:p>
          </table:table-cell>
          <table:table-cell table:formula="of:=LOOKUP([.C675];[Hoja2.$B$1:.$B$35];[Hoja2.$A$1:.$A$35])" office:value-type="float" office:value="20">
            <text:p>20</text:p>
          </table:table-cell>
        </table:table-row>
        <table:table-row table:style-name="ro3">
          <table:table-cell office:value-type="float" office:value="677">
            <text:p>677</text:p>
          </table:table-cell>
          <table:table-cell office:value-type="string">
            <text:p>San Zenon</text:p>
          </table:table-cell>
          <table:table-cell office:value-type="string">
            <text:p>Magdalena</text:p>
          </table:table-cell>
          <table:table-cell table:formula="of:=LOOKUP([.C676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Santa Ana</text:p>
          </table:table-cell>
          <table:table-cell office:value-type="string">
            <text:p>Magdalena</text:p>
          </table:table-cell>
          <table:table-cell table:formula="of:=LOOKUP([.C677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Santa Barbara De Pinto</text:p>
          </table:table-cell>
          <table:table-cell office:value-type="string">
            <text:p>Magdalena</text:p>
          </table:table-cell>
          <table:table-cell table:formula="of:=LOOKUP([.C678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Sitionuevo</text:p>
          </table:table-cell>
          <table:table-cell office:value-type="string">
            <text:p>Magdalena</text:p>
          </table:table-cell>
          <table:table-cell table:formula="of:=LOOKUP([.C679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Tenerife</text:p>
          </table:table-cell>
          <table:table-cell office:value-type="string">
            <text:p>Magdalena</text:p>
          </table:table-cell>
          <table:table-cell table:formula="of:=LOOKUP([.C680];[Hoja2.$B$1:.$B$35];[Hoja2.$A$1:.$A$35])" office:value-type="float" office:value="20">
            <text:p>20</text:p>
          </table:table-cell>
        </table:table-row>
        <table:table-row table:style-name="ro3">
          <table:table-cell office:value-type="float" office:value="682">
            <text:p>682</text:p>
          </table:table-cell>
          <table:table-cell office:value-type="string">
            <text:p>Zapayan</text:p>
          </table:table-cell>
          <table:table-cell office:value-type="string">
            <text:p>Magdalena</text:p>
          </table:table-cell>
          <table:table-cell table:formula="of:=LOOKUP([.C681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Zona Bananera</text:p>
          </table:table-cell>
          <table:table-cell office:value-type="string">
            <text:p>Magdalena</text:p>
          </table:table-cell>
          <table:table-cell table:formula="of:=LOOKUP([.C682];[Hoja2.$B$1:.$B$35];[Hoja2.$A$1:.$A$35])" office:value-type="float" office:value="20">
            <text:p>2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Villavicencio</text:p>
          </table:table-cell>
          <table:table-cell office:value-type="string">
            <text:p>Meta</text:p>
          </table:table-cell>
          <table:table-cell table:formula="of:=LOOKUP([.C683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Acacias</text:p>
          </table:table-cell>
          <table:table-cell office:value-type="string">
            <text:p>Meta</text:p>
          </table:table-cell>
          <table:table-cell table:formula="of:=LOOKUP([.C684];[Hoja2.$B$1:.$B$35];[Hoja2.$A$1:.$A$35])" office:value-type="float" office:value="21">
            <text:p>21</text:p>
          </table:table-cell>
        </table:table-row>
        <table:table-row table:style-name="ro3">
          <table:table-cell office:value-type="float" office:value="686">
            <text:p>686</text:p>
          </table:table-cell>
          <table:table-cell office:value-type="string">
            <text:p>Barranca De Upia</text:p>
          </table:table-cell>
          <table:table-cell office:value-type="string">
            <text:p>Meta</text:p>
          </table:table-cell>
          <table:table-cell table:formula="of:=LOOKUP([.C685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Cabuyaro</text:p>
          </table:table-cell>
          <table:table-cell office:value-type="string">
            <text:p>Meta</text:p>
          </table:table-cell>
          <table:table-cell table:formula="of:=LOOKUP([.C686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Castilla La Nueva</text:p>
          </table:table-cell>
          <table:table-cell office:value-type="string">
            <text:p>Meta</text:p>
          </table:table-cell>
          <table:table-cell table:formula="of:=LOOKUP([.C687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Cubarral</text:p>
          </table:table-cell>
          <table:table-cell office:value-type="string">
            <text:p>Meta</text:p>
          </table:table-cell>
          <table:table-cell table:formula="of:=LOOKUP([.C688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Cumaral</text:p>
          </table:table-cell>
          <table:table-cell office:value-type="string">
            <text:p>Meta</text:p>
          </table:table-cell>
          <table:table-cell table:formula="of:=LOOKUP([.C689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El Calvario</text:p>
          </table:table-cell>
          <table:table-cell office:value-type="string">
            <text:p>Meta</text:p>
          </table:table-cell>
          <table:table-cell table:formula="of:=LOOKUP([.C690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El Castillo</text:p>
          </table:table-cell>
          <table:table-cell office:value-type="string">
            <text:p>Meta</text:p>
          </table:table-cell>
          <table:table-cell table:formula="of:=LOOKUP([.C691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El Dorado</text:p>
          </table:table-cell>
          <table:table-cell office:value-type="string">
            <text:p>Meta</text:p>
          </table:table-cell>
          <table:table-cell table:formula="of:=LOOKUP([.C692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Fuente De Oro</text:p>
          </table:table-cell>
          <table:table-cell office:value-type="string">
            <text:p>Meta</text:p>
          </table:table-cell>
          <table:table-cell table:formula="of:=LOOKUP([.C693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Granada</text:p>
          </table:table-cell>
          <table:table-cell office:value-type="string">
            <text:p>Meta</text:p>
          </table:table-cell>
          <table:table-cell table:formula="of:=LOOKUP([.C694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Guamal</text:p>
          </table:table-cell>
          <table:table-cell office:value-type="string">
            <text:p>Meta</text:p>
          </table:table-cell>
          <table:table-cell table:formula="of:=LOOKUP([.C695];[Hoja2.$B$1:.$B$35];[Hoja2.$A$1:.$A$35])" office:value-type="float" office:value="21">
            <text:p>21</text:p>
          </table:table-cell>
        </table:table-row>
        <table:table-row table:style-name="ro3">
          <table:table-cell office:value-type="float" office:value="697">
            <text:p>697</text:p>
          </table:table-cell>
          <table:table-cell office:value-type="string">
            <text:p>Mapiripan</text:p>
          </table:table-cell>
          <table:table-cell office:value-type="string">
            <text:p>Meta</text:p>
          </table:table-cell>
          <table:table-cell table:formula="of:=LOOKUP([.C696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Mesetas</text:p>
          </table:table-cell>
          <table:table-cell office:value-type="string">
            <text:p>Meta</text:p>
          </table:table-cell>
          <table:table-cell table:formula="of:=LOOKUP([.C697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La Macarena</text:p>
          </table:table-cell>
          <table:table-cell office:value-type="string">
            <text:p>Meta</text:p>
          </table:table-cell>
          <table:table-cell table:formula="of:=LOOKUP([.C698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La Uribe</text:p>
          </table:table-cell>
          <table:table-cell office:value-type="string">
            <text:p>Meta</text:p>
          </table:table-cell>
          <table:table-cell table:formula="of:=LOOKUP([.C699];[Hoja2.$B$1:.$B$35];[Hoja2.$A$1:.$A$35])" office:value-type="float" office:value="21">
            <text:p>21</text:p>
          </table:table-cell>
        </table:table-row>
        <table:table-row table:style-name="ro3">
          <table:table-cell office:value-type="float" office:value="701">
            <text:p>701</text:p>
          </table:table-cell>
          <table:table-cell office:value-type="string">
            <text:p>Lejanias</text:p>
          </table:table-cell>
          <table:table-cell office:value-type="string">
            <text:p>Meta</text:p>
          </table:table-cell>
          <table:table-cell table:formula="of:=LOOKUP([.C700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Puerto Concordia</text:p>
          </table:table-cell>
          <table:table-cell office:value-type="string">
            <text:p>Meta</text:p>
          </table:table-cell>
          <table:table-cell table:formula="of:=LOOKUP([.C701];[Hoja2.$B$1:.$B$35];[Hoja2.$A$1:.$A$35])" office:value-type="float" office:value="21">
            <text:p>21</text:p>
          </table:table-cell>
        </table:table-row>
        <table:table-row table:style-name="ro3">
          <table:table-cell office:value-type="float" office:value="703">
            <text:p>703</text:p>
          </table:table-cell>
          <table:table-cell office:value-type="string">
            <text:p>Puerto Gaitan</text:p>
          </table:table-cell>
          <table:table-cell office:value-type="string">
            <text:p>Meta</text:p>
          </table:table-cell>
          <table:table-cell table:formula="of:=LOOKUP([.C702];[Hoja2.$B$1:.$B$35];[Hoja2.$A$1:.$A$35])" office:value-type="float" office:value="21">
            <text:p>21</text:p>
          </table:table-cell>
        </table:table-row>
        <table:table-row table:style-name="ro3">
          <table:table-cell office:value-type="float" office:value="704">
            <text:p>704</text:p>
          </table:table-cell>
          <table:table-cell office:value-type="string">
            <text:p>Puerto Lopez</text:p>
          </table:table-cell>
          <table:table-cell office:value-type="string">
            <text:p>Meta</text:p>
          </table:table-cell>
          <table:table-cell table:formula="of:=LOOKUP([.C703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Puerto Lleras</text:p>
          </table:table-cell>
          <table:table-cell office:value-type="string">
            <text:p>Meta</text:p>
          </table:table-cell>
          <table:table-cell table:formula="of:=LOOKUP([.C704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Puerto Rico</text:p>
          </table:table-cell>
          <table:table-cell office:value-type="string">
            <text:p>Meta</text:p>
          </table:table-cell>
          <table:table-cell table:formula="of:=LOOKUP([.C705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Restrepo</text:p>
          </table:table-cell>
          <table:table-cell office:value-type="string">
            <text:p>Meta</text:p>
          </table:table-cell>
          <table:table-cell table:formula="of:=LOOKUP([.C706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an Carlos De Guaroa</text:p>
          </table:table-cell>
          <table:table-cell office:value-type="string">
            <text:p>Meta</text:p>
          </table:table-cell>
          <table:table-cell table:formula="of:=LOOKUP([.C707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San Juan De Arama</text:p>
          </table:table-cell>
          <table:table-cell office:value-type="string">
            <text:p>Meta</text:p>
          </table:table-cell>
          <table:table-cell table:formula="of:=LOOKUP([.C708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San Juanito</text:p>
          </table:table-cell>
          <table:table-cell office:value-type="string">
            <text:p>Meta</text:p>
          </table:table-cell>
          <table:table-cell table:formula="of:=LOOKUP([.C709];[Hoja2.$B$1:.$B$35];[Hoja2.$A$1:.$A$35])" office:value-type="float" office:value="21">
            <text:p>21</text:p>
          </table:table-cell>
        </table:table-row>
        <table:table-row table:style-name="ro3">
          <table:table-cell office:value-type="float" office:value="711">
            <text:p>711</text:p>
          </table:table-cell>
          <table:table-cell office:value-type="string">
            <text:p>San Martin</text:p>
          </table:table-cell>
          <table:table-cell office:value-type="string">
            <text:p>Meta</text:p>
          </table:table-cell>
          <table:table-cell table:formula="of:=LOOKUP([.C710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Vista Hermosa</text:p>
          </table:table-cell>
          <table:table-cell office:value-type="string">
            <text:p>Meta</text:p>
          </table:table-cell>
          <table:table-cell table:formula="of:=LOOKUP([.C711];[Hoja2.$B$1:.$B$35];[Hoja2.$A$1:.$A$35])" office:value-type="float" office:value="21">
            <text:p>21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Pasto</text:p>
          </table:table-cell>
          <table:table-cell office:value-type="string">
            <text:p>Nariño</text:p>
          </table:table-cell>
          <table:table-cell table:formula="of:=LOOKUP([.C712];[Hoja2.$B$1:.$B$35];[Hoja2.$A$1:.$A$35])" office:value-type="float" office:value="22">
            <text:p>22</text:p>
          </table:table-cell>
        </table:table-row>
        <table:table-row table:style-name="ro3">
          <table:table-cell office:value-type="float" office:value="714">
            <text:p>714</text:p>
          </table:table-cell>
          <table:table-cell office:value-type="string">
            <text:p>Alban</text:p>
          </table:table-cell>
          <table:table-cell office:value-type="string">
            <text:p>Nariño</text:p>
          </table:table-cell>
          <table:table-cell table:formula="of:=LOOKUP([.C713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Aldana</text:p>
          </table:table-cell>
          <table:table-cell office:value-type="string">
            <text:p>Nariño</text:p>
          </table:table-cell>
          <table:table-cell table:formula="of:=LOOKUP([.C714];[Hoja2.$B$1:.$B$35];[Hoja2.$A$1:.$A$35])" office:value-type="float" office:value="22">
            <text:p>22</text:p>
          </table:table-cell>
        </table:table-row>
        <table:table-row table:style-name="ro3">
          <table:table-cell office:value-type="float" office:value="716">
            <text:p>716</text:p>
          </table:table-cell>
          <table:table-cell office:value-type="string">
            <text:p>Ancuya</text:p>
          </table:table-cell>
          <table:table-cell office:value-type="string">
            <text:p>Nariño</text:p>
          </table:table-cell>
          <table:table-cell table:formula="of:=LOOKUP([.C715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Arboleda</text:p>
          </table:table-cell>
          <table:table-cell office:value-type="string">
            <text:p>Nariño</text:p>
          </table:table-cell>
          <table:table-cell table:formula="of:=LOOKUP([.C716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Barbacoas</text:p>
          </table:table-cell>
          <table:table-cell office:value-type="string">
            <text:p>Nariño</text:p>
          </table:table-cell>
          <table:table-cell table:formula="of:=LOOKUP([.C717];[Hoja2.$B$1:.$B$35];[Hoja2.$A$1:.$A$35])" office:value-type="float" office:value="22">
            <text:p>22</text:p>
          </table:table-cell>
        </table:table-row>
        <table:table-row table:style-name="ro3">
          <table:table-cell office:value-type="float" office:value="719">
            <text:p>719</text:p>
          </table:table-cell>
          <table:table-cell office:value-type="string">
            <text:p>Belen</text:p>
          </table:table-cell>
          <table:table-cell office:value-type="string">
            <text:p>Nariño</text:p>
          </table:table-cell>
          <table:table-cell table:formula="of:=LOOKUP([.C718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Buesaco</text:p>
          </table:table-cell>
          <table:table-cell office:value-type="string">
            <text:p>Nariño</text:p>
          </table:table-cell>
          <table:table-cell table:formula="of:=LOOKUP([.C719];[Hoja2.$B$1:.$B$35];[Hoja2.$A$1:.$A$35])" office:value-type="float" office:value="22">
            <text:p>22</text:p>
          </table:table-cell>
        </table:table-row>
        <table:table-row table:style-name="ro3">
          <table:table-cell office:value-type="float" office:value="721">
            <text:p>721</text:p>
          </table:table-cell>
          <table:table-cell office:value-type="string">
            <text:p>Colon-Genova</text:p>
          </table:table-cell>
          <table:table-cell office:value-type="string">
            <text:p>Nariño</text:p>
          </table:table-cell>
          <table:table-cell table:formula="of:=LOOKUP([.C720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Consaca</text:p>
          </table:table-cell>
          <table:table-cell office:value-type="string">
            <text:p>Nariño</text:p>
          </table:table-cell>
          <table:table-cell table:formula="of:=LOOKUP([.C721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Contadero</text:p>
          </table:table-cell>
          <table:table-cell office:value-type="string">
            <text:p>Nariño</text:p>
          </table:table-cell>
          <table:table-cell table:formula="of:=LOOKUP([.C722];[Hoja2.$B$1:.$B$35];[Hoja2.$A$1:.$A$35])" office:value-type="float" office:value="22">
            <text:p>22</text:p>
          </table:table-cell>
        </table:table-row>
        <table:table-row table:style-name="ro3">
          <table:table-cell office:value-type="float" office:value="724">
            <text:p>724</text:p>
          </table:table-cell>
          <table:table-cell office:value-type="string">
            <text:p>Cordoba</text:p>
          </table:table-cell>
          <table:table-cell office:value-type="string">
            <text:p>Nariño</text:p>
          </table:table-cell>
          <table:table-cell table:formula="of:=LOOKUP([.C723];[Hoja2.$B$1:.$B$35];[Hoja2.$A$1:.$A$35])" office:value-type="float" office:value="22">
            <text:p>22</text:p>
          </table:table-cell>
        </table:table-row>
        <table:table-row table:style-name="ro3">
          <table:table-cell office:value-type="float" office:value="725">
            <text:p>725</text:p>
          </table:table-cell>
          <table:table-cell office:value-type="string">
            <text:p>Cuaspud-Carlosama</text:p>
          </table:table-cell>
          <table:table-cell office:value-type="string">
            <text:p>Nariño</text:p>
          </table:table-cell>
          <table:table-cell table:formula="of:=LOOKUP([.C724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Cumbal</text:p>
          </table:table-cell>
          <table:table-cell office:value-type="string">
            <text:p>Nariño</text:p>
          </table:table-cell>
          <table:table-cell table:formula="of:=LOOKUP([.C725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Cumbitara</text:p>
          </table:table-cell>
          <table:table-cell office:value-type="string">
            <text:p>Nariño</text:p>
          </table:table-cell>
          <table:table-cell table:formula="of:=LOOKUP([.C726];[Hoja2.$B$1:.$B$35];[Hoja2.$A$1:.$A$35])" office:value-type="float" office:value="22">
            <text:p>22</text:p>
          </table:table-cell>
        </table:table-row>
        <table:table-row table:style-name="ro3">
          <table:table-cell office:value-type="float" office:value="728">
            <text:p>728</text:p>
          </table:table-cell>
          <table:table-cell office:value-type="string">
            <text:p>Chachagui</text:p>
          </table:table-cell>
          <table:table-cell office:value-type="string">
            <text:p>Nariño</text:p>
          </table:table-cell>
          <table:table-cell table:formula="of:=LOOKUP([.C727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El Charco</text:p>
          </table:table-cell>
          <table:table-cell office:value-type="string">
            <text:p>Nariño</text:p>
          </table:table-cell>
          <table:table-cell table:formula="of:=LOOKUP([.C728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El Peñol</text:p>
          </table:table-cell>
          <table:table-cell office:value-type="string">
            <text:p>Nariño</text:p>
          </table:table-cell>
          <table:table-cell table:formula="of:=LOOKUP([.C729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El Rosario</text:p>
          </table:table-cell>
          <table:table-cell office:value-type="string">
            <text:p>Nariño</text:p>
          </table:table-cell>
          <table:table-cell table:formula="of:=LOOKUP([.C730];[Hoja2.$B$1:.$B$35];[Hoja2.$A$1:.$A$35])" office:value-type="float" office:value="22">
            <text:p>22</text:p>
          </table:table-cell>
        </table:table-row>
        <table:table-row table:style-name="ro3">
          <table:table-cell office:value-type="float" office:value="732">
            <text:p>732</text:p>
          </table:table-cell>
          <table:table-cell office:value-type="string">
            <text:p>El Tablon</text:p>
          </table:table-cell>
          <table:table-cell office:value-type="string">
            <text:p>Nariño</text:p>
          </table:table-cell>
          <table:table-cell table:formula="of:=LOOKUP([.C731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El Tambo</text:p>
          </table:table-cell>
          <table:table-cell office:value-type="string">
            <text:p>Nariño</text:p>
          </table:table-cell>
          <table:table-cell table:formula="of:=LOOKUP([.C732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Funes</text:p>
          </table:table-cell>
          <table:table-cell office:value-type="string">
            <text:p>Nariño</text:p>
          </table:table-cell>
          <table:table-cell table:formula="of:=LOOKUP([.C733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Guachucal</text:p>
          </table:table-cell>
          <table:table-cell office:value-type="string">
            <text:p>Nariño</text:p>
          </table:table-cell>
          <table:table-cell table:formula="of:=LOOKUP([.C734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Guaitarilla</text:p>
          </table:table-cell>
          <table:table-cell office:value-type="string">
            <text:p>Nariño</text:p>
          </table:table-cell>
          <table:table-cell table:formula="of:=LOOKUP([.C735];[Hoja2.$B$1:.$B$35];[Hoja2.$A$1:.$A$35])" office:value-type="float" office:value="22">
            <text:p>22</text:p>
          </table:table-cell>
        </table:table-row>
        <table:table-row table:style-name="ro3">
          <table:table-cell office:value-type="float" office:value="737">
            <text:p>737</text:p>
          </table:table-cell>
          <table:table-cell office:value-type="string">
            <text:p>Gualmatan</text:p>
          </table:table-cell>
          <table:table-cell office:value-type="string">
            <text:p>Nariño</text:p>
          </table:table-cell>
          <table:table-cell table:formula="of:=LOOKUP([.C736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Iles</text:p>
          </table:table-cell>
          <table:table-cell office:value-type="string">
            <text:p>Nariño</text:p>
          </table:table-cell>
          <table:table-cell table:formula="of:=LOOKUP([.C737];[Hoja2.$B$1:.$B$35];[Hoja2.$A$1:.$A$35])" office:value-type="float" office:value="22">
            <text:p>22</text:p>
          </table:table-cell>
        </table:table-row>
        <table:table-row table:style-name="ro3">
          <table:table-cell office:value-type="float" office:value="739">
            <text:p>739</text:p>
          </table:table-cell>
          <table:table-cell office:value-type="string">
            <text:p>Imues</text:p>
          </table:table-cell>
          <table:table-cell office:value-type="string">
            <text:p>Nariño</text:p>
          </table:table-cell>
          <table:table-cell table:formula="of:=LOOKUP([.C738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Ipiales</text:p>
          </table:table-cell>
          <table:table-cell office:value-type="string">
            <text:p>Nariño</text:p>
          </table:table-cell>
          <table:table-cell table:formula="of:=LOOKUP([.C739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La Cruz</text:p>
          </table:table-cell>
          <table:table-cell office:value-type="string">
            <text:p>Nariño</text:p>
          </table:table-cell>
          <table:table-cell table:formula="of:=LOOKUP([.C740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La Florida</text:p>
          </table:table-cell>
          <table:table-cell office:value-type="string">
            <text:p>Nariño</text:p>
          </table:table-cell>
          <table:table-cell table:formula="of:=LOOKUP([.C741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La Llanada</text:p>
          </table:table-cell>
          <table:table-cell office:value-type="string">
            <text:p>Nariño</text:p>
          </table:table-cell>
          <table:table-cell table:formula="of:=LOOKUP([.C742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La Tola</text:p>
          </table:table-cell>
          <table:table-cell office:value-type="string">
            <text:p>Nariño</text:p>
          </table:table-cell>
          <table:table-cell table:formula="of:=LOOKUP([.C743];[Hoja2.$B$1:.$B$35];[Hoja2.$A$1:.$A$35])" office:value-type="float" office:value="22">
            <text:p>22</text:p>
          </table:table-cell>
        </table:table-row>
        <table:table-row table:style-name="ro3">
          <table:table-cell office:value-type="float" office:value="745">
            <text:p>745</text:p>
          </table:table-cell>
          <table:table-cell office:value-type="string">
            <text:p>La Union</text:p>
          </table:table-cell>
          <table:table-cell office:value-type="string">
            <text:p>Nariño</text:p>
          </table:table-cell>
          <table:table-cell table:formula="of:=LOOKUP([.C744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Leiva</text:p>
          </table:table-cell>
          <table:table-cell office:value-type="string">
            <text:p>Nariño</text:p>
          </table:table-cell>
          <table:table-cell table:formula="of:=LOOKUP([.C745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Linares</text:p>
          </table:table-cell>
          <table:table-cell office:value-type="string">
            <text:p>Nariño</text:p>
          </table:table-cell>
          <table:table-cell table:formula="of:=LOOKUP([.C746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Los Andes</text:p>
          </table:table-cell>
          <table:table-cell office:value-type="string">
            <text:p>Nariño</text:p>
          </table:table-cell>
          <table:table-cell table:formula="of:=LOOKUP([.C747];[Hoja2.$B$1:.$B$35];[Hoja2.$A$1:.$A$35])" office:value-type="float" office:value="22">
            <text:p>22</text:p>
          </table:table-cell>
        </table:table-row>
        <table:table-row table:style-name="ro3">
          <table:table-cell office:value-type="float" office:value="749">
            <text:p>749</text:p>
          </table:table-cell>
          <table:table-cell office:value-type="string">
            <text:p>Magui-Payan</text:p>
          </table:table-cell>
          <table:table-cell office:value-type="string">
            <text:p>Nariño</text:p>
          </table:table-cell>
          <table:table-cell table:formula="of:=LOOKUP([.C748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Mallama</text:p>
          </table:table-cell>
          <table:table-cell office:value-type="string">
            <text:p>Nariño</text:p>
          </table:table-cell>
          <table:table-cell table:formula="of:=LOOKUP([.C749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Mosquera</text:p>
          </table:table-cell>
          <table:table-cell office:value-type="string">
            <text:p>Nariño</text:p>
          </table:table-cell>
          <table:table-cell table:formula="of:=LOOKUP([.C750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table:number-columns-repeated="2" office:value-type="string">
            <text:p>Nariño</text:p>
          </table:table-cell>
          <table:table-cell table:formula="of:=LOOKUP([.C751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Olaya Herrera</text:p>
          </table:table-cell>
          <table:table-cell office:value-type="string">
            <text:p>Nariño</text:p>
          </table:table-cell>
          <table:table-cell table:formula="of:=LOOKUP([.C752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Ospina</text:p>
          </table:table-cell>
          <table:table-cell office:value-type="string">
            <text:p>Nariño</text:p>
          </table:table-cell>
          <table:table-cell table:formula="of:=LOOKUP([.C753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Francisco Pizarro</text:p>
          </table:table-cell>
          <table:table-cell office:value-type="string">
            <text:p>Nariño</text:p>
          </table:table-cell>
          <table:table-cell table:formula="of:=LOOKUP([.C754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Policarpa</text:p>
          </table:table-cell>
          <table:table-cell office:value-type="string">
            <text:p>Nariño</text:p>
          </table:table-cell>
          <table:table-cell table:formula="of:=LOOKUP([.C755];[Hoja2.$B$1:.$B$35];[Hoja2.$A$1:.$A$35])" office:value-type="float" office:value="22">
            <text:p>22</text:p>
          </table:table-cell>
        </table:table-row>
        <table:table-row table:style-name="ro3">
          <table:table-cell office:value-type="float" office:value="757">
            <text:p>757</text:p>
          </table:table-cell>
          <table:table-cell office:value-type="string">
            <text:p>Potosi</text:p>
          </table:table-cell>
          <table:table-cell office:value-type="string">
            <text:p>Nariño</text:p>
          </table:table-cell>
          <table:table-cell table:formula="of:=LOOKUP([.C756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Providencia</text:p>
          </table:table-cell>
          <table:table-cell office:value-type="string">
            <text:p>Nariño</text:p>
          </table:table-cell>
          <table:table-cell table:formula="of:=LOOKUP([.C757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Puerres</text:p>
          </table:table-cell>
          <table:table-cell office:value-type="string">
            <text:p>Nariño</text:p>
          </table:table-cell>
          <table:table-cell table:formula="of:=LOOKUP([.C758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Pupiales</text:p>
          </table:table-cell>
          <table:table-cell office:value-type="string">
            <text:p>Nariño</text:p>
          </table:table-cell>
          <table:table-cell table:formula="of:=LOOKUP([.C759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Ricaurte</text:p>
          </table:table-cell>
          <table:table-cell office:value-type="string">
            <text:p>Nariño</text:p>
          </table:table-cell>
          <table:table-cell table:formula="of:=LOOKUP([.C760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Roberto Payan</text:p>
          </table:table-cell>
          <table:table-cell office:value-type="string">
            <text:p>Nariño</text:p>
          </table:table-cell>
          <table:table-cell table:formula="of:=LOOKUP([.C761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Samaniego</text:p>
          </table:table-cell>
          <table:table-cell office:value-type="string">
            <text:p>Nariño</text:p>
          </table:table-cell>
          <table:table-cell table:formula="of:=LOOKUP([.C762];[Hoja2.$B$1:.$B$35];[Hoja2.$A$1:.$A$35])" office:value-type="float" office:value="22">
            <text:p>22</text:p>
          </table:table-cell>
        </table:table-row>
        <table:table-row table:style-name="ro3">
          <table:table-cell office:value-type="float" office:value="764">
            <text:p>764</text:p>
          </table:table-cell>
          <table:table-cell office:value-type="string">
            <text:p>Sandona</text:p>
          </table:table-cell>
          <table:table-cell office:value-type="string">
            <text:p>Nariño</text:p>
          </table:table-cell>
          <table:table-cell table:formula="of:=LOOKUP([.C763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an Bernardo</text:p>
          </table:table-cell>
          <table:table-cell office:value-type="string">
            <text:p>Nariño</text:p>
          </table:table-cell>
          <table:table-cell table:formula="of:=LOOKUP([.C764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San Lorenzo</text:p>
          </table:table-cell>
          <table:table-cell office:value-type="string">
            <text:p>Nariño</text:p>
          </table:table-cell>
          <table:table-cell table:formula="of:=LOOKUP([.C765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San Pablo</text:p>
          </table:table-cell>
          <table:table-cell office:value-type="string">
            <text:p>Nariño</text:p>
          </table:table-cell>
          <table:table-cell table:formula="of:=LOOKUP([.C766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San Pedro De Cartago</text:p>
          </table:table-cell>
          <table:table-cell office:value-type="string">
            <text:p>Nariño</text:p>
          </table:table-cell>
          <table:table-cell table:formula="of:=LOOKUP([.C767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Santa Barbara</text:p>
          </table:table-cell>
          <table:table-cell office:value-type="string">
            <text:p>Nariño</text:p>
          </table:table-cell>
          <table:table-cell table:formula="of:=LOOKUP([.C768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Santacruz</text:p>
          </table:table-cell>
          <table:table-cell office:value-type="string">
            <text:p>Nariño</text:p>
          </table:table-cell>
          <table:table-cell table:formula="of:=LOOKUP([.C769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Sapuyes</text:p>
          </table:table-cell>
          <table:table-cell office:value-type="string">
            <text:p>Nariño</text:p>
          </table:table-cell>
          <table:table-cell table:formula="of:=LOOKUP([.C770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Taminango</text:p>
          </table:table-cell>
          <table:table-cell office:value-type="string">
            <text:p>Nariño</text:p>
          </table:table-cell>
          <table:table-cell table:formula="of:=LOOKUP([.C771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Tangua</text:p>
          </table:table-cell>
          <table:table-cell office:value-type="string">
            <text:p>Nariño</text:p>
          </table:table-cell>
          <table:table-cell table:formula="of:=LOOKUP([.C772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Tumaco</text:p>
          </table:table-cell>
          <table:table-cell office:value-type="string">
            <text:p>Nariño</text:p>
          </table:table-cell>
          <table:table-cell table:formula="of:=LOOKUP([.C773];[Hoja2.$B$1:.$B$35];[Hoja2.$A$1:.$A$35])" office:value-type="float" office:value="22">
            <text:p>22</text:p>
          </table:table-cell>
        </table:table-row>
        <table:table-row table:style-name="ro3">
          <table:table-cell office:value-type="float" office:value="775">
            <text:p>775</text:p>
          </table:table-cell>
          <table:table-cell office:value-type="string">
            <text:p>Tuquerres</text:p>
          </table:table-cell>
          <table:table-cell office:value-type="string">
            <text:p>Nariño</text:p>
          </table:table-cell>
          <table:table-cell table:formula="of:=LOOKUP([.C774];[Hoja2.$B$1:.$B$35];[Hoja2.$A$1:.$A$35])" office:value-type="float" office:value="22">
            <text:p>22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Yacuanquer</text:p>
          </table:table-cell>
          <table:table-cell office:value-type="string">
            <text:p>Nariño</text:p>
          </table:table-cell>
          <table:table-cell table:formula="of:=LOOKUP([.C775];[Hoja2.$B$1:.$B$35];[Hoja2.$A$1:.$A$35])" office:value-type="float" office:value="22">
            <text:p>22</text:p>
          </table:table-cell>
        </table:table-row>
        <table:table-row table:style-name="ro3">
          <table:table-cell office:value-type="float" office:value="777">
            <text:p>777</text:p>
          </table:table-cell>
          <table:table-cell office:value-type="string">
            <text:p>Cucuta</text:p>
          </table:table-cell>
          <table:table-cell office:value-type="string">
            <text:p>Norte De Santander</text:p>
          </table:table-cell>
          <table:table-cell table:formula="of:=LOOKUP([.C776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Abrego</text:p>
          </table:table-cell>
          <table:table-cell office:value-type="string">
            <text:p>Norte De Santander</text:p>
          </table:table-cell>
          <table:table-cell table:formula="of:=LOOKUP([.C777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Arboledas</text:p>
          </table:table-cell>
          <table:table-cell office:value-type="string">
            <text:p>Norte De Santander</text:p>
          </table:table-cell>
          <table:table-cell table:formula="of:=LOOKUP([.C778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Bochalema</text:p>
          </table:table-cell>
          <table:table-cell office:value-type="string">
            <text:p>Norte De Santander</text:p>
          </table:table-cell>
          <table:table-cell table:formula="of:=LOOKUP([.C779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Bucarasica</text:p>
          </table:table-cell>
          <table:table-cell office:value-type="string">
            <text:p>Norte De Santander</text:p>
          </table:table-cell>
          <table:table-cell table:formula="of:=LOOKUP([.C780];[Hoja2.$B$1:.$B$35];[Hoja2.$A$1:.$A$35])" office:value-type="float" office:value="23">
            <text:p>23</text:p>
          </table:table-cell>
        </table:table-row>
        <table:table-row table:style-name="ro3">
          <table:table-cell office:value-type="float" office:value="782">
            <text:p>782</text:p>
          </table:table-cell>
          <table:table-cell office:value-type="string">
            <text:p>Cacota</text:p>
          </table:table-cell>
          <table:table-cell office:value-type="string">
            <text:p>Norte De Santander</text:p>
          </table:table-cell>
          <table:table-cell table:formula="of:=LOOKUP([.C781];[Hoja2.$B$1:.$B$35];[Hoja2.$A$1:.$A$35])" office:value-type="float" office:value="23">
            <text:p>23</text:p>
          </table:table-cell>
        </table:table-row>
        <table:table-row table:style-name="ro3">
          <table:table-cell office:value-type="float" office:value="783">
            <text:p>783</text:p>
          </table:table-cell>
          <table:table-cell office:value-type="string">
            <text:p>Cachira</text:p>
          </table:table-cell>
          <table:table-cell office:value-type="string">
            <text:p>Norte De Santander</text:p>
          </table:table-cell>
          <table:table-cell table:formula="of:=LOOKUP([.C782];[Hoja2.$B$1:.$B$35];[Hoja2.$A$1:.$A$35])" office:value-type="float" office:value="23">
            <text:p>23</text:p>
          </table:table-cell>
        </table:table-row>
        <table:table-row table:style-name="ro3">
          <table:table-cell office:value-type="float" office:value="784">
            <text:p>784</text:p>
          </table:table-cell>
          <table:table-cell office:value-type="string">
            <text:p>Chinacota</text:p>
          </table:table-cell>
          <table:table-cell office:value-type="string">
            <text:p>Norte De Santander</text:p>
          </table:table-cell>
          <table:table-cell table:formula="of:=LOOKUP([.C783];[Hoja2.$B$1:.$B$35];[Hoja2.$A$1:.$A$35])" office:value-type="float" office:value="23">
            <text:p>23</text:p>
          </table:table-cell>
        </table:table-row>
        <table:table-row table:style-name="ro3">
          <table:table-cell office:value-type="float" office:value="785">
            <text:p>785</text:p>
          </table:table-cell>
          <table:table-cell office:value-type="string">
            <text:p>Chitaga</text:p>
          </table:table-cell>
          <table:table-cell office:value-type="string">
            <text:p>Norte De Santander</text:p>
          </table:table-cell>
          <table:table-cell table:formula="of:=LOOKUP([.C784];[Hoja2.$B$1:.$B$35];[Hoja2.$A$1:.$A$35])" office:value-type="float" office:value="23">
            <text:p>23</text:p>
          </table:table-cell>
        </table:table-row>
        <table:table-row table:style-name="ro3">
          <table:table-cell office:value-type="float" office:value="786">
            <text:p>786</text:p>
          </table:table-cell>
          <table:table-cell office:value-type="string">
            <text:p>Convencion</text:p>
          </table:table-cell>
          <table:table-cell office:value-type="string">
            <text:p>Norte De Santander</text:p>
          </table:table-cell>
          <table:table-cell table:formula="of:=LOOKUP([.C785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Cucutilla</text:p>
          </table:table-cell>
          <table:table-cell office:value-type="string">
            <text:p>Norte De Santander</text:p>
          </table:table-cell>
          <table:table-cell table:formula="of:=LOOKUP([.C786];[Hoja2.$B$1:.$B$35];[Hoja2.$A$1:.$A$35])" office:value-type="float" office:value="23">
            <text:p>23</text:p>
          </table:table-cell>
        </table:table-row>
        <table:table-row table:style-name="ro3">
          <table:table-cell office:value-type="float" office:value="788">
            <text:p>788</text:p>
          </table:table-cell>
          <table:table-cell office:value-type="string">
            <text:p>Durania</text:p>
          </table:table-cell>
          <table:table-cell office:value-type="string">
            <text:p>Norte De Santander</text:p>
          </table:table-cell>
          <table:table-cell table:formula="of:=LOOKUP([.C787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El Carmen</text:p>
          </table:table-cell>
          <table:table-cell office:value-type="string">
            <text:p>Norte De Santander</text:p>
          </table:table-cell>
          <table:table-cell table:formula="of:=LOOKUP([.C788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El Tarra</text:p>
          </table:table-cell>
          <table:table-cell office:value-type="string">
            <text:p>Norte De Santander</text:p>
          </table:table-cell>
          <table:table-cell table:formula="of:=LOOKUP([.C789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El Zulia</text:p>
          </table:table-cell>
          <table:table-cell office:value-type="string">
            <text:p>Norte De Santander</text:p>
          </table:table-cell>
          <table:table-cell table:formula="of:=LOOKUP([.C790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Gramalote</text:p>
          </table:table-cell>
          <table:table-cell office:value-type="string">
            <text:p>Norte De Santander</text:p>
          </table:table-cell>
          <table:table-cell table:formula="of:=LOOKUP([.C791];[Hoja2.$B$1:.$B$35];[Hoja2.$A$1:.$A$35])" office:value-type="float" office:value="23">
            <text:p>23</text:p>
          </table:table-cell>
        </table:table-row>
        <table:table-row table:style-name="ro3">
          <table:table-cell office:value-type="float" office:value="793">
            <text:p>793</text:p>
          </table:table-cell>
          <table:table-cell office:value-type="string">
            <text:p>Hacari</text:p>
          </table:table-cell>
          <table:table-cell office:value-type="string">
            <text:p>Norte De Santander</text:p>
          </table:table-cell>
          <table:table-cell table:formula="of:=LOOKUP([.C792];[Hoja2.$B$1:.$B$35];[Hoja2.$A$1:.$A$35])" office:value-type="float" office:value="23">
            <text:p>23</text:p>
          </table:table-cell>
        </table:table-row>
        <table:table-row table:style-name="ro3">
          <table:table-cell office:value-type="float" office:value="794">
            <text:p>794</text:p>
          </table:table-cell>
          <table:table-cell office:value-type="string">
            <text:p>Herran</text:p>
          </table:table-cell>
          <table:table-cell office:value-type="string">
            <text:p>Norte De Santander</text:p>
          </table:table-cell>
          <table:table-cell table:formula="of:=LOOKUP([.C793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Labateca</text:p>
          </table:table-cell>
          <table:table-cell office:value-type="string">
            <text:p>Norte De Santander</text:p>
          </table:table-cell>
          <table:table-cell table:formula="of:=LOOKUP([.C794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La Esperanza</text:p>
          </table:table-cell>
          <table:table-cell office:value-type="string">
            <text:p>Norte De Santander</text:p>
          </table:table-cell>
          <table:table-cell table:formula="of:=LOOKUP([.C795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La Playa</text:p>
          </table:table-cell>
          <table:table-cell office:value-type="string">
            <text:p>Norte De Santander</text:p>
          </table:table-cell>
          <table:table-cell table:formula="of:=LOOKUP([.C796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Los Patios</text:p>
          </table:table-cell>
          <table:table-cell office:value-type="string">
            <text:p>Norte De Santander</text:p>
          </table:table-cell>
          <table:table-cell table:formula="of:=LOOKUP([.C797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Lourdes</text:p>
          </table:table-cell>
          <table:table-cell office:value-type="string">
            <text:p>Norte De Santander</text:p>
          </table:table-cell>
          <table:table-cell table:formula="of:=LOOKUP([.C798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Mutiscua</text:p>
          </table:table-cell>
          <table:table-cell office:value-type="string">
            <text:p>Norte De Santander</text:p>
          </table:table-cell>
          <table:table-cell table:formula="of:=LOOKUP([.C799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Ocaña</text:p>
          </table:table-cell>
          <table:table-cell office:value-type="string">
            <text:p>Norte De Santander</text:p>
          </table:table-cell>
          <table:table-cell table:formula="of:=LOOKUP([.C800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Pamplona</text:p>
          </table:table-cell>
          <table:table-cell office:value-type="string">
            <text:p>Norte De Santander</text:p>
          </table:table-cell>
          <table:table-cell table:formula="of:=LOOKUP([.C801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Pamplonita</text:p>
          </table:table-cell>
          <table:table-cell office:value-type="string">
            <text:p>Norte De Santander</text:p>
          </table:table-cell>
          <table:table-cell table:formula="of:=LOOKUP([.C802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Puerto Santander</text:p>
          </table:table-cell>
          <table:table-cell office:value-type="string">
            <text:p>Norte De Santander</text:p>
          </table:table-cell>
          <table:table-cell table:formula="of:=LOOKUP([.C803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Ragonvalia</text:p>
          </table:table-cell>
          <table:table-cell office:value-type="string">
            <text:p>Norte De Santander</text:p>
          </table:table-cell>
          <table:table-cell table:formula="of:=LOOKUP([.C804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Salazar</text:p>
          </table:table-cell>
          <table:table-cell office:value-type="string">
            <text:p>Norte De Santander</text:p>
          </table:table-cell>
          <table:table-cell table:formula="of:=LOOKUP([.C805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an Calixto</text:p>
          </table:table-cell>
          <table:table-cell office:value-type="string">
            <text:p>Norte De Santander</text:p>
          </table:table-cell>
          <table:table-cell table:formula="of:=LOOKUP([.C806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San Cayetano</text:p>
          </table:table-cell>
          <table:table-cell office:value-type="string">
            <text:p>Norte De Santander</text:p>
          </table:table-cell>
          <table:table-cell table:formula="of:=LOOKUP([.C807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Santiago</text:p>
          </table:table-cell>
          <table:table-cell office:value-type="string">
            <text:p>Norte De Santander</text:p>
          </table:table-cell>
          <table:table-cell table:formula="of:=LOOKUP([.C808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Sardinata</text:p>
          </table:table-cell>
          <table:table-cell office:value-type="string">
            <text:p>Norte De Santander</text:p>
          </table:table-cell>
          <table:table-cell table:formula="of:=LOOKUP([.C809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ilos</text:p>
          </table:table-cell>
          <table:table-cell office:value-type="string">
            <text:p>Norte De Santander</text:p>
          </table:table-cell>
          <table:table-cell table:formula="of:=LOOKUP([.C810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Teorama</text:p>
          </table:table-cell>
          <table:table-cell office:value-type="string">
            <text:p>Norte De Santander</text:p>
          </table:table-cell>
          <table:table-cell table:formula="of:=LOOKUP([.C811];[Hoja2.$B$1:.$B$35];[Hoja2.$A$1:.$A$35])" office:value-type="float" office:value="23">
            <text:p>23</text:p>
          </table:table-cell>
        </table:table-row>
        <table:table-row table:style-name="ro3">
          <table:table-cell office:value-type="float" office:value="813">
            <text:p>813</text:p>
          </table:table-cell>
          <table:table-cell office:value-type="string">
            <text:p>Tibu</text:p>
          </table:table-cell>
          <table:table-cell office:value-type="string">
            <text:p>Norte De Santander</text:p>
          </table:table-cell>
          <table:table-cell table:formula="of:=LOOKUP([.C812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Toledo</text:p>
          </table:table-cell>
          <table:table-cell office:value-type="string">
            <text:p>Norte De Santander</text:p>
          </table:table-cell>
          <table:table-cell table:formula="of:=LOOKUP([.C813];[Hoja2.$B$1:.$B$35];[Hoja2.$A$1:.$A$35])" office:value-type="float" office:value="23">
            <text:p>23</text:p>
          </table:table-cell>
        </table:table-row>
        <table:table-row table:style-name="ro3">
          <table:table-cell office:value-type="float" office:value="815">
            <text:p>815</text:p>
          </table:table-cell>
          <table:table-cell office:value-type="string">
            <text:p>Villacaro</text:p>
          </table:table-cell>
          <table:table-cell office:value-type="string">
            <text:p>Norte De Santander</text:p>
          </table:table-cell>
          <table:table-cell table:formula="of:=LOOKUP([.C814];[Hoja2.$B$1:.$B$35];[Hoja2.$A$1:.$A$35])" office:value-type="float" office:value="23">
            <text:p>23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Villa Del Rosario</text:p>
          </table:table-cell>
          <table:table-cell office:value-type="string">
            <text:p>Norte De Santander</text:p>
          </table:table-cell>
          <table:table-cell table:formula="of:=LOOKUP([.C815];[Hoja2.$B$1:.$B$35];[Hoja2.$A$1:.$A$35])" office:value-type="float" office:value="23">
            <text:p>23</text:p>
          </table:table-cell>
        </table:table-row>
        <table:table-row table:style-name="ro3">
          <table:table-cell office:value-type="float" office:value="817">
            <text:p>817</text:p>
          </table:table-cell>
          <table:table-cell office:value-type="string">
            <text:p>Armenia</text:p>
          </table:table-cell>
          <table:table-cell office:value-type="string">
            <text:p>Quindio</text:p>
          </table:table-cell>
          <table:table-cell table:formula="of:=LOOKUP([.C816];[Hoja2.$B$1:.$B$35];[Hoja2.$A$1:.$A$35])" office:value-type="float" office:value="25">
            <text:p>25</text:p>
          </table:table-cell>
        </table:table-row>
        <table:table-row table:style-name="ro3">
          <table:table-cell office:value-type="float" office:value="818">
            <text:p>818</text:p>
          </table:table-cell>
          <table:table-cell office:value-type="string">
            <text:p>Buenavista</text:p>
          </table:table-cell>
          <table:table-cell office:value-type="string">
            <text:p>Quindio</text:p>
          </table:table-cell>
          <table:table-cell table:formula="of:=LOOKUP([.C817];[Hoja2.$B$1:.$B$35];[Hoja2.$A$1:.$A$35])" office:value-type="float" office:value="25">
            <text:p>25</text:p>
          </table:table-cell>
        </table:table-row>
        <table:table-row table:style-name="ro3">
          <table:table-cell office:value-type="float" office:value="819">
            <text:p>819</text:p>
          </table:table-cell>
          <table:table-cell office:value-type="string">
            <text:p>Calarca</text:p>
          </table:table-cell>
          <table:table-cell office:value-type="string">
            <text:p>Quindio</text:p>
          </table:table-cell>
          <table:table-cell table:formula="of:=LOOKUP([.C818];[Hoja2.$B$1:.$B$35];[Hoja2.$A$1:.$A$35])" office:value-type="float" office:value="25">
            <text:p>25</text:p>
          </table:table-cell>
        </table:table-row>
        <table:table-row table:style-name="ro3">
          <table:table-cell office:value-type="float" office:value="820">
            <text:p>820</text:p>
          </table:table-cell>
          <table:table-cell office:value-type="string">
            <text:p>Circasia</text:p>
          </table:table-cell>
          <table:table-cell office:value-type="string">
            <text:p>Quindio</text:p>
          </table:table-cell>
          <table:table-cell table:formula="of:=LOOKUP([.C819];[Hoja2.$B$1:.$B$35];[Hoja2.$A$1:.$A$35])" office:value-type="float" office:value="25">
            <text:p>25</text:p>
          </table:table-cell>
        </table:table-row>
        <table:table-row table:style-name="ro3">
          <table:table-cell office:value-type="float" office:value="821">
            <text:p>821</text:p>
          </table:table-cell>
          <table:table-cell office:value-type="string">
            <text:p>Cordoba</text:p>
          </table:table-cell>
          <table:table-cell office:value-type="string">
            <text:p>Quindio</text:p>
          </table:table-cell>
          <table:table-cell table:formula="of:=LOOKUP([.C820];[Hoja2.$B$1:.$B$35];[Hoja2.$A$1:.$A$35])" office:value-type="float" office:value="25">
            <text:p>25</text:p>
          </table:table-cell>
        </table:table-row>
        <table:table-row table:style-name="ro3">
          <table:table-cell office:value-type="float" office:value="822">
            <text:p>822</text:p>
          </table:table-cell>
          <table:table-cell office:value-type="string">
            <text:p>Filandia</text:p>
          </table:table-cell>
          <table:table-cell office:value-type="string">
            <text:p>Quindio</text:p>
          </table:table-cell>
          <table:table-cell table:formula="of:=LOOKUP([.C821];[Hoja2.$B$1:.$B$35];[Hoja2.$A$1:.$A$35])" office:value-type="float" office:value="25">
            <text:p>25</text:p>
          </table:table-cell>
        </table:table-row>
        <table:table-row table:style-name="ro3">
          <table:table-cell office:value-type="float" office:value="823">
            <text:p>823</text:p>
          </table:table-cell>
          <table:table-cell office:value-type="string">
            <text:p>Genova</text:p>
          </table:table-cell>
          <table:table-cell office:value-type="string">
            <text:p>Quindio</text:p>
          </table:table-cell>
          <table:table-cell table:formula="of:=LOOKUP([.C822];[Hoja2.$B$1:.$B$35];[Hoja2.$A$1:.$A$35])" office:value-type="float" office:value="25">
            <text:p>25</text:p>
          </table:table-cell>
        </table:table-row>
        <table:table-row table:style-name="ro3">
          <table:table-cell office:value-type="float" office:value="824">
            <text:p>824</text:p>
          </table:table-cell>
          <table:table-cell office:value-type="string">
            <text:p>La Tebaida</text:p>
          </table:table-cell>
          <table:table-cell office:value-type="string">
            <text:p>Quindio</text:p>
          </table:table-cell>
          <table:table-cell table:formula="of:=LOOKUP([.C823];[Hoja2.$B$1:.$B$35];[Hoja2.$A$1:.$A$35])" office:value-type="float" office:value="25">
            <text:p>25</text:p>
          </table:table-cell>
        </table:table-row>
        <table:table-row table:style-name="ro3">
          <table:table-cell office:value-type="float" office:value="825">
            <text:p>825</text:p>
          </table:table-cell>
          <table:table-cell office:value-type="string">
            <text:p>Montenegro</text:p>
          </table:table-cell>
          <table:table-cell office:value-type="string">
            <text:p>Quindio</text:p>
          </table:table-cell>
          <table:table-cell table:formula="of:=LOOKUP([.C824];[Hoja2.$B$1:.$B$35];[Hoja2.$A$1:.$A$35])" office:value-type="float" office:value="25">
            <text:p>25</text:p>
          </table:table-cell>
        </table:table-row>
        <table:table-row table:style-name="ro3">
          <table:table-cell office:value-type="float" office:value="826">
            <text:p>826</text:p>
          </table:table-cell>
          <table:table-cell office:value-type="string">
            <text:p>Pijao</text:p>
          </table:table-cell>
          <table:table-cell office:value-type="string">
            <text:p>Quindio</text:p>
          </table:table-cell>
          <table:table-cell table:formula="of:=LOOKUP([.C825];[Hoja2.$B$1:.$B$35];[Hoja2.$A$1:.$A$35])" office:value-type="float" office:value="25">
            <text:p>25</text:p>
          </table:table-cell>
        </table:table-row>
        <table:table-row table:style-name="ro3">
          <table:table-cell office:value-type="float" office:value="827">
            <text:p>827</text:p>
          </table:table-cell>
          <table:table-cell office:value-type="string">
            <text:p>Quimbaya</text:p>
          </table:table-cell>
          <table:table-cell office:value-type="string">
            <text:p>Quindio</text:p>
          </table:table-cell>
          <table:table-cell table:formula="of:=LOOKUP([.C826];[Hoja2.$B$1:.$B$35];[Hoja2.$A$1:.$A$35])" office:value-type="float" office:value="25">
            <text:p>25</text:p>
          </table:table-cell>
        </table:table-row>
        <table:table-row table:style-name="ro3">
          <table:table-cell office:value-type="float" office:value="828">
            <text:p>828</text:p>
          </table:table-cell>
          <table:table-cell office:value-type="string">
            <text:p>Salento</text:p>
          </table:table-cell>
          <table:table-cell office:value-type="string">
            <text:p>Quindio</text:p>
          </table:table-cell>
          <table:table-cell table:formula="of:=LOOKUP([.C827];[Hoja2.$B$1:.$B$35];[Hoja2.$A$1:.$A$35])" office:value-type="float" office:value="25">
            <text:p>25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Pereira</text:p>
          </table:table-cell>
          <table:table-cell office:value-type="string">
            <text:p>Risaralda</text:p>
          </table:table-cell>
          <table:table-cell table:formula="of:=LOOKUP([.C828];[Hoja2.$B$1:.$B$35];[Hoja2.$A$1:.$A$35])" office:value-type="float" office:value="26">
            <text:p>26</text:p>
          </table:table-cell>
        </table:table-row>
        <table:table-row table:style-name="ro3">
          <table:table-cell office:value-type="float" office:value="830">
            <text:p>830</text:p>
          </table:table-cell>
          <table:table-cell office:value-type="string">
            <text:p>Apia</text:p>
          </table:table-cell>
          <table:table-cell office:value-type="string">
            <text:p>Risaralda</text:p>
          </table:table-cell>
          <table:table-cell table:formula="of:=LOOKUP([.C829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Balboa</text:p>
          </table:table-cell>
          <table:table-cell office:value-type="string">
            <text:p>Risaralda</text:p>
          </table:table-cell>
          <table:table-cell table:formula="of:=LOOKUP([.C830];[Hoja2.$B$1:.$B$35];[Hoja2.$A$1:.$A$35])" office:value-type="float" office:value="26">
            <text:p>26</text:p>
          </table:table-cell>
        </table:table-row>
        <table:table-row table:style-name="ro3">
          <table:table-cell office:value-type="float" office:value="832">
            <text:p>832</text:p>
          </table:table-cell>
          <table:table-cell office:value-type="string">
            <text:p>Belen De Umbria</text:p>
          </table:table-cell>
          <table:table-cell office:value-type="string">
            <text:p>Risaralda</text:p>
          </table:table-cell>
          <table:table-cell table:formula="of:=LOOKUP([.C831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Dosquebradas</text:p>
          </table:table-cell>
          <table:table-cell office:value-type="string">
            <text:p>Risaralda</text:p>
          </table:table-cell>
          <table:table-cell table:formula="of:=LOOKUP([.C832];[Hoja2.$B$1:.$B$35];[Hoja2.$A$1:.$A$35])" office:value-type="float" office:value="26">
            <text:p>26</text:p>
          </table:table-cell>
        </table:table-row>
        <table:table-row table:style-name="ro3">
          <table:table-cell office:value-type="float" office:value="834">
            <text:p>834</text:p>
          </table:table-cell>
          <table:table-cell office:value-type="string">
            <text:p>Guatica</text:p>
          </table:table-cell>
          <table:table-cell office:value-type="string">
            <text:p>Risaralda</text:p>
          </table:table-cell>
          <table:table-cell table:formula="of:=LOOKUP([.C833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La Celia</text:p>
          </table:table-cell>
          <table:table-cell office:value-type="string">
            <text:p>Risaralda</text:p>
          </table:table-cell>
          <table:table-cell table:formula="of:=LOOKUP([.C834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La Virginia</text:p>
          </table:table-cell>
          <table:table-cell office:value-type="string">
            <text:p>Risaralda</text:p>
          </table:table-cell>
          <table:table-cell table:formula="of:=LOOKUP([.C835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Marsella</text:p>
          </table:table-cell>
          <table:table-cell office:value-type="string">
            <text:p>Risaralda</text:p>
          </table:table-cell>
          <table:table-cell table:formula="of:=LOOKUP([.C836];[Hoja2.$B$1:.$B$35];[Hoja2.$A$1:.$A$35])" office:value-type="float" office:value="26">
            <text:p>26</text:p>
          </table:table-cell>
        </table:table-row>
        <table:table-row table:style-name="ro3">
          <table:table-cell office:value-type="float" office:value="838">
            <text:p>838</text:p>
          </table:table-cell>
          <table:table-cell office:value-type="string">
            <text:p>Mistrato</text:p>
          </table:table-cell>
          <table:table-cell office:value-type="string">
            <text:p>Risaralda</text:p>
          </table:table-cell>
          <table:table-cell table:formula="of:=LOOKUP([.C837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Pueblo Rico</text:p>
          </table:table-cell>
          <table:table-cell office:value-type="string">
            <text:p>Risaralda</text:p>
          </table:table-cell>
          <table:table-cell table:formula="of:=LOOKUP([.C838];[Hoja2.$B$1:.$B$35];[Hoja2.$A$1:.$A$35])" office:value-type="float" office:value="26">
            <text:p>26</text:p>
          </table:table-cell>
        </table:table-row>
        <table:table-row table:style-name="ro3">
          <table:table-cell office:value-type="float" office:value="840">
            <text:p>840</text:p>
          </table:table-cell>
          <table:table-cell office:value-type="string">
            <text:p>Quinchia</text:p>
          </table:table-cell>
          <table:table-cell office:value-type="string">
            <text:p>Risaralda</text:p>
          </table:table-cell>
          <table:table-cell table:formula="of:=LOOKUP([.C839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Santa Rosa De Cabal</text:p>
          </table:table-cell>
          <table:table-cell office:value-type="string">
            <text:p>Risaralda</text:p>
          </table:table-cell>
          <table:table-cell table:formula="of:=LOOKUP([.C840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antuario</text:p>
          </table:table-cell>
          <table:table-cell office:value-type="string">
            <text:p>Risaralda</text:p>
          </table:table-cell>
          <table:table-cell table:formula="of:=LOOKUP([.C841];[Hoja2.$B$1:.$B$35];[Hoja2.$A$1:.$A$35])" office:value-type="float" office:value="26">
            <text:p>26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Bucaramanga</text:p>
          </table:table-cell>
          <table:table-cell office:value-type="string">
            <text:p>Santander</text:p>
          </table:table-cell>
          <table:table-cell table:formula="of:=LOOKUP([.C842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Aguada</text:p>
          </table:table-cell>
          <table:table-cell office:value-type="string">
            <text:p>Santander</text:p>
          </table:table-cell>
          <table:table-cell table:formula="of:=LOOKUP([.C843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Albania</text:p>
          </table:table-cell>
          <table:table-cell office:value-type="string">
            <text:p>Santander</text:p>
          </table:table-cell>
          <table:table-cell table:formula="of:=LOOKUP([.C844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Aratoca</text:p>
          </table:table-cell>
          <table:table-cell office:value-type="string">
            <text:p>Santander</text:p>
          </table:table-cell>
          <table:table-cell table:formula="of:=LOOKUP([.C84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Barbosa</text:p>
          </table:table-cell>
          <table:table-cell office:value-type="string">
            <text:p>Santander</text:p>
          </table:table-cell>
          <table:table-cell table:formula="of:=LOOKUP([.C846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Barichara</text:p>
          </table:table-cell>
          <table:table-cell office:value-type="string">
            <text:p>Santander</text:p>
          </table:table-cell>
          <table:table-cell table:formula="of:=LOOKUP([.C84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Barrancabermeja</text:p>
          </table:table-cell>
          <table:table-cell office:value-type="string">
            <text:p>Santander</text:p>
          </table:table-cell>
          <table:table-cell table:formula="of:=LOOKUP([.C848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Betulia</text:p>
          </table:table-cell>
          <table:table-cell office:value-type="string">
            <text:p>Santander</text:p>
          </table:table-cell>
          <table:table-cell table:formula="of:=LOOKUP([.C849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51">
            <text:p>851</text:p>
          </table:table-cell>
          <table:table-cell office:value-type="string">
            <text:p>Bolivar</text:p>
          </table:table-cell>
          <table:table-cell office:value-type="string">
            <text:p>Santander</text:p>
          </table:table-cell>
          <table:table-cell table:formula="of:=LOOKUP([.C850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Cabrera</text:p>
          </table:table-cell>
          <table:table-cell office:value-type="string">
            <text:p>Santander</text:p>
          </table:table-cell>
          <table:table-cell table:formula="of:=LOOKUP([.C851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California</text:p>
          </table:table-cell>
          <table:table-cell office:value-type="string">
            <text:p>Santander</text:p>
          </table:table-cell>
          <table:table-cell table:formula="of:=LOOKUP([.C852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Capitanejo</text:p>
          </table:table-cell>
          <table:table-cell office:value-type="string">
            <text:p>Santander</text:p>
          </table:table-cell>
          <table:table-cell table:formula="of:=LOOKUP([.C853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55">
            <text:p>855</text:p>
          </table:table-cell>
          <table:table-cell office:value-type="string">
            <text:p>Carcasi</text:p>
          </table:table-cell>
          <table:table-cell office:value-type="string">
            <text:p>Santander</text:p>
          </table:table-cell>
          <table:table-cell table:formula="of:=LOOKUP([.C854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Cepita</text:p>
          </table:table-cell>
          <table:table-cell office:value-type="string">
            <text:p>Santander</text:p>
          </table:table-cell>
          <table:table-cell table:formula="of:=LOOKUP([.C85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Cerrito</text:p>
          </table:table-cell>
          <table:table-cell office:value-type="string">
            <text:p>Santander</text:p>
          </table:table-cell>
          <table:table-cell table:formula="of:=LOOKUP([.C856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58">
            <text:p>858</text:p>
          </table:table-cell>
          <table:table-cell office:value-type="string">
            <text:p>Charala</text:p>
          </table:table-cell>
          <table:table-cell office:value-type="string">
            <text:p>Santander</text:p>
          </table:table-cell>
          <table:table-cell table:formula="of:=LOOKUP([.C85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Charta</text:p>
          </table:table-cell>
          <table:table-cell office:value-type="string">
            <text:p>Santander</text:p>
          </table:table-cell>
          <table:table-cell table:formula="of:=LOOKUP([.C858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Chima</text:p>
          </table:table-cell>
          <table:table-cell office:value-type="string">
            <text:p>Santander</text:p>
          </table:table-cell>
          <table:table-cell table:formula="of:=LOOKUP([.C859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61">
            <text:p>861</text:p>
          </table:table-cell>
          <table:table-cell office:value-type="string">
            <text:p>Chipata</text:p>
          </table:table-cell>
          <table:table-cell office:value-type="string">
            <text:p>Santander</text:p>
          </table:table-cell>
          <table:table-cell table:formula="of:=LOOKUP([.C860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Cimitarra</text:p>
          </table:table-cell>
          <table:table-cell office:value-type="string">
            <text:p>Santander</text:p>
          </table:table-cell>
          <table:table-cell table:formula="of:=LOOKUP([.C861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63">
            <text:p>863</text:p>
          </table:table-cell>
          <table:table-cell office:value-type="string">
            <text:p>Concepcion</text:p>
          </table:table-cell>
          <table:table-cell office:value-type="string">
            <text:p>Santander</text:p>
          </table:table-cell>
          <table:table-cell table:formula="of:=LOOKUP([.C862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Confines</text:p>
          </table:table-cell>
          <table:table-cell office:value-type="string">
            <text:p>Santander</text:p>
          </table:table-cell>
          <table:table-cell table:formula="of:=LOOKUP([.C863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65">
            <text:p>865</text:p>
          </table:table-cell>
          <table:table-cell office:value-type="string">
            <text:p>Contratacion</text:p>
          </table:table-cell>
          <table:table-cell office:value-type="string">
            <text:p>Santander</text:p>
          </table:table-cell>
          <table:table-cell table:formula="of:=LOOKUP([.C864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Coromoro</text:p>
          </table:table-cell>
          <table:table-cell office:value-type="string">
            <text:p>Santander</text:p>
          </table:table-cell>
          <table:table-cell table:formula="of:=LOOKUP([.C865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67">
            <text:p>867</text:p>
          </table:table-cell>
          <table:table-cell office:value-type="string">
            <text:p>Curiti</text:p>
          </table:table-cell>
          <table:table-cell office:value-type="string">
            <text:p>Santander</text:p>
          </table:table-cell>
          <table:table-cell table:formula="of:=LOOKUP([.C866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El Carmen</text:p>
          </table:table-cell>
          <table:table-cell office:value-type="string">
            <text:p>Santander</text:p>
          </table:table-cell>
          <table:table-cell table:formula="of:=LOOKUP([.C86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El Guacamayo</text:p>
          </table:table-cell>
          <table:table-cell office:value-type="string">
            <text:p>Santander</text:p>
          </table:table-cell>
          <table:table-cell table:formula="of:=LOOKUP([.C868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70">
            <text:p>870</text:p>
          </table:table-cell>
          <table:table-cell office:value-type="string">
            <text:p>El Peñon</text:p>
          </table:table-cell>
          <table:table-cell office:value-type="string">
            <text:p>Santander</text:p>
          </table:table-cell>
          <table:table-cell table:formula="of:=LOOKUP([.C869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71">
            <text:p>871</text:p>
          </table:table-cell>
          <table:table-cell office:value-type="string">
            <text:p>El Playon</text:p>
          </table:table-cell>
          <table:table-cell office:value-type="string">
            <text:p>Santander</text:p>
          </table:table-cell>
          <table:table-cell table:formula="of:=LOOKUP([.C870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Encino</text:p>
          </table:table-cell>
          <table:table-cell office:value-type="string">
            <text:p>Santander</text:p>
          </table:table-cell>
          <table:table-cell table:formula="of:=LOOKUP([.C871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Enciso</text:p>
          </table:table-cell>
          <table:table-cell office:value-type="string">
            <text:p>Santander</text:p>
          </table:table-cell>
          <table:table-cell table:formula="of:=LOOKUP([.C872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74">
            <text:p>874</text:p>
          </table:table-cell>
          <table:table-cell office:value-type="string">
            <text:p>Florian</text:p>
          </table:table-cell>
          <table:table-cell office:value-type="string">
            <text:p>Santander</text:p>
          </table:table-cell>
          <table:table-cell table:formula="of:=LOOKUP([.C873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Floridablanca</text:p>
          </table:table-cell>
          <table:table-cell office:value-type="string">
            <text:p>Santander</text:p>
          </table:table-cell>
          <table:table-cell table:formula="of:=LOOKUP([.C874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76">
            <text:p>876</text:p>
          </table:table-cell>
          <table:table-cell office:value-type="string">
            <text:p>Galan</text:p>
          </table:table-cell>
          <table:table-cell office:value-type="string">
            <text:p>Santander</text:p>
          </table:table-cell>
          <table:table-cell table:formula="of:=LOOKUP([.C87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Gambita</text:p>
          </table:table-cell>
          <table:table-cell office:value-type="string">
            <text:p>Santander</text:p>
          </table:table-cell>
          <table:table-cell table:formula="of:=LOOKUP([.C876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78">
            <text:p>878</text:p>
          </table:table-cell>
          <table:table-cell office:value-type="string">
            <text:p>Giron</text:p>
          </table:table-cell>
          <table:table-cell office:value-type="string">
            <text:p>Santander</text:p>
          </table:table-cell>
          <table:table-cell table:formula="of:=LOOKUP([.C87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Guaca</text:p>
          </table:table-cell>
          <table:table-cell office:value-type="string">
            <text:p>Santander</text:p>
          </table:table-cell>
          <table:table-cell table:formula="of:=LOOKUP([.C878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Guadalupe</text:p>
          </table:table-cell>
          <table:table-cell office:value-type="string">
            <text:p>Santander</text:p>
          </table:table-cell>
          <table:table-cell table:formula="of:=LOOKUP([.C879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Guapota</text:p>
          </table:table-cell>
          <table:table-cell office:value-type="string">
            <text:p>Santander</text:p>
          </table:table-cell>
          <table:table-cell table:formula="of:=LOOKUP([.C880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82">
            <text:p>882</text:p>
          </table:table-cell>
          <table:table-cell office:value-type="string">
            <text:p>Guavata</text:p>
          </table:table-cell>
          <table:table-cell office:value-type="string">
            <text:p>Santander</text:p>
          </table:table-cell>
          <table:table-cell table:formula="of:=LOOKUP([.C881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83">
            <text:p>883</text:p>
          </table:table-cell>
          <table:table-cell office:value-type="string">
            <text:p>Guepsa</text:p>
          </table:table-cell>
          <table:table-cell office:value-type="string">
            <text:p>Santander</text:p>
          </table:table-cell>
          <table:table-cell table:formula="of:=LOOKUP([.C882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Hato</text:p>
          </table:table-cell>
          <table:table-cell office:value-type="string">
            <text:p>Santander</text:p>
          </table:table-cell>
          <table:table-cell table:formula="of:=LOOKUP([.C883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85">
            <text:p>885</text:p>
          </table:table-cell>
          <table:table-cell office:value-type="string">
            <text:p>Jesus Maria</text:p>
          </table:table-cell>
          <table:table-cell office:value-type="string">
            <text:p>Santander</text:p>
          </table:table-cell>
          <table:table-cell table:formula="of:=LOOKUP([.C884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86">
            <text:p>886</text:p>
          </table:table-cell>
          <table:table-cell office:value-type="string">
            <text:p>Jordan</text:p>
          </table:table-cell>
          <table:table-cell office:value-type="string">
            <text:p>Santander</text:p>
          </table:table-cell>
          <table:table-cell table:formula="of:=LOOKUP([.C88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La Belleza</text:p>
          </table:table-cell>
          <table:table-cell office:value-type="string">
            <text:p>Santander</text:p>
          </table:table-cell>
          <table:table-cell table:formula="of:=LOOKUP([.C886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88">
            <text:p>888</text:p>
          </table:table-cell>
          <table:table-cell office:value-type="string">
            <text:p>Landazuri</text:p>
          </table:table-cell>
          <table:table-cell office:value-type="string">
            <text:p>Santander</text:p>
          </table:table-cell>
          <table:table-cell table:formula="of:=LOOKUP([.C88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La Paz</text:p>
          </table:table-cell>
          <table:table-cell office:value-type="string">
            <text:p>Santander</text:p>
          </table:table-cell>
          <table:table-cell table:formula="of:=LOOKUP([.C888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Lebrija</text:p>
          </table:table-cell>
          <table:table-cell office:value-type="string">
            <text:p>Santander</text:p>
          </table:table-cell>
          <table:table-cell table:formula="of:=LOOKUP([.C889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Los Santos</text:p>
          </table:table-cell>
          <table:table-cell office:value-type="string">
            <text:p>Santander</text:p>
          </table:table-cell>
          <table:table-cell table:formula="of:=LOOKUP([.C890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Macaravita</text:p>
          </table:table-cell>
          <table:table-cell office:value-type="string">
            <text:p>Santander</text:p>
          </table:table-cell>
          <table:table-cell table:formula="of:=LOOKUP([.C891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893">
            <text:p>893</text:p>
          </table:table-cell>
          <table:table-cell office:value-type="string">
            <text:p>Malaga</text:p>
          </table:table-cell>
          <table:table-cell office:value-type="string">
            <text:p>Santander</text:p>
          </table:table-cell>
          <table:table-cell table:formula="of:=LOOKUP([.C892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Matanza</text:p>
          </table:table-cell>
          <table:table-cell office:value-type="string">
            <text:p>Santander</text:p>
          </table:table-cell>
          <table:table-cell table:formula="of:=LOOKUP([.C893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Mogotes</text:p>
          </table:table-cell>
          <table:table-cell office:value-type="string">
            <text:p>Santander</text:p>
          </table:table-cell>
          <table:table-cell table:formula="of:=LOOKUP([.C894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Molagavita</text:p>
          </table:table-cell>
          <table:table-cell office:value-type="string">
            <text:p>Santander</text:p>
          </table:table-cell>
          <table:table-cell table:formula="of:=LOOKUP([.C89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Ocamonte</text:p>
          </table:table-cell>
          <table:table-cell office:value-type="string">
            <text:p>Santander</text:p>
          </table:table-cell>
          <table:table-cell table:formula="of:=LOOKUP([.C896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Oiba</text:p>
          </table:table-cell>
          <table:table-cell office:value-type="string">
            <text:p>Santander</text:p>
          </table:table-cell>
          <table:table-cell table:formula="of:=LOOKUP([.C89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Onzaga</text:p>
          </table:table-cell>
          <table:table-cell office:value-type="string">
            <text:p>Santander</text:p>
          </table:table-cell>
          <table:table-cell table:formula="of:=LOOKUP([.C898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Palmar</text:p>
          </table:table-cell>
          <table:table-cell office:value-type="string">
            <text:p>Santander</text:p>
          </table:table-cell>
          <table:table-cell table:formula="of:=LOOKUP([.C899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Palmas Del Socorro</text:p>
          </table:table-cell>
          <table:table-cell office:value-type="string">
            <text:p>Santander</text:p>
          </table:table-cell>
          <table:table-cell table:formula="of:=LOOKUP([.C900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902">
            <text:p>902</text:p>
          </table:table-cell>
          <table:table-cell office:value-type="string">
            <text:p>Paramo</text:p>
          </table:table-cell>
          <table:table-cell office:value-type="string">
            <text:p>Santander</text:p>
          </table:table-cell>
          <table:table-cell table:formula="of:=LOOKUP([.C901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Piedecuesta</text:p>
          </table:table-cell>
          <table:table-cell office:value-type="string">
            <text:p>Santander</text:p>
          </table:table-cell>
          <table:table-cell table:formula="of:=LOOKUP([.C902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Pinchote</text:p>
          </table:table-cell>
          <table:table-cell office:value-type="string">
            <text:p>Santander</text:p>
          </table:table-cell>
          <table:table-cell table:formula="of:=LOOKUP([.C903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Puente Nacional</text:p>
          </table:table-cell>
          <table:table-cell office:value-type="string">
            <text:p>Santander</text:p>
          </table:table-cell>
          <table:table-cell table:formula="of:=LOOKUP([.C904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Puerto Parra</text:p>
          </table:table-cell>
          <table:table-cell office:value-type="string">
            <text:p>Santander</text:p>
          </table:table-cell>
          <table:table-cell table:formula="of:=LOOKUP([.C90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Puerto Wilches</text:p>
          </table:table-cell>
          <table:table-cell office:value-type="string">
            <text:p>Santander</text:p>
          </table:table-cell>
          <table:table-cell table:formula="of:=LOOKUP([.C906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Rionegro</text:p>
          </table:table-cell>
          <table:table-cell office:value-type="string">
            <text:p>Santander</text:p>
          </table:table-cell>
          <table:table-cell table:formula="of:=LOOKUP([.C90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abana De Torres</text:p>
          </table:table-cell>
          <table:table-cell office:value-type="string">
            <text:p>Santander</text:p>
          </table:table-cell>
          <table:table-cell table:formula="of:=LOOKUP([.C908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910">
            <text:p>910</text:p>
          </table:table-cell>
          <table:table-cell office:value-type="string">
            <text:p>San Andres</text:p>
          </table:table-cell>
          <table:table-cell office:value-type="string">
            <text:p>Santander</text:p>
          </table:table-cell>
          <table:table-cell table:formula="of:=LOOKUP([.C909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an Benito</text:p>
          </table:table-cell>
          <table:table-cell office:value-type="string">
            <text:p>Santander</text:p>
          </table:table-cell>
          <table:table-cell table:formula="of:=LOOKUP([.C910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San Gil</text:p>
          </table:table-cell>
          <table:table-cell office:value-type="string">
            <text:p>Santander</text:p>
          </table:table-cell>
          <table:table-cell table:formula="of:=LOOKUP([.C911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913">
            <text:p>913</text:p>
          </table:table-cell>
          <table:table-cell office:value-type="string">
            <text:p>San Joaquin</text:p>
          </table:table-cell>
          <table:table-cell office:value-type="string">
            <text:p>Santander</text:p>
          </table:table-cell>
          <table:table-cell table:formula="of:=LOOKUP([.C912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914">
            <text:p>914</text:p>
          </table:table-cell>
          <table:table-cell office:value-type="string">
            <text:p>San Jose De Miranda</text:p>
          </table:table-cell>
          <table:table-cell office:value-type="string">
            <text:p>Santander</text:p>
          </table:table-cell>
          <table:table-cell table:formula="of:=LOOKUP([.C913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San Miguel</text:p>
          </table:table-cell>
          <table:table-cell office:value-type="string">
            <text:p>Santander</text:p>
          </table:table-cell>
          <table:table-cell table:formula="of:=LOOKUP([.C914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916">
            <text:p>916</text:p>
          </table:table-cell>
          <table:table-cell office:value-type="string">
            <text:p>San Vicente De Chucuri</text:p>
          </table:table-cell>
          <table:table-cell office:value-type="string">
            <text:p>Santander</text:p>
          </table:table-cell>
          <table:table-cell table:formula="of:=LOOKUP([.C91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Santa Barbara</text:p>
          </table:table-cell>
          <table:table-cell office:value-type="string">
            <text:p>Santander</text:p>
          </table:table-cell>
          <table:table-cell table:formula="of:=LOOKUP([.C916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Santa Helena</text:p>
          </table:table-cell>
          <table:table-cell office:value-type="string">
            <text:p>Santander</text:p>
          </table:table-cell>
          <table:table-cell table:formula="of:=LOOKUP([.C91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Simacota</text:p>
          </table:table-cell>
          <table:table-cell office:value-type="string">
            <text:p>Santander</text:p>
          </table:table-cell>
          <table:table-cell table:formula="of:=LOOKUP([.C918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Socorro</text:p>
          </table:table-cell>
          <table:table-cell office:value-type="string">
            <text:p>Santander</text:p>
          </table:table-cell>
          <table:table-cell table:formula="of:=LOOKUP([.C919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Suaita</text:p>
          </table:table-cell>
          <table:table-cell office:value-type="string">
            <text:p>Santander</text:p>
          </table:table-cell>
          <table:table-cell table:formula="of:=LOOKUP([.C920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Sucre</text:p>
          </table:table-cell>
          <table:table-cell office:value-type="string">
            <text:p>Santander</text:p>
          </table:table-cell>
          <table:table-cell table:formula="of:=LOOKUP([.C921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923">
            <text:p>923</text:p>
          </table:table-cell>
          <table:table-cell office:value-type="string">
            <text:p>Surata</text:p>
          </table:table-cell>
          <table:table-cell office:value-type="string">
            <text:p>Santander</text:p>
          </table:table-cell>
          <table:table-cell table:formula="of:=LOOKUP([.C922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Tona</text:p>
          </table:table-cell>
          <table:table-cell office:value-type="string">
            <text:p>Santander</text:p>
          </table:table-cell>
          <table:table-cell table:formula="of:=LOOKUP([.C923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925">
            <text:p>925</text:p>
          </table:table-cell>
          <table:table-cell office:value-type="string">
            <text:p>Valle San Jose</text:p>
          </table:table-cell>
          <table:table-cell office:value-type="string">
            <text:p>Santander</text:p>
          </table:table-cell>
          <table:table-cell table:formula="of:=LOOKUP([.C924];[Hoja2.$B$1:.$B$35];[Hoja2.$A$1:.$A$35])" office:value-type="float" office:value="28">
            <text:p>28</text:p>
          </table:table-cell>
        </table:table-row>
        <table:table-row table:style-name="ro3">
          <table:table-cell office:value-type="float" office:value="926">
            <text:p>926</text:p>
          </table:table-cell>
          <table:table-cell office:value-type="string">
            <text:p>Velez</text:p>
          </table:table-cell>
          <table:table-cell office:value-type="string">
            <text:p>Santander</text:p>
          </table:table-cell>
          <table:table-cell table:formula="of:=LOOKUP([.C925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Vetas</text:p>
          </table:table-cell>
          <table:table-cell office:value-type="string">
            <text:p>Santander</text:p>
          </table:table-cell>
          <table:table-cell table:formula="of:=LOOKUP([.C926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Villanueva</text:p>
          </table:table-cell>
          <table:table-cell office:value-type="string">
            <text:p>Santander</text:p>
          </table:table-cell>
          <table:table-cell table:formula="of:=LOOKUP([.C927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Zapatoca</text:p>
          </table:table-cell>
          <table:table-cell office:value-type="string">
            <text:p>Santander</text:p>
          </table:table-cell>
          <table:table-cell table:formula="of:=LOOKUP([.C928];[Hoja2.$B$1:.$B$35];[Hoja2.$A$1:.$A$35])" office:value-type="float" office:value="28">
            <text:p>28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Sincelejo</text:p>
          </table:table-cell>
          <table:table-cell office:value-type="string">
            <text:p>Sucre</text:p>
          </table:table-cell>
          <table:table-cell table:formula="of:=LOOKUP([.C929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Buenavista</text:p>
          </table:table-cell>
          <table:table-cell office:value-type="string">
            <text:p>Sucre</text:p>
          </table:table-cell>
          <table:table-cell table:formula="of:=LOOKUP([.C930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Caimito</text:p>
          </table:table-cell>
          <table:table-cell office:value-type="string">
            <text:p>Sucre</text:p>
          </table:table-cell>
          <table:table-cell table:formula="of:=LOOKUP([.C931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Coloso</text:p>
          </table:table-cell>
          <table:table-cell office:value-type="string">
            <text:p>Sucre</text:p>
          </table:table-cell>
          <table:table-cell table:formula="of:=LOOKUP([.C932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Corozal</text:p>
          </table:table-cell>
          <table:table-cell office:value-type="string">
            <text:p>Sucre</text:p>
          </table:table-cell>
          <table:table-cell table:formula="of:=LOOKUP([.C933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Coveñas</text:p>
          </table:table-cell>
          <table:table-cell office:value-type="string">
            <text:p>Sucre</text:p>
          </table:table-cell>
          <table:table-cell table:formula="of:=LOOKUP([.C934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Chalan</text:p>
          </table:table-cell>
          <table:table-cell office:value-type="string">
            <text:p>Sucre</text:p>
          </table:table-cell>
          <table:table-cell table:formula="of:=LOOKUP([.C935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El Roble</text:p>
          </table:table-cell>
          <table:table-cell office:value-type="string">
            <text:p>Sucre</text:p>
          </table:table-cell>
          <table:table-cell table:formula="of:=LOOKUP([.C936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Galeras</text:p>
          </table:table-cell>
          <table:table-cell office:value-type="string">
            <text:p>Sucre</text:p>
          </table:table-cell>
          <table:table-cell table:formula="of:=LOOKUP([.C937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Guaranda</text:p>
          </table:table-cell>
          <table:table-cell office:value-type="string">
            <text:p>Sucre</text:p>
          </table:table-cell>
          <table:table-cell table:formula="of:=LOOKUP([.C938];[Hoja2.$B$1:.$B$35];[Hoja2.$A$1:.$A$35])" office:value-type="float" office:value="29">
            <text:p>29</text:p>
          </table:table-cell>
        </table:table-row>
        <table:table-row table:style-name="ro3">
          <table:table-cell office:value-type="float" office:value="940">
            <text:p>940</text:p>
          </table:table-cell>
          <table:table-cell office:value-type="string">
            <text:p>La Union</text:p>
          </table:table-cell>
          <table:table-cell office:value-type="string">
            <text:p>Sucre</text:p>
          </table:table-cell>
          <table:table-cell table:formula="of:=LOOKUP([.C939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Los Palmitos</text:p>
          </table:table-cell>
          <table:table-cell office:value-type="string">
            <text:p>Sucre</text:p>
          </table:table-cell>
          <table:table-cell table:formula="of:=LOOKUP([.C940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Majagual</text:p>
          </table:table-cell>
          <table:table-cell office:value-type="string">
            <text:p>Sucre</text:p>
          </table:table-cell>
          <table:table-cell table:formula="of:=LOOKUP([.C941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Morroa</text:p>
          </table:table-cell>
          <table:table-cell office:value-type="string">
            <text:p>Sucre</text:p>
          </table:table-cell>
          <table:table-cell table:formula="of:=LOOKUP([.C942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Ovejas</text:p>
          </table:table-cell>
          <table:table-cell office:value-type="string">
            <text:p>Sucre</text:p>
          </table:table-cell>
          <table:table-cell table:formula="of:=LOOKUP([.C943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Palmito</text:p>
          </table:table-cell>
          <table:table-cell office:value-type="string">
            <text:p>Sucre</text:p>
          </table:table-cell>
          <table:table-cell table:formula="of:=LOOKUP([.C944];[Hoja2.$B$1:.$B$35];[Hoja2.$A$1:.$A$35])" office:value-type="float" office:value="29">
            <text:p>29</text:p>
          </table:table-cell>
        </table:table-row>
        <table:table-row table:style-name="ro3">
          <table:table-cell office:value-type="float" office:value="946">
            <text:p>946</text:p>
          </table:table-cell>
          <table:table-cell office:value-type="string">
            <text:p>Sampues</text:p>
          </table:table-cell>
          <table:table-cell office:value-type="string">
            <text:p>Sucre</text:p>
          </table:table-cell>
          <table:table-cell table:formula="of:=LOOKUP([.C945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San Benito Abad</text:p>
          </table:table-cell>
          <table:table-cell office:value-type="string">
            <text:p>Sucre</text:p>
          </table:table-cell>
          <table:table-cell table:formula="of:=LOOKUP([.C946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San Juan De Betulia</text:p>
          </table:table-cell>
          <table:table-cell office:value-type="string">
            <text:p>Sucre</text:p>
          </table:table-cell>
          <table:table-cell table:formula="of:=LOOKUP([.C947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San Marcos</text:p>
          </table:table-cell>
          <table:table-cell office:value-type="string">
            <text:p>Sucre</text:p>
          </table:table-cell>
          <table:table-cell table:formula="of:=LOOKUP([.C948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San Onofre</text:p>
          </table:table-cell>
          <table:table-cell office:value-type="string">
            <text:p>Sucre</text:p>
          </table:table-cell>
          <table:table-cell table:formula="of:=LOOKUP([.C949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San Pedro</text:p>
          </table:table-cell>
          <table:table-cell office:value-type="string">
            <text:p>Sucre</text:p>
          </table:table-cell>
          <table:table-cell table:formula="of:=LOOKUP([.C950];[Hoja2.$B$1:.$B$35];[Hoja2.$A$1:.$A$35])" office:value-type="float" office:value="29">
            <text:p>29</text:p>
          </table:table-cell>
        </table:table-row>
        <table:table-row table:style-name="ro3">
          <table:table-cell office:value-type="float" office:value="952">
            <text:p>952</text:p>
          </table:table-cell>
          <table:table-cell office:value-type="string">
            <text:p>Since</text:p>
          </table:table-cell>
          <table:table-cell office:value-type="string">
            <text:p>Sucre</text:p>
          </table:table-cell>
          <table:table-cell table:formula="of:=LOOKUP([.C951];[Hoja2.$B$1:.$B$35];[Hoja2.$A$1:.$A$35])" office:value-type="float" office:value="29">
            <text:p>29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number-columns-repeated="2" office:value-type="string">
            <text:p>Sucre</text:p>
          </table:table-cell>
          <table:table-cell table:formula="of:=LOOKUP([.C952];[Hoja2.$B$1:.$B$35];[Hoja2.$A$1:.$A$35])" office:value-type="float" office:value="29">
            <text:p>29</text:p>
          </table:table-cell>
        </table:table-row>
        <table:table-row table:style-name="ro3">
          <table:table-cell office:value-type="float" office:value="954">
            <text:p>954</text:p>
          </table:table-cell>
          <table:table-cell office:value-type="string">
            <text:p>Tolu</text:p>
          </table:table-cell>
          <table:table-cell office:value-type="string">
            <text:p>Sucre</text:p>
          </table:table-cell>
          <table:table-cell table:formula="of:=LOOKUP([.C953];[Hoja2.$B$1:.$B$35];[Hoja2.$A$1:.$A$35])" office:value-type="float" office:value="29">
            <text:p>29</text:p>
          </table:table-cell>
        </table:table-row>
        <table:table-row table:style-name="ro3">
          <table:table-cell office:value-type="float" office:value="955">
            <text:p>955</text:p>
          </table:table-cell>
          <table:table-cell office:value-type="string">
            <text:p>Toluviejo</text:p>
          </table:table-cell>
          <table:table-cell office:value-type="string">
            <text:p>Sucre</text:p>
          </table:table-cell>
          <table:table-cell table:formula="of:=LOOKUP([.C954];[Hoja2.$B$1:.$B$35];[Hoja2.$A$1:.$A$35])" office:value-type="float" office:value="29">
            <text:p>29</text:p>
          </table:table-cell>
        </table:table-row>
        <table:table-row table:style-name="ro3">
          <table:table-cell office:value-type="float" office:value="956">
            <text:p>956</text:p>
          </table:table-cell>
          <table:table-cell office:value-type="string">
            <text:p>Ibague</text:p>
          </table:table-cell>
          <table:table-cell office:value-type="string">
            <text:p>Tolima</text:p>
          </table:table-cell>
          <table:table-cell table:formula="of:=LOOKUP([.C955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Alpujarra</text:p>
          </table:table-cell>
          <table:table-cell office:value-type="string">
            <text:p>Tolima</text:p>
          </table:table-cell>
          <table:table-cell table:formula="of:=LOOKUP([.C956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Alvarado</text:p>
          </table:table-cell>
          <table:table-cell office:value-type="string">
            <text:p>Tolima</text:p>
          </table:table-cell>
          <table:table-cell table:formula="of:=LOOKUP([.C957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Ambalema</text:p>
          </table:table-cell>
          <table:table-cell office:value-type="string">
            <text:p>Tolima</text:p>
          </table:table-cell>
          <table:table-cell table:formula="of:=LOOKUP([.C958];[Hoja2.$B$1:.$B$35];[Hoja2.$A$1:.$A$35])" office:value-type="float" office:value="30">
            <text:p>30</text:p>
          </table:table-cell>
        </table:table-row>
        <table:table-row table:style-name="ro3">
          <table:table-cell office:value-type="float" office:value="960">
            <text:p>960</text:p>
          </table:table-cell>
          <table:table-cell office:value-type="string">
            <text:p>Anzoategui</text:p>
          </table:table-cell>
          <table:table-cell office:value-type="string">
            <text:p>Tolima</text:p>
          </table:table-cell>
          <table:table-cell table:formula="of:=LOOKUP([.C959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Armero (GUAYABAL)</text:p>
          </table:table-cell>
          <table:table-cell office:value-type="string">
            <text:p>Tolima</text:p>
          </table:table-cell>
          <table:table-cell table:formula="of:=LOOKUP([.C960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Ataco</text:p>
          </table:table-cell>
          <table:table-cell office:value-type="string">
            <text:p>Tolima</text:p>
          </table:table-cell>
          <table:table-cell table:formula="of:=LOOKUP([.C961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Cajamarca</text:p>
          </table:table-cell>
          <table:table-cell office:value-type="string">
            <text:p>Tolima</text:p>
          </table:table-cell>
          <table:table-cell table:formula="of:=LOOKUP([.C962];[Hoja2.$B$1:.$B$35];[Hoja2.$A$1:.$A$35])" office:value-type="float" office:value="30">
            <text:p>30</text:p>
          </table:table-cell>
        </table:table-row>
        <table:table-row table:style-name="ro3">
          <table:table-cell office:value-type="float" office:value="964">
            <text:p>964</text:p>
          </table:table-cell>
          <table:table-cell office:value-type="string">
            <text:p>Carmen De Apicala</text:p>
          </table:table-cell>
          <table:table-cell office:value-type="string">
            <text:p>Tolima</text:p>
          </table:table-cell>
          <table:table-cell table:formula="of:=LOOKUP([.C963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Casabianca</text:p>
          </table:table-cell>
          <table:table-cell office:value-type="string">
            <text:p>Tolima</text:p>
          </table:table-cell>
          <table:table-cell table:formula="of:=LOOKUP([.C964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Chaparral</text:p>
          </table:table-cell>
          <table:table-cell office:value-type="string">
            <text:p>Tolima</text:p>
          </table:table-cell>
          <table:table-cell table:formula="of:=LOOKUP([.C965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Coello</text:p>
          </table:table-cell>
          <table:table-cell office:value-type="string">
            <text:p>Tolima</text:p>
          </table:table-cell>
          <table:table-cell table:formula="of:=LOOKUP([.C966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Coyaima</text:p>
          </table:table-cell>
          <table:table-cell office:value-type="string">
            <text:p>Tolima</text:p>
          </table:table-cell>
          <table:table-cell table:formula="of:=LOOKUP([.C967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Cunday</text:p>
          </table:table-cell>
          <table:table-cell office:value-type="string">
            <text:p>Tolima</text:p>
          </table:table-cell>
          <table:table-cell table:formula="of:=LOOKUP([.C968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Dolores</text:p>
          </table:table-cell>
          <table:table-cell office:value-type="string">
            <text:p>Tolima</text:p>
          </table:table-cell>
          <table:table-cell table:formula="of:=LOOKUP([.C969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Espinal</text:p>
          </table:table-cell>
          <table:table-cell office:value-type="string">
            <text:p>Tolima</text:p>
          </table:table-cell>
          <table:table-cell table:formula="of:=LOOKUP([.C970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Falan</text:p>
          </table:table-cell>
          <table:table-cell office:value-type="string">
            <text:p>Tolima</text:p>
          </table:table-cell>
          <table:table-cell table:formula="of:=LOOKUP([.C971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Flandes</text:p>
          </table:table-cell>
          <table:table-cell office:value-type="string">
            <text:p>Tolima</text:p>
          </table:table-cell>
          <table:table-cell table:formula="of:=LOOKUP([.C972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Fresno</text:p>
          </table:table-cell>
          <table:table-cell office:value-type="string">
            <text:p>Tolima</text:p>
          </table:table-cell>
          <table:table-cell table:formula="of:=LOOKUP([.C973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Guamo</text:p>
          </table:table-cell>
          <table:table-cell office:value-type="string">
            <text:p>Tolima</text:p>
          </table:table-cell>
          <table:table-cell table:formula="of:=LOOKUP([.C974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Herveo</text:p>
          </table:table-cell>
          <table:table-cell office:value-type="string">
            <text:p>Tolima</text:p>
          </table:table-cell>
          <table:table-cell table:formula="of:=LOOKUP([.C975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Honda</text:p>
          </table:table-cell>
          <table:table-cell office:value-type="string">
            <text:p>Tolima</text:p>
          </table:table-cell>
          <table:table-cell table:formula="of:=LOOKUP([.C976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Icononzo</text:p>
          </table:table-cell>
          <table:table-cell office:value-type="string">
            <text:p>Tolima</text:p>
          </table:table-cell>
          <table:table-cell table:formula="of:=LOOKUP([.C977];[Hoja2.$B$1:.$B$35];[Hoja2.$A$1:.$A$35])" office:value-type="float" office:value="30">
            <text:p>30</text:p>
          </table:table-cell>
        </table:table-row>
        <table:table-row table:style-name="ro3">
          <table:table-cell office:value-type="float" office:value="979">
            <text:p>979</text:p>
          </table:table-cell>
          <table:table-cell office:value-type="string">
            <text:p>Lerida</text:p>
          </table:table-cell>
          <table:table-cell office:value-type="string">
            <text:p>Tolima</text:p>
          </table:table-cell>
          <table:table-cell table:formula="of:=LOOKUP([.C978];[Hoja2.$B$1:.$B$35];[Hoja2.$A$1:.$A$35])" office:value-type="float" office:value="30">
            <text:p>30</text:p>
          </table:table-cell>
        </table:table-row>
        <table:table-row table:style-name="ro3">
          <table:table-cell office:value-type="float" office:value="980">
            <text:p>980</text:p>
          </table:table-cell>
          <table:table-cell office:value-type="string">
            <text:p>Libano</text:p>
          </table:table-cell>
          <table:table-cell office:value-type="string">
            <text:p>Tolima</text:p>
          </table:table-cell>
          <table:table-cell table:formula="of:=LOOKUP([.C979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Mariquita</text:p>
          </table:table-cell>
          <table:table-cell office:value-type="string">
            <text:p>Tolima</text:p>
          </table:table-cell>
          <table:table-cell table:formula="of:=LOOKUP([.C980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Melgar</text:p>
          </table:table-cell>
          <table:table-cell office:value-type="string">
            <text:p>Tolima</text:p>
          </table:table-cell>
          <table:table-cell table:formula="of:=LOOKUP([.C981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Murillo</text:p>
          </table:table-cell>
          <table:table-cell office:value-type="string">
            <text:p>Tolima</text:p>
          </table:table-cell>
          <table:table-cell table:formula="of:=LOOKUP([.C982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Natagaima</text:p>
          </table:table-cell>
          <table:table-cell office:value-type="string">
            <text:p>Tolima</text:p>
          </table:table-cell>
          <table:table-cell table:formula="of:=LOOKUP([.C983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Ortega</text:p>
          </table:table-cell>
          <table:table-cell office:value-type="string">
            <text:p>Tolima</text:p>
          </table:table-cell>
          <table:table-cell table:formula="of:=LOOKUP([.C984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Palocabildo</text:p>
          </table:table-cell>
          <table:table-cell office:value-type="string">
            <text:p>Tolima</text:p>
          </table:table-cell>
          <table:table-cell table:formula="of:=LOOKUP([.C985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Piedras</text:p>
          </table:table-cell>
          <table:table-cell office:value-type="string">
            <text:p>Tolima</text:p>
          </table:table-cell>
          <table:table-cell table:formula="of:=LOOKUP([.C986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Planadas</text:p>
          </table:table-cell>
          <table:table-cell office:value-type="string">
            <text:p>Tolima</text:p>
          </table:table-cell>
          <table:table-cell table:formula="of:=LOOKUP([.C987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Prado</text:p>
          </table:table-cell>
          <table:table-cell office:value-type="string">
            <text:p>Tolima</text:p>
          </table:table-cell>
          <table:table-cell table:formula="of:=LOOKUP([.C988];[Hoja2.$B$1:.$B$35];[Hoja2.$A$1:.$A$35])" office:value-type="float" office:value="30">
            <text:p>30</text:p>
          </table:table-cell>
        </table:table-row>
        <table:table-row table:style-name="ro3">
          <table:table-cell office:value-type="float" office:value="990">
            <text:p>990</text:p>
          </table:table-cell>
          <table:table-cell office:value-type="string">
            <text:p>Purificacion</text:p>
          </table:table-cell>
          <table:table-cell office:value-type="string">
            <text:p>Tolima</text:p>
          </table:table-cell>
          <table:table-cell table:formula="of:=LOOKUP([.C989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Rioblanco</text:p>
          </table:table-cell>
          <table:table-cell office:value-type="string">
            <text:p>Tolima</text:p>
          </table:table-cell>
          <table:table-cell table:formula="of:=LOOKUP([.C990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Roncesvalles</text:p>
          </table:table-cell>
          <table:table-cell office:value-type="string">
            <text:p>Tolima</text:p>
          </table:table-cell>
          <table:table-cell table:formula="of:=LOOKUP([.C991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Rovira</text:p>
          </table:table-cell>
          <table:table-cell office:value-type="string">
            <text:p>Tolima</text:p>
          </table:table-cell>
          <table:table-cell table:formula="of:=LOOKUP([.C992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Saldaña</text:p>
          </table:table-cell>
          <table:table-cell office:value-type="string">
            <text:p>Tolima</text:p>
          </table:table-cell>
          <table:table-cell table:formula="of:=LOOKUP([.C993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San Antonio</text:p>
          </table:table-cell>
          <table:table-cell office:value-type="string">
            <text:p>Tolima</text:p>
          </table:table-cell>
          <table:table-cell table:formula="of:=LOOKUP([.C994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San Luis</text:p>
          </table:table-cell>
          <table:table-cell office:value-type="string">
            <text:p>Tolima</text:p>
          </table:table-cell>
          <table:table-cell table:formula="of:=LOOKUP([.C995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Santa Isabel</text:p>
          </table:table-cell>
          <table:table-cell office:value-type="string">
            <text:p>Tolima</text:p>
          </table:table-cell>
          <table:table-cell table:formula="of:=LOOKUP([.C996];[Hoja2.$B$1:.$B$35];[Hoja2.$A$1:.$A$35])" office:value-type="float" office:value="30">
            <text:p>30</text:p>
          </table:table-cell>
        </table:table-row>
        <table:table-row table:style-name="ro3">
          <table:table-cell office:value-type="float" office:value="998">
            <text:p>998</text:p>
          </table:table-cell>
          <table:table-cell office:value-type="string">
            <text:p>Suarez</text:p>
          </table:table-cell>
          <table:table-cell office:value-type="string">
            <text:p>Tolima</text:p>
          </table:table-cell>
          <table:table-cell table:formula="of:=LOOKUP([.C997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Valle De S Juan</text:p>
          </table:table-cell>
          <table:table-cell office:value-type="string">
            <text:p>Tolima</text:p>
          </table:table-cell>
          <table:table-cell table:formula="of:=LOOKUP([.C998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Venadillo</text:p>
          </table:table-cell>
          <table:table-cell office:value-type="string">
            <text:p>Tolima</text:p>
          </table:table-cell>
          <table:table-cell table:formula="of:=LOOKUP([.C999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Villahermosa</text:p>
          </table:table-cell>
          <table:table-cell office:value-type="string">
            <text:p>Tolima</text:p>
          </table:table-cell>
          <table:table-cell table:formula="of:=LOOKUP([.C1000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Villarrica</text:p>
          </table:table-cell>
          <table:table-cell office:value-type="string">
            <text:p>Tolima</text:p>
          </table:table-cell>
          <table:table-cell table:formula="of:=LOOKUP([.C1001];[Hoja2.$B$1:.$B$35];[Hoja2.$A$1:.$A$35])" office:value-type="float" office:value="30">
            <text:p>30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Cali</text:p>
          </table:table-cell>
          <table:table-cell office:value-type="string">
            <text:p>Valle Del Cauca</text:p>
          </table:table-cell>
          <table:table-cell table:formula="of:=LOOKUP([.C1002];[Hoja2.$B$1:.$B$35];[Hoja2.$A$1:.$A$35])" office:value-type="float" office:value="31">
            <text:p>31</text:p>
          </table:table-cell>
        </table:table-row>
        <table:table-row table:style-name="ro3">
          <table:table-cell office:value-type="float" office:value="1004">
            <text:p>1004</text:p>
          </table:table-cell>
          <table:table-cell office:value-type="string">
            <text:p>Alcala</text:p>
          </table:table-cell>
          <table:table-cell office:value-type="string">
            <text:p>Valle Del Cauca</text:p>
          </table:table-cell>
          <table:table-cell table:formula="of:=LOOKUP([.C1003];[Hoja2.$B$1:.$B$35];[Hoja2.$A$1:.$A$35])" office:value-type="float" office:value="31">
            <text:p>31</text:p>
          </table:table-cell>
        </table:table-row>
        <table:table-row table:style-name="ro3">
          <table:table-cell office:value-type="float" office:value="1005">
            <text:p>1005</text:p>
          </table:table-cell>
          <table:table-cell office:value-type="string">
            <text:p>Andalucia</text:p>
          </table:table-cell>
          <table:table-cell office:value-type="string">
            <text:p>Valle Del Cauca</text:p>
          </table:table-cell>
          <table:table-cell table:formula="of:=LOOKUP([.C1004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Ansermanuevo</text:p>
          </table:table-cell>
          <table:table-cell office:value-type="string">
            <text:p>Valle Del Cauca</text:p>
          </table:table-cell>
          <table:table-cell table:formula="of:=LOOKUP([.C1005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Argelia</text:p>
          </table:table-cell>
          <table:table-cell office:value-type="string">
            <text:p>Valle Del Cauca</text:p>
          </table:table-cell>
          <table:table-cell table:formula="of:=LOOKUP([.C1006];[Hoja2.$B$1:.$B$35];[Hoja2.$A$1:.$A$35])" office:value-type="float" office:value="31">
            <text:p>31</text:p>
          </table:table-cell>
        </table:table-row>
        <table:table-row table:style-name="ro3">
          <table:table-cell office:value-type="float" office:value="1008">
            <text:p>1008</text:p>
          </table:table-cell>
          <table:table-cell office:value-type="string">
            <text:p>Bolivar</text:p>
          </table:table-cell>
          <table:table-cell office:value-type="string">
            <text:p>Valle Del Cauca</text:p>
          </table:table-cell>
          <table:table-cell table:formula="of:=LOOKUP([.C1007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Buenaventura</text:p>
          </table:table-cell>
          <table:table-cell office:value-type="string">
            <text:p>Valle Del Cauca</text:p>
          </table:table-cell>
          <table:table-cell table:formula="of:=LOOKUP([.C1008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Buga</text:p>
          </table:table-cell>
          <table:table-cell office:value-type="string">
            <text:p>Valle Del Cauca</text:p>
          </table:table-cell>
          <table:table-cell table:formula="of:=LOOKUP([.C1009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Bugalagrande</text:p>
          </table:table-cell>
          <table:table-cell office:value-type="string">
            <text:p>Valle Del Cauca</text:p>
          </table:table-cell>
          <table:table-cell table:formula="of:=LOOKUP([.C1010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Caicedonia</text:p>
          </table:table-cell>
          <table:table-cell office:value-type="string">
            <text:p>Valle Del Cauca</text:p>
          </table:table-cell>
          <table:table-cell table:formula="of:=LOOKUP([.C1011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Calima-Darien</text:p>
          </table:table-cell>
          <table:table-cell office:value-type="string">
            <text:p>Valle Del Cauca</text:p>
          </table:table-cell>
          <table:table-cell table:formula="of:=LOOKUP([.C1012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Candelaria</text:p>
          </table:table-cell>
          <table:table-cell office:value-type="string">
            <text:p>Valle Del Cauca</text:p>
          </table:table-cell>
          <table:table-cell table:formula="of:=LOOKUP([.C1013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Cartago</text:p>
          </table:table-cell>
          <table:table-cell office:value-type="string">
            <text:p>Valle Del Cauca</text:p>
          </table:table-cell>
          <table:table-cell table:formula="of:=LOOKUP([.C1014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Dagua</text:p>
          </table:table-cell>
          <table:table-cell office:value-type="string">
            <text:p>Valle Del Cauca</text:p>
          </table:table-cell>
          <table:table-cell table:formula="of:=LOOKUP([.C1015];[Hoja2.$B$1:.$B$35];[Hoja2.$A$1:.$A$35])" office:value-type="float" office:value="31">
            <text:p>31</text:p>
          </table:table-cell>
        </table:table-row>
        <table:table-row table:style-name="ro3">
          <table:table-cell office:value-type="float" office:value="1017">
            <text:p>1017</text:p>
          </table:table-cell>
          <table:table-cell office:value-type="string">
            <text:p>El Aguila</text:p>
          </table:table-cell>
          <table:table-cell office:value-type="string">
            <text:p>Valle Del Cauca</text:p>
          </table:table-cell>
          <table:table-cell table:formula="of:=LOOKUP([.C1016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El Cairo</text:p>
          </table:table-cell>
          <table:table-cell office:value-type="string">
            <text:p>Valle Del Cauca</text:p>
          </table:table-cell>
          <table:table-cell table:formula="of:=LOOKUP([.C1017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El Cerrito</text:p>
          </table:table-cell>
          <table:table-cell office:value-type="string">
            <text:p>Valle Del Cauca</text:p>
          </table:table-cell>
          <table:table-cell table:formula="of:=LOOKUP([.C1018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El Dovio</text:p>
          </table:table-cell>
          <table:table-cell office:value-type="string">
            <text:p>Valle Del Cauca</text:p>
          </table:table-cell>
          <table:table-cell table:formula="of:=LOOKUP([.C1019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Florida</text:p>
          </table:table-cell>
          <table:table-cell office:value-type="string">
            <text:p>Valle Del Cauca</text:p>
          </table:table-cell>
          <table:table-cell table:formula="of:=LOOKUP([.C1020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Ginebra</text:p>
          </table:table-cell>
          <table:table-cell office:value-type="string">
            <text:p>Valle Del Cauca</text:p>
          </table:table-cell>
          <table:table-cell table:formula="of:=LOOKUP([.C1021];[Hoja2.$B$1:.$B$35];[Hoja2.$A$1:.$A$35])" office:value-type="float" office:value="31">
            <text:p>31</text:p>
          </table:table-cell>
        </table:table-row>
        <table:table-row table:style-name="ro3">
          <table:table-cell office:value-type="float" office:value="1023">
            <text:p>1023</text:p>
          </table:table-cell>
          <table:table-cell office:value-type="string">
            <text:p>Guacari</text:p>
          </table:table-cell>
          <table:table-cell office:value-type="string">
            <text:p>Valle Del Cauca</text:p>
          </table:table-cell>
          <table:table-cell table:formula="of:=LOOKUP([.C1022];[Hoja2.$B$1:.$B$35];[Hoja2.$A$1:.$A$35])" office:value-type="float" office:value="31">
            <text:p>31</text:p>
          </table:table-cell>
        </table:table-row>
        <table:table-row table:style-name="ro3">
          <table:table-cell office:value-type="float" office:value="1024">
            <text:p>1024</text:p>
          </table:table-cell>
          <table:table-cell office:value-type="string">
            <text:p>Jamundi</text:p>
          </table:table-cell>
          <table:table-cell office:value-type="string">
            <text:p>Valle Del Cauca</text:p>
          </table:table-cell>
          <table:table-cell table:formula="of:=LOOKUP([.C1023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La Cumbre</text:p>
          </table:table-cell>
          <table:table-cell office:value-type="string">
            <text:p>Valle Del Cauca</text:p>
          </table:table-cell>
          <table:table-cell table:formula="of:=LOOKUP([.C1024];[Hoja2.$B$1:.$B$35];[Hoja2.$A$1:.$A$35])" office:value-type="float" office:value="31">
            <text:p>31</text:p>
          </table:table-cell>
        </table:table-row>
        <table:table-row table:style-name="ro3">
          <table:table-cell office:value-type="float" office:value="1026">
            <text:p>1026</text:p>
          </table:table-cell>
          <table:table-cell office:value-type="string">
            <text:p>La Union</text:p>
          </table:table-cell>
          <table:table-cell office:value-type="string">
            <text:p>Valle Del Cauca</text:p>
          </table:table-cell>
          <table:table-cell table:formula="of:=LOOKUP([.C1025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La Victoria</text:p>
          </table:table-cell>
          <table:table-cell office:value-type="string">
            <text:p>Valle Del Cauca</text:p>
          </table:table-cell>
          <table:table-cell table:formula="of:=LOOKUP([.C1026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Obando</text:p>
          </table:table-cell>
          <table:table-cell office:value-type="string">
            <text:p>Valle Del Cauca</text:p>
          </table:table-cell>
          <table:table-cell table:formula="of:=LOOKUP([.C1027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Palmira</text:p>
          </table:table-cell>
          <table:table-cell office:value-type="string">
            <text:p>Valle Del Cauca</text:p>
          </table:table-cell>
          <table:table-cell table:formula="of:=LOOKUP([.C1028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Pradera</text:p>
          </table:table-cell>
          <table:table-cell office:value-type="string">
            <text:p>Valle Del Cauca</text:p>
          </table:table-cell>
          <table:table-cell table:formula="of:=LOOKUP([.C1029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Restrepo</text:p>
          </table:table-cell>
          <table:table-cell office:value-type="string">
            <text:p>Valle Del Cauca</text:p>
          </table:table-cell>
          <table:table-cell table:formula="of:=LOOKUP([.C1030];[Hoja2.$B$1:.$B$35];[Hoja2.$A$1:.$A$35])" office:value-type="float" office:value="31">
            <text:p>31</text:p>
          </table:table-cell>
        </table:table-row>
        <table:table-row table:style-name="ro3">
          <table:table-cell office:value-type="float" office:value="1032">
            <text:p>1032</text:p>
          </table:table-cell>
          <table:table-cell office:value-type="string">
            <text:p>Riofrio</text:p>
          </table:table-cell>
          <table:table-cell office:value-type="string">
            <text:p>Valle Del Cauca</text:p>
          </table:table-cell>
          <table:table-cell table:formula="of:=LOOKUP([.C1031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Roldanillo</text:p>
          </table:table-cell>
          <table:table-cell office:value-type="string">
            <text:p>Valle Del Cauca</text:p>
          </table:table-cell>
          <table:table-cell table:formula="of:=LOOKUP([.C1032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San Pedro</text:p>
          </table:table-cell>
          <table:table-cell office:value-type="string">
            <text:p>Valle Del Cauca</text:p>
          </table:table-cell>
          <table:table-cell table:formula="of:=LOOKUP([.C1033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Sevilla</text:p>
          </table:table-cell>
          <table:table-cell office:value-type="string">
            <text:p>Valle Del Cauca</text:p>
          </table:table-cell>
          <table:table-cell table:formula="of:=LOOKUP([.C1034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Toro</text:p>
          </table:table-cell>
          <table:table-cell office:value-type="string">
            <text:p>Valle Del Cauca</text:p>
          </table:table-cell>
          <table:table-cell table:formula="of:=LOOKUP([.C1035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Trujillo</text:p>
          </table:table-cell>
          <table:table-cell office:value-type="string">
            <text:p>Valle Del Cauca</text:p>
          </table:table-cell>
          <table:table-cell table:formula="of:=LOOKUP([.C1036];[Hoja2.$B$1:.$B$35];[Hoja2.$A$1:.$A$35])" office:value-type="float" office:value="31">
            <text:p>31</text:p>
          </table:table-cell>
        </table:table-row>
        <table:table-row table:style-name="ro3">
          <table:table-cell office:value-type="float" office:value="1038">
            <text:p>1038</text:p>
          </table:table-cell>
          <table:table-cell office:value-type="string">
            <text:p>Tulua</text:p>
          </table:table-cell>
          <table:table-cell office:value-type="string">
            <text:p>Valle Del Cauca</text:p>
          </table:table-cell>
          <table:table-cell table:formula="of:=LOOKUP([.C1037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Ulloa</text:p>
          </table:table-cell>
          <table:table-cell office:value-type="string">
            <text:p>Valle Del Cauca</text:p>
          </table:table-cell>
          <table:table-cell table:formula="of:=LOOKUP([.C1038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Versalles</text:p>
          </table:table-cell>
          <table:table-cell office:value-type="string">
            <text:p>Valle Del Cauca</text:p>
          </table:table-cell>
          <table:table-cell table:formula="of:=LOOKUP([.C1039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Vijes</text:p>
          </table:table-cell>
          <table:table-cell office:value-type="string">
            <text:p>Valle Del Cauca</text:p>
          </table:table-cell>
          <table:table-cell table:formula="of:=LOOKUP([.C1040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Yotoco</text:p>
          </table:table-cell>
          <table:table-cell office:value-type="string">
            <text:p>Valle Del Cauca</text:p>
          </table:table-cell>
          <table:table-cell table:formula="of:=LOOKUP([.C1041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Yumbo</text:p>
          </table:table-cell>
          <table:table-cell office:value-type="string">
            <text:p>Valle Del Cauca</text:p>
          </table:table-cell>
          <table:table-cell table:formula="of:=LOOKUP([.C1042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Zarzal</text:p>
          </table:table-cell>
          <table:table-cell office:value-type="string">
            <text:p>Valle Del Cauca</text:p>
          </table:table-cell>
          <table:table-cell table:formula="of:=LOOKUP([.C1043];[Hoja2.$B$1:.$B$35];[Hoja2.$A$1:.$A$35])" office:value-type="float" office:value="31">
            <text:p>31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table:number-columns-repeated="2" office:value-type="string">
            <text:p>Arauca</text:p>
          </table:table-cell>
          <table:table-cell table:formula="of:=LOOKUP([.C1044];[Hoja2.$B$1:.$B$35];[Hoja2.$A$1:.$A$35])" office:value-type="float" office:value="3">
            <text:p>3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Arauquita</text:p>
          </table:table-cell>
          <table:table-cell office:value-type="string">
            <text:p>Arauca</text:p>
          </table:table-cell>
          <table:table-cell table:formula="of:=LOOKUP([.C1045];[Hoja2.$B$1:.$B$35];[Hoja2.$A$1:.$A$35])" office:value-type="float" office:value="3">
            <text:p>3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Cravo Norte</text:p>
          </table:table-cell>
          <table:table-cell office:value-type="string">
            <text:p>Arauca</text:p>
          </table:table-cell>
          <table:table-cell table:formula="of:=LOOKUP([.C1046];[Hoja2.$B$1:.$B$35];[Hoja2.$A$1:.$A$35])" office:value-type="float" office:value="3">
            <text:p>3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Fortul</text:p>
          </table:table-cell>
          <table:table-cell office:value-type="string">
            <text:p>Arauca</text:p>
          </table:table-cell>
          <table:table-cell table:formula="of:=LOOKUP([.C1047];[Hoja2.$B$1:.$B$35];[Hoja2.$A$1:.$A$35])" office:value-type="float" office:value="3">
            <text:p>3</text:p>
          </table:table-cell>
        </table:table-row>
        <table:table-row table:style-name="ro3">
          <table:table-cell office:value-type="float" office:value="1049">
            <text:p>1049</text:p>
          </table:table-cell>
          <table:table-cell office:value-type="string">
            <text:p>Puerto Rondon</text:p>
          </table:table-cell>
          <table:table-cell office:value-type="string">
            <text:p>Arauca</text:p>
          </table:table-cell>
          <table:table-cell table:formula="of:=LOOKUP([.C1048];[Hoja2.$B$1:.$B$35];[Hoja2.$A$1:.$A$35])" office:value-type="float" office:value="3">
            <text:p>3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Saravena</text:p>
          </table:table-cell>
          <table:table-cell office:value-type="string">
            <text:p>Arauca</text:p>
          </table:table-cell>
          <table:table-cell table:formula="of:=LOOKUP([.C1049];[Hoja2.$B$1:.$B$35];[Hoja2.$A$1:.$A$35])" office:value-type="float" office:value="3">
            <text:p>3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Tame</text:p>
          </table:table-cell>
          <table:table-cell office:value-type="string">
            <text:p>Arauca</text:p>
          </table:table-cell>
          <table:table-cell table:formula="of:=LOOKUP([.C1050];[Hoja2.$B$1:.$B$35];[Hoja2.$A$1:.$A$35])" office:value-type="float" office:value="3">
            <text:p>3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Yopal</text:p>
          </table:table-cell>
          <table:table-cell office:value-type="string">
            <text:p>Casanare</text:p>
          </table:table-cell>
          <table:table-cell table:formula="of:=LOOKUP([.C1051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Aguazul</text:p>
          </table:table-cell>
          <table:table-cell office:value-type="string">
            <text:p>Casanare</text:p>
          </table:table-cell>
          <table:table-cell table:formula="of:=LOOKUP([.C1052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Chameza</text:p>
          </table:table-cell>
          <table:table-cell office:value-type="string">
            <text:p>Casanare</text:p>
          </table:table-cell>
          <table:table-cell table:formula="of:=LOOKUP([.C1053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Hato Corozal</text:p>
          </table:table-cell>
          <table:table-cell office:value-type="string">
            <text:p>Casanare</text:p>
          </table:table-cell>
          <table:table-cell table:formula="of:=LOOKUP([.C1054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La Salina</text:p>
          </table:table-cell>
          <table:table-cell office:value-type="string">
            <text:p>Casanare</text:p>
          </table:table-cell>
          <table:table-cell table:formula="of:=LOOKUP([.C1055];[Hoja2.$B$1:.$B$35];[Hoja2.$A$1:.$A$35])" office:value-type="float" office:value="10">
            <text:p>10</text:p>
          </table:table-cell>
        </table:table-row>
        <table:table-row table:style-name="ro3">
          <table:table-cell office:value-type="float" office:value="1057">
            <text:p>1057</text:p>
          </table:table-cell>
          <table:table-cell office:value-type="string">
            <text:p>Mani</text:p>
          </table:table-cell>
          <table:table-cell office:value-type="string">
            <text:p>Casanare</text:p>
          </table:table-cell>
          <table:table-cell table:formula="of:=LOOKUP([.C1056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Monterrey</text:p>
          </table:table-cell>
          <table:table-cell office:value-type="string">
            <text:p>Casanare</text:p>
          </table:table-cell>
          <table:table-cell table:formula="of:=LOOKUP([.C1057];[Hoja2.$B$1:.$B$35];[Hoja2.$A$1:.$A$35])" office:value-type="float" office:value="10">
            <text:p>10</text:p>
          </table:table-cell>
        </table:table-row>
        <table:table-row table:style-name="ro3">
          <table:table-cell office:value-type="float" office:value="1059">
            <text:p>1059</text:p>
          </table:table-cell>
          <table:table-cell office:value-type="string">
            <text:p>Nunchia</text:p>
          </table:table-cell>
          <table:table-cell office:value-type="string">
            <text:p>Casanare</text:p>
          </table:table-cell>
          <table:table-cell table:formula="of:=LOOKUP([.C1058];[Hoja2.$B$1:.$B$35];[Hoja2.$A$1:.$A$35])" office:value-type="float" office:value="10">
            <text:p>10</text:p>
          </table:table-cell>
        </table:table-row>
        <table:table-row table:style-name="ro3">
          <table:table-cell office:value-type="float" office:value="1060">
            <text:p>1060</text:p>
          </table:table-cell>
          <table:table-cell office:value-type="string">
            <text:p>Orocue</text:p>
          </table:table-cell>
          <table:table-cell office:value-type="string">
            <text:p>Casanare</text:p>
          </table:table-cell>
          <table:table-cell table:formula="of:=LOOKUP([.C1059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Paz De Ariporo</text:p>
          </table:table-cell>
          <table:table-cell office:value-type="string">
            <text:p>Casanare</text:p>
          </table:table-cell>
          <table:table-cell table:formula="of:=LOOKUP([.C1060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Pore</text:p>
          </table:table-cell>
          <table:table-cell office:value-type="string">
            <text:p>Casanare</text:p>
          </table:table-cell>
          <table:table-cell table:formula="of:=LOOKUP([.C1061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Recetor</text:p>
          </table:table-cell>
          <table:table-cell office:value-type="string">
            <text:p>Casanare</text:p>
          </table:table-cell>
          <table:table-cell table:formula="of:=LOOKUP([.C1062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Sabanalarga</text:p>
          </table:table-cell>
          <table:table-cell office:value-type="string">
            <text:p>Casanare</text:p>
          </table:table-cell>
          <table:table-cell table:formula="of:=LOOKUP([.C1063];[Hoja2.$B$1:.$B$35];[Hoja2.$A$1:.$A$35])" office:value-type="float" office:value="10">
            <text:p>10</text:p>
          </table:table-cell>
        </table:table-row>
        <table:table-row table:style-name="ro3">
          <table:table-cell office:value-type="float" office:value="1065">
            <text:p>1065</text:p>
          </table:table-cell>
          <table:table-cell office:value-type="string">
            <text:p>Sacama</text:p>
          </table:table-cell>
          <table:table-cell office:value-type="string">
            <text:p>Casanare</text:p>
          </table:table-cell>
          <table:table-cell table:formula="of:=LOOKUP([.C1064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San Luis De Palenque</text:p>
          </table:table-cell>
          <table:table-cell office:value-type="string">
            <text:p>Casanare</text:p>
          </table:table-cell>
          <table:table-cell table:formula="of:=LOOKUP([.C1065];[Hoja2.$B$1:.$B$35];[Hoja2.$A$1:.$A$35])" office:value-type="float" office:value="10">
            <text:p>10</text:p>
          </table:table-cell>
        </table:table-row>
        <table:table-row table:style-name="ro3">
          <table:table-cell office:value-type="float" office:value="1067">
            <text:p>1067</text:p>
          </table:table-cell>
          <table:table-cell office:value-type="string">
            <text:p>Tamara</text:p>
          </table:table-cell>
          <table:table-cell office:value-type="string">
            <text:p>Casanare</text:p>
          </table:table-cell>
          <table:table-cell table:formula="of:=LOOKUP([.C1066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Tauramena</text:p>
          </table:table-cell>
          <table:table-cell office:value-type="string">
            <text:p>Casanare</text:p>
          </table:table-cell>
          <table:table-cell table:formula="of:=LOOKUP([.C1067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Trinidad</text:p>
          </table:table-cell>
          <table:table-cell office:value-type="string">
            <text:p>Casanare</text:p>
          </table:table-cell>
          <table:table-cell table:formula="of:=LOOKUP([.C1068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Villanueva</text:p>
          </table:table-cell>
          <table:table-cell office:value-type="string">
            <text:p>Casanare</text:p>
          </table:table-cell>
          <table:table-cell table:formula="of:=LOOKUP([.C1069];[Hoja2.$B$1:.$B$35];[Hoja2.$A$1:.$A$35])" office:value-type="float" office:value="10">
            <text:p>10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Mocoa</text:p>
          </table:table-cell>
          <table:table-cell office:value-type="string">
            <text:p>Putumayo</text:p>
          </table:table-cell>
          <table:table-cell table:formula="of:=LOOKUP([.C1070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Colon</text:p>
          </table:table-cell>
          <table:table-cell office:value-type="string">
            <text:p>Putumayo</text:p>
          </table:table-cell>
          <table:table-cell table:formula="of:=LOOKUP([.C1071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Orito</text:p>
          </table:table-cell>
          <table:table-cell office:value-type="string">
            <text:p>Putumayo</text:p>
          </table:table-cell>
          <table:table-cell table:formula="of:=LOOKUP([.C1072];[Hoja2.$B$1:.$B$35];[Hoja2.$A$1:.$A$35])" office:value-type="float" office:value="24">
            <text:p>24</text:p>
          </table:table-cell>
        </table:table-row>
        <table:table-row table:style-name="ro3">
          <table:table-cell office:value-type="float" office:value="1074">
            <text:p>1074</text:p>
          </table:table-cell>
          <table:table-cell office:value-type="string">
            <text:p>Puerto Asis</text:p>
          </table:table-cell>
          <table:table-cell office:value-type="string">
            <text:p>Putumayo</text:p>
          </table:table-cell>
          <table:table-cell table:formula="of:=LOOKUP([.C1073];[Hoja2.$B$1:.$B$35];[Hoja2.$A$1:.$A$35])" office:value-type="float" office:value="24">
            <text:p>24</text:p>
          </table:table-cell>
        </table:table-row>
        <table:table-row table:style-name="ro3">
          <table:table-cell office:value-type="float" office:value="1075">
            <text:p>1075</text:p>
          </table:table-cell>
          <table:table-cell office:value-type="string">
            <text:p>Puerto Caycedo</text:p>
          </table:table-cell>
          <table:table-cell office:value-type="string">
            <text:p>Putumayo</text:p>
          </table:table-cell>
          <table:table-cell table:formula="of:=LOOKUP([.C1074];[Hoja2.$B$1:.$B$35];[Hoja2.$A$1:.$A$35])" office:value-type="float" office:value="24">
            <text:p>24</text:p>
          </table:table-cell>
        </table:table-row>
        <table:table-row table:style-name="ro3">
          <table:table-cell office:value-type="float" office:value="1076">
            <text:p>1076</text:p>
          </table:table-cell>
          <table:table-cell office:value-type="string">
            <text:p>Puerto Guzman</text:p>
          </table:table-cell>
          <table:table-cell office:value-type="string">
            <text:p>Putumayo</text:p>
          </table:table-cell>
          <table:table-cell table:formula="of:=LOOKUP([.C1075];[Hoja2.$B$1:.$B$35];[Hoja2.$A$1:.$A$35])" office:value-type="float" office:value="24">
            <text:p>24</text:p>
          </table:table-cell>
        </table:table-row>
        <table:table-row table:style-name="ro3">
          <table:table-cell office:value-type="float" office:value="1077">
            <text:p>1077</text:p>
          </table:table-cell>
          <table:table-cell office:value-type="string">
            <text:p>Puerto Leguizamo</text:p>
          </table:table-cell>
          <table:table-cell office:value-type="string">
            <text:p>Putumayo</text:p>
          </table:table-cell>
          <table:table-cell table:formula="of:=LOOKUP([.C1076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Sibundoy</text:p>
          </table:table-cell>
          <table:table-cell office:value-type="string">
            <text:p>Putumayo</text:p>
          </table:table-cell>
          <table:table-cell table:formula="of:=LOOKUP([.C1077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San Francisco</text:p>
          </table:table-cell>
          <table:table-cell office:value-type="string">
            <text:p>Putumayo</text:p>
          </table:table-cell>
          <table:table-cell table:formula="of:=LOOKUP([.C1078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San Miguel</text:p>
          </table:table-cell>
          <table:table-cell office:value-type="string">
            <text:p>Putumayo</text:p>
          </table:table-cell>
          <table:table-cell table:formula="of:=LOOKUP([.C1079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Santiago</text:p>
          </table:table-cell>
          <table:table-cell office:value-type="string">
            <text:p>Putumayo</text:p>
          </table:table-cell>
          <table:table-cell table:formula="of:=LOOKUP([.C1080];[Hoja2.$B$1:.$B$35];[Hoja2.$A$1:.$A$35])" office:value-type="float" office:value="24">
            <text:p>24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Valle Del Guamuez</text:p>
          </table:table-cell>
          <table:table-cell office:value-type="string">
            <text:p>Putumayo</text:p>
          </table:table-cell>
          <table:table-cell table:formula="of:=LOOKUP([.C1081];[Hoja2.$B$1:.$B$35];[Hoja2.$A$1:.$A$35])" office:value-type="float" office:value="24">
            <text:p>24</text:p>
          </table:table-cell>
        </table:table-row>
        <table:table-row table:style-name="ro3">
          <table:table-cell office:value-type="float" office:value="1083">
            <text:p>1083</text:p>
          </table:table-cell>
          <table:table-cell office:value-type="string">
            <text:p>Villagarzon</text:p>
          </table:table-cell>
          <table:table-cell office:value-type="string">
            <text:p>Putumayo</text:p>
          </table:table-cell>
          <table:table-cell table:formula="of:=LOOKUP([.C1082];[Hoja2.$B$1:.$B$35];[Hoja2.$A$1:.$A$35])" office:value-type="float" office:value="24">
            <text:p>24</text:p>
          </table:table-cell>
        </table:table-row>
        <table:table-row table:style-name="ro3">
          <table:table-cell office:value-type="float" office:value="1084">
            <text:p>1084</text:p>
          </table:table-cell>
          <table:table-cell office:value-type="string">
            <text:p>San Andres</text:p>
          </table:table-cell>
          <table:table-cell office:value-type="string">
            <text:p>San Andres</text:p>
          </table:table-cell>
          <table:table-cell table:formula="of:=LOOKUP([.C1083];[Hoja2.$B$1:.$B$35];[Hoja2.$A$1:.$A$35])" office:value-type="float" office:value="27">
            <text:p>27</text:p>
          </table:table-cell>
        </table:table-row>
        <table:table-row table:style-name="ro3">
          <table:table-cell office:value-type="float" office:value="1085">
            <text:p>1085</text:p>
          </table:table-cell>
          <table:table-cell office:value-type="string">
            <text:p>Providencia</text:p>
          </table:table-cell>
          <table:table-cell office:value-type="string">
            <text:p>San Andres</text:p>
          </table:table-cell>
          <table:table-cell table:formula="of:=LOOKUP([.C1084];[Hoja2.$B$1:.$B$35];[Hoja2.$A$1:.$A$35])" office:value-type="float" office:value="27">
            <text:p>27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Leticia</text:p>
          </table:table-cell>
          <table:table-cell office:value-type="string">
            <text:p>Amazonas</text:p>
          </table:table-cell>
          <table:table-cell table:formula="of:=LOOKUP([.C1085];[Hoja2.$B$1:.$B$35];[Hoja2.$A$1:.$A$35])" office:value-type="float" office:value="1">
            <text:p>1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Puerto Nariño</text:p>
          </table:table-cell>
          <table:table-cell office:value-type="string">
            <text:p>Amazonas</text:p>
          </table:table-cell>
          <table:table-cell table:formula="of:=LOOKUP([.C1086];[Hoja2.$B$1:.$B$35];[Hoja2.$A$1:.$A$35])" office:value-type="float" office:value="1">
            <text:p>1</text:p>
          </table:table-cell>
        </table:table-row>
        <table:table-row table:style-name="ro3">
          <table:table-cell office:value-type="float" office:value="1088">
            <text:p>1088</text:p>
          </table:table-cell>
          <table:table-cell office:value-type="string">
            <text:p>Puerto Inirida</text:p>
          </table:table-cell>
          <table:table-cell office:value-type="string">
            <text:p>Guainia</text:p>
          </table:table-cell>
          <table:table-cell table:formula="of:=LOOKUP([.C1087];[Hoja2.$B$1:.$B$35];[Hoja2.$A$1:.$A$35])" office:value-type="float" office:value="16">
            <text:p>16</text:p>
          </table:table-cell>
        </table:table-row>
        <table:table-row table:style-name="ro3">
          <table:table-cell office:value-type="float" office:value="1089">
            <text:p>1089</text:p>
          </table:table-cell>
          <table:table-cell office:value-type="string">
            <text:p>San Jose Del Guaviare</text:p>
          </table:table-cell>
          <table:table-cell office:value-type="string">
            <text:p>Guaviare</text:p>
          </table:table-cell>
          <table:table-cell table:formula="of:=LOOKUP([.C1088];[Hoja2.$B$1:.$B$35];[Hoja2.$A$1:.$A$35])" office:value-type="float" office:value="17">
            <text:p>17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Calamar</text:p>
          </table:table-cell>
          <table:table-cell office:value-type="string">
            <text:p>Guaviare</text:p>
          </table:table-cell>
          <table:table-cell table:formula="of:=LOOKUP([.C1089];[Hoja2.$B$1:.$B$35];[Hoja2.$A$1:.$A$35])" office:value-type="float" office:value="17">
            <text:p>17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El Retorno</text:p>
          </table:table-cell>
          <table:table-cell office:value-type="string">
            <text:p>Guaviare</text:p>
          </table:table-cell>
          <table:table-cell table:formula="of:=LOOKUP([.C1090];[Hoja2.$B$1:.$B$35];[Hoja2.$A$1:.$A$35])" office:value-type="float" office:value="17">
            <text:p>17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Miraflores</text:p>
          </table:table-cell>
          <table:table-cell office:value-type="string">
            <text:p>Guaviare</text:p>
          </table:table-cell>
          <table:table-cell table:formula="of:=LOOKUP([.C1091];[Hoja2.$B$1:.$B$35];[Hoja2.$A$1:.$A$35])" office:value-type="float" office:value="17">
            <text:p>17</text:p>
          </table:table-cell>
        </table:table-row>
        <table:table-row table:style-name="ro3">
          <table:table-cell office:value-type="float" office:value="1093">
            <text:p>1093</text:p>
          </table:table-cell>
          <table:table-cell office:value-type="string">
            <text:p>Mitu</text:p>
          </table:table-cell>
          <table:table-cell office:value-type="string">
            <text:p>Vaupes</text:p>
          </table:table-cell>
          <table:table-cell table:formula="of:=LOOKUP([.C1092];[Hoja2.$B$1:.$B$35];[Hoja2.$A$1:.$A$35])" office:value-type="float" office:value="32">
            <text:p>32</text:p>
          </table:table-cell>
        </table:table-row>
        <table:table-row table:style-name="ro3">
          <table:table-cell office:value-type="float" office:value="1094">
            <text:p>1094</text:p>
          </table:table-cell>
          <table:table-cell office:value-type="string">
            <text:p>Caruru</text:p>
          </table:table-cell>
          <table:table-cell office:value-type="string">
            <text:p>Vaupes</text:p>
          </table:table-cell>
          <table:table-cell table:formula="of:=LOOKUP([.C1093];[Hoja2.$B$1:.$B$35];[Hoja2.$A$1:.$A$35])" office:value-type="float" office:value="32">
            <text:p>32</text:p>
          </table:table-cell>
        </table:table-row>
        <table:table-row table:style-name="ro3">
          <table:table-cell office:value-type="float" office:value="1095">
            <text:p>1095</text:p>
          </table:table-cell>
          <table:table-cell office:value-type="string">
            <text:p>Taraira</text:p>
          </table:table-cell>
          <table:table-cell office:value-type="string">
            <text:p>Vaupes</text:p>
          </table:table-cell>
          <table:table-cell table:formula="of:=LOOKUP([.C1094];[Hoja2.$B$1:.$B$35];[Hoja2.$A$1:.$A$35])" office:value-type="float" office:value="32">
            <text:p>32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Puerto Carreño</text:p>
          </table:table-cell>
          <table:table-cell office:value-type="string">
            <text:p>Vichada</text:p>
          </table:table-cell>
          <table:table-cell table:formula="of:=LOOKUP([.C1095];[Hoja2.$B$1:.$B$35];[Hoja2.$A$1:.$A$35])" office:value-type="float" office:value="33">
            <text:p>33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La Primavera</text:p>
          </table:table-cell>
          <table:table-cell office:value-type="string">
            <text:p>Vichada</text:p>
          </table:table-cell>
          <table:table-cell table:formula="of:=LOOKUP([.C1096];[Hoja2.$B$1:.$B$35];[Hoja2.$A$1:.$A$35])" office:value-type="float" office:value="33">
            <text:p>33</text:p>
          </table:table-cell>
        </table:table-row>
        <table:table-row table:style-name="ro3">
          <table:table-cell office:value-type="float" office:value="1098">
            <text:p>1098</text:p>
          </table:table-cell>
          <table:table-cell office:value-type="string">
            <text:p>Santa Rosalia</text:p>
          </table:table-cell>
          <table:table-cell office:value-type="string">
            <text:p>Vichada</text:p>
          </table:table-cell>
          <table:table-cell table:formula="of:=LOOKUP([.C1097];[Hoja2.$B$1:.$B$35];[Hoja2.$A$1:.$A$35])" office:value-type="float" office:value="33">
            <text:p>33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Cumaribo</text:p>
          </table:table-cell>
          <table:table-cell office:value-type="string">
            <text:p>Vichada</text:p>
          </table:table-cell>
          <table:table-cell table:formula="of:=LOOKUP([.C1098];[Hoja2.$B$1:.$B$35];[Hoja2.$A$1:.$A$35])" office:value-type="float" office:value="33">
            <text:p>33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table:number-columns-repeated="2" office:value-type="string">
            <text:p>Nacional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table:number-columns-repeated="2" office:value-type="string">
            <text:p>Regional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Departamental</text:p>
          </table:table-cell>
          <table:table-cell office:value-type="string">
            <text:p>Regional</text:p>
          </table:table-cell>
          <table:table-cell office:value-type="float" office:value="35">
            <text:p>35</text:p>
          </table:table-cell>
        </table:table-row>
      </table:table>
      <table:table table:name="Hoja2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mazona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tioqu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auc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tlantic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got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oliva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oyac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lda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quet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sanar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auc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esa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hoc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rdo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undinamarc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uaini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uaviar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uil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 guaji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gdale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et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ariñ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rte de Santand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utumay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Quindi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isarald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an Andr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antand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uc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olim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alle del Cauc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aup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ichad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aciona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egional</text:p>
          </table:table-cell>
          <table:table-cell office:value-type="float" office:value="7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3</meta:generator>
    <dc:date>2012-07-25T09:38:03</dc:date>
    <dc:creator>Carlos Delgado</dc:creator>
    <meta:editing-duration>PT3M5S</meta:editing-duration>
    <meta:editing-cycles>5</meta:editing-cycles>
    <meta:document-statistic meta:table-count="3" meta:cell-count="7806" meta:object-count="0"/>
  </office:meta>
</office:document-meta>
</file>